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419" officeooo:paragraph-rsid="00071419"/>
    </style:style>
    <style:style style:name="P2" style:family="paragraph" style:parent-style-name="Standard">
      <style:paragraph-properties fo:text-align="start" style:justify-single-word="false"/>
      <style:text-properties officeooo:rsid="0008f4ae" officeooo:paragraph-rsid="0008f4ae"/>
    </style:style>
    <style:style style:name="P3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officeooo:rsid="0008f4ae" officeooo:paragraph-rsid="0008f4ae"/>
    </style:style>
    <style:style style:name="P4" style:family="paragraph" style:parent-style-name="Standard">
      <loext:graphic-properties draw:fill="solid" draw:fill-color="#282c34"/>
      <style:paragraph-properties fo:background-color="#282c34" fo:padding="0in" fo:border="none" style:shadow="none"/>
    </style:style>
    <style:style style:name="P5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officeooo:rsid="005b0ebb" officeooo:paragraph-rsid="0008f4ae"/>
    </style:style>
    <style:style style:name="P6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5b0ebb" officeooo:paragraph-rsid="0008f4ae"/>
    </style:style>
    <style:style style:name="P7" style:family="paragraph" style:parent-style-name="Standard">
      <style:text-properties officeooo:rsid="005b0ebb" officeooo:paragraph-rsid="0008f4ae"/>
    </style:style>
    <style:style style:name="P8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5b0ebb" officeooo:paragraph-rsid="0023abb0"/>
    </style:style>
    <style:style style:name="P9" style:family="paragraph" style:parent-style-name="Standard">
      <style:text-properties officeooo:rsid="005b0ebb" officeooo:paragraph-rsid="0023abb0"/>
    </style:style>
    <style:style style:name="P10" style:family="paragraph" style:parent-style-name="Standard">
      <style:text-properties officeooo:rsid="000b97e2" officeooo:paragraph-rsid="000b97e2"/>
    </style:style>
    <style:style style:name="P11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officeooo:rsid="0001ae66" officeooo:paragraph-rsid="000d0c05"/>
    </style:style>
    <style:style style:name="P12" style:family="paragraph" style:parent-style-name="Standard">
      <style:text-properties officeooo:rsid="0019bd68" officeooo:paragraph-rsid="0019bd68"/>
    </style:style>
    <style:style style:name="P13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19bd68" officeooo:paragraph-rsid="0019bd68"/>
    </style:style>
    <style:style style:name="P14" style:family="paragraph" style:parent-style-name="Standard">
      <style:text-properties officeooo:rsid="001eb0bb" officeooo:paragraph-rsid="001eb0bb"/>
    </style:style>
    <style:style style:name="P15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1eb0bb" officeooo:paragraph-rsid="001eb0bb"/>
    </style:style>
    <style:style style:name="P16" style:family="paragraph" style:parent-style-name="Standard">
      <style:text-properties officeooo:rsid="0020784d" officeooo:paragraph-rsid="0020784d"/>
    </style:style>
    <style:style style:name="P17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20784d" officeooo:paragraph-rsid="0020784d"/>
    </style:style>
    <style:style style:name="P18" style:family="paragraph" style:parent-style-name="Standard">
      <style:text-properties officeooo:rsid="0022d821" officeooo:paragraph-rsid="0022d821"/>
    </style:style>
    <style:style style:name="P19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22d821" officeooo:paragraph-rsid="0022d821"/>
    </style:style>
    <style:style style:name="P20" style:family="paragraph" style:parent-style-name="Standard">
      <style:text-properties officeooo:rsid="002734d7" officeooo:paragraph-rsid="002734d7"/>
    </style:style>
    <style:style style:name="P21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2734d7" officeooo:paragraph-rsid="002734d7"/>
    </style:style>
    <style:style style:name="P22" style:family="paragraph" style:parent-style-name="Standard">
      <style:text-properties officeooo:rsid="002b100f" officeooo:paragraph-rsid="002b100f"/>
    </style:style>
    <style:style style:name="P23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2b100f" officeooo:paragraph-rsid="002b100f"/>
    </style:style>
    <style:style style:name="P24" style:family="paragraph" style:parent-style-name="Standard">
      <style:text-properties officeooo:rsid="002c4710" officeooo:paragraph-rsid="002c4710"/>
    </style:style>
    <style:style style:name="P25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2c4710" officeooo:paragraph-rsid="002c4710"/>
    </style:style>
    <style:style style:name="P26" style:family="paragraph" style:parent-style-name="Standard">
      <style:text-properties officeooo:rsid="0031f829" officeooo:paragraph-rsid="0031f829"/>
    </style:style>
    <style:style style:name="P27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31f829" officeooo:paragraph-rsid="0031f829"/>
    </style:style>
    <style:style style:name="P28" style:family="paragraph" style:parent-style-name="Standard">
      <style:text-properties officeooo:rsid="0034246f" officeooo:paragraph-rsid="0034246f"/>
    </style:style>
    <style:style style:name="P29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34246f" officeooo:paragraph-rsid="0034246f"/>
    </style:style>
    <style:style style:name="P30" style:family="paragraph" style:parent-style-name="Standard">
      <style:text-properties officeooo:rsid="0034d988" officeooo:paragraph-rsid="0034d988"/>
    </style:style>
    <style:style style:name="P31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34d988" officeooo:paragraph-rsid="0034d988"/>
    </style:style>
    <style:style style:name="P32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officeooo:rsid="009f9b23" officeooo:paragraph-rsid="0035f65a"/>
    </style:style>
    <style:style style:name="P33" style:family="paragraph" style:parent-style-name="Standard">
      <style:paragraph-properties fo:text-align="start" style:justify-single-word="false"/>
      <style:text-properties officeooo:rsid="009f9b23" officeooo:paragraph-rsid="0035f65a"/>
    </style:style>
    <style:style style:name="P34" style:family="paragraph" style:parent-style-name="Standard">
      <style:text-properties fo:color="#bbbbbb" loext:opacity="100%" style:font-name="JetBrains Mono1" fo:font-size="13.5pt" fo:font-style="normal" fo:font-weight="normal" style:font-size-asian="13.5pt" style:font-style-asian="normal" style:font-weight-asian="normal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071419" officeooo:paragraph-rsid="00071419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38363b" officeooo:paragraph-rsid="0038363b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38be09" officeooo:paragraph-rsid="0038be09" style:font-weight-asian="normal" style:font-weight-complex="normal"/>
    </style:style>
    <style:style style:name="P38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38be09" officeooo:paragraph-rsid="0038be0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38be09" officeooo:paragraph-rsid="003b3303" style:font-weight-asian="normal" style:font-weight-complex="normal"/>
    </style:style>
    <style:style style:name="P40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394f3d" officeooo:paragraph-rsid="00394f3d" style:font-weight-asian="normal" style:font-weight-complex="normal"/>
    </style:style>
    <style:style style:name="P41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394f3d" officeooo:paragraph-rsid="008c9e9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3cc5b6" officeooo:paragraph-rsid="003cff7c" style:font-weight-asian="normal" style:font-weight-complex="normal"/>
    </style:style>
    <style:style style:name="P43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3cc5b6" officeooo:paragraph-rsid="003cff7c" style:font-weight-asian="normal" style:font-weight-complex="normal"/>
    </style:style>
    <style:style style:name="P44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3ec096" officeooo:paragraph-rsid="008cb763" style:font-weight-asian="normal" style:font-weight-complex="normal"/>
    </style:style>
    <style:style style:name="P45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44b12e" officeooo:paragraph-rsid="0044b12e" style:font-weight-asian="normal" style:font-weight-complex="normal"/>
    </style:style>
    <style:style style:name="P46" style:family="paragraph" style:parent-style-name="Standard">
      <style:text-properties officeooo:rsid="0044b12e" officeooo:paragraph-rsid="00452754"/>
    </style:style>
    <style:style style:name="P47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44b12e" officeooo:paragraph-rsid="008faaed"/>
    </style:style>
    <style:style style:name="P48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45cb35" officeooo:paragraph-rsid="00471a5e"/>
    </style:style>
    <style:style style:name="P49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47b8ae" officeooo:paragraph-rsid="0047b8ae"/>
    </style:style>
    <style:style style:name="P50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4bd238" officeooo:paragraph-rsid="004cfa34"/>
    </style:style>
    <style:style style:name="P51" style:family="paragraph" style:parent-style-name="Standard">
      <style:text-properties officeooo:rsid="0052e7cf" officeooo:paragraph-rsid="00544717"/>
    </style:style>
    <style:style style:name="P52" style:family="paragraph" style:parent-style-name="Standard">
      <style:text-properties officeooo:rsid="005f22bb" officeooo:paragraph-rsid="00600dde"/>
    </style:style>
    <style:style style:name="P53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rsid="005f22bb" officeooo:paragraph-rsid="00600dde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38be09" officeooo:paragraph-rsid="0038be09" style:text-blinking="false" fo:background-color="transparen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38be09" officeooo:paragraph-rsid="00394f3d" style:text-blinking="false" fo:background-color="transparen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394f3d" officeooo:paragraph-rsid="00394f3d" style:text-blinking="false" fo:background-color="transparent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3cc5b6" officeooo:paragraph-rsid="003cff7c" style:text-blinking="false" fo:background-color="transparent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3ec096" officeooo:paragraph-rsid="003ec096" style:text-blinking="false" fo:background-color="transparent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3f2162" officeooo:paragraph-rsid="004039ee" style:text-blinking="false" fo:background-color="transparent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4b12e" officeooo:paragraph-rsid="0044b12e" style:text-blinking="false" fo:background-color="transparent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7178c1" officeooo:paragraph-rsid="007178c1" style:text-blinking="false" fo:background-color="transparent" style:font-weight-asian="normal" style:font-weight-complex="normal"/>
    </style:style>
    <style:style style:name="P62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4b12e" officeooo:paragraph-rsid="00452754" style:text-blinking="false" fo:background-color="transparent"/>
    </style:style>
    <style:style style:name="P63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5cb35" officeooo:paragraph-rsid="00471a5e" style:text-blinking="false" fo:background-color="transparent"/>
    </style:style>
    <style:style style:name="P64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5cb35" officeooo:paragraph-rsid="00769153" style:text-blinking="false" fo:background-color="transparent"/>
    </style:style>
    <style:style style:name="P6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7b8ae" officeooo:paragraph-rsid="0047b8ae" style:text-blinking="false" fo:background-color="transparent"/>
    </style:style>
    <style:style style:name="P66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7b8ae" officeooo:paragraph-rsid="0047b8ae" style:text-blinking="false" fo:background-color="transparent"/>
    </style:style>
    <style:style style:name="P6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7b8ae" officeooo:paragraph-rsid="00497be2" style:text-blinking="false" fo:background-color="transparent"/>
    </style:style>
    <style:style style:name="P68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7b8ae" officeooo:paragraph-rsid="00497be2" style:text-blinking="false" fo:background-color="transparent"/>
    </style:style>
    <style:style style:name="P6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bd238" officeooo:paragraph-rsid="004cfa34" style:text-blinking="false" fo:background-color="transparent"/>
    </style:style>
    <style:style style:name="P70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4bd238" officeooo:paragraph-rsid="004cfa34" style:text-blinking="false" fo:background-color="transparent"/>
    </style:style>
    <style:style style:name="P7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officeooo:rsid="005f22bb" officeooo:paragraph-rsid="00600dde" style:text-blinking="false" fo:background-color="transparent"/>
    </style:style>
    <style:style style:name="P72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paragraph-rsid="00625dc0"/>
    </style:style>
    <style:style style:name="P73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paragraph-rsid="00600dde"/>
    </style:style>
    <style:style style:name="P74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paragraph-rsid="0087bd39"/>
    </style:style>
    <style:style style:name="P75" style:family="paragraph" style:parent-style-name="Standard">
      <loext:graphic-properties draw:fill="solid" draw:fill-color="#282c34"/>
      <style:paragraph-properties fo:background-color="#282c34" fo:padding="0in" fo:border="none" style:shadow="none"/>
      <style:text-properties officeooo:paragraph-rsid="0092858f"/>
    </style:style>
    <style:style style:name="P76" style:family="paragraph" style:parent-style-name="Standard">
      <loext:graphic-properties draw:fill="solid" draw:fill-color="#282c34"/>
      <style:paragraph-properties fo:text-align="start" style:justify-single-word="false" fo:background-color="#282c34" fo:padding="0in" fo:border="none" style:shadow="none"/>
      <style:text-properties fo:font-weight="normal" officeooo:rsid="003f2162" officeooo:paragraph-rsid="004039ee" style:font-weight-asian="normal" style:font-weight-complex="normal"/>
    </style:style>
    <style:style style:name="T1" style:family="text">
      <style:text-properties fo:color="#d55fde" loext:opacity="100%" style:font-name="JetBrains Mono1" fo:font-size="13.5pt" fo:font-style="italic" fo:font-weight="normal" style:font-size-asian="13.5pt" style:font-style-asian="italic" style:font-weight-asian="normal"/>
    </style:style>
    <style:style style:name="T2" style:family="text">
      <style:text-properties fo:color="#d55fde" loext:opacity="100%" style:font-name="JetBrains Mono1" fo:font-size="13.5pt" fo:font-style="italic" fo:font-weight="normal" officeooo:rsid="005f22bb" style:font-size-asian="13.5pt" style:font-style-asian="italic" style:font-weight-asian="normal"/>
    </style:style>
    <style:style style:name="T3" style:family="text">
      <style:text-properties fo:color="#d55fde" loext:opacity="100%" style:font-name="JetBrains Mono1" fo:font-size="13.5pt" fo:font-style="italic" fo:font-weight="normal" officeooo:rsid="0044b12e" style:font-size-asian="13.5pt" style:font-style-asian="italic" style:font-weight-asian="normal"/>
    </style:style>
    <style:style style:name="T4" style:family="text">
      <style:text-properties fo:color="#d55fde" loext:opacity="100%" style:font-name="JetBrains Mono1" fo:font-size="13.5pt" fo:font-style="italic" fo:font-weight="normal" officeooo:rsid="0092858f" style:font-size-asian="13.5pt" style:font-style-asian="italic" style:font-weight-asian="normal"/>
    </style:style>
    <style:style style:name="T5" style:family="text">
      <style:text-properties fo:color="#d55fde" loext:opacity="100%" style:font-name="JetBrains Mono1" fo:font-size="13.5pt" fo:font-style="italic" style:font-size-asian="13.5pt" style:font-style-asian="italic"/>
    </style:style>
    <style:style style:name="T6" style:family="text">
      <style:text-properties fo:color="#d55fde" loext:opacity="100%" style:font-name="JetBrains Mono1" fo:font-size="13.5pt" fo:font-style="italic" officeooo:rsid="006e7b87" style:font-size-asian="13.5pt" style:font-style-asian="italic"/>
    </style:style>
    <style:style style:name="T7" style:family="text">
      <style:text-properties fo:color="#d55fde" loext:opacity="100%" style:font-name="JetBrains Mono1" fo:font-size="13.5pt" fo:font-style="italic" officeooo:rsid="00734884" style:font-size-asian="13.5pt" style:font-style-asian="italic"/>
    </style:style>
    <style:style style:name="T8" style:family="text">
      <style:text-properties fo:color="#d55fde" loext:opacity="100%" style:font-name="JetBrains Mono1" fo:font-size="13.5pt" fo:font-style="italic" officeooo:rsid="003cc5b6" style:font-size-asian="13.5pt" style:font-style-asian="italic"/>
    </style:style>
    <style:style style:name="T9" style:family="text">
      <style:text-properties fo:color="#d55fde" loext:opacity="100%" style:font-name="JetBrains Mono1" fo:font-size="13.5pt" fo:font-style="italic" officeooo:rsid="00394f3d" style:font-size-asian="13.5pt" style:font-style-asian="italic"/>
    </style:style>
    <style:style style:name="T10" style:family="text">
      <style:text-properties fo:color="#d55fde" loext:opacity="100%" style:font-name="JetBrains Mono1" fo:font-size="13.5pt" fo:font-style="italic" style:font-size-asian="13.5pt" style:font-style-asian="italic"/>
    </style:style>
    <style:style style:name="T11" style:family="text">
      <style:text-properties fo:color="#d55fde" loext:opacity="100%" style:font-name="JetBrains Mono1" fo:font-style="italic" style:font-size-asian="13.5pt" style:font-style-asian="italic" style:font-weight-asian="normal"/>
    </style:style>
    <style:style style:name="T12" style:family="text">
      <style:text-properties fo:color="#d55fde" loext:opacity="100%" style:font-name="JetBrains Mono" fo:font-style="italic" style:font-size-asian="13.5pt" style:font-style-asian="italic" style:font-weight-asian="normal"/>
    </style:style>
    <style:style style:name="T13" style:family="text">
      <style:text-properties fo:color="#d55fde" loext:opacity="100%" style:font-name="JetBrains Mono" fo:font-style="italic" officeooo:rsid="00769153" style:font-size-asian="13.5pt" style:font-style-asian="italic" style:font-weight-asian="normal"/>
    </style:style>
    <style:style style:name="T14" style:family="text">
      <style:text-properties fo:color="#e5c07b" loext:opacity="100%" style:font-name="JetBrains Mono1" fo:font-size="13.5pt" fo:font-style="normal" fo:font-weight="normal" style:font-size-asian="13.5pt" style:font-style-asian="normal" style:font-weight-asian="normal"/>
    </style:style>
    <style:style style:name="T15" style:family="text">
      <style:text-properties fo:color="#e5c07b" loext:opacity="100%" style:font-name="JetBrains Mono1" fo:font-size="13.5pt" fo:font-style="normal" fo:font-weight="normal" officeooo:rsid="005f22bb" style:font-size-asian="13.5pt" style:font-style-asian="normal" style:font-weight-asian="normal"/>
    </style:style>
    <style:style style:name="T16" style:family="text">
      <style:text-properties fo:color="#e5c07b" loext:opacity="100%" style:font-name="JetBrains Mono1" fo:font-size="13.5pt" fo:font-style="normal" fo:font-weight="normal" officeooo:rsid="0044b12e" style:font-size-asian="13.5pt" style:font-style-asian="normal" style:font-weight-asian="normal"/>
    </style:style>
    <style:style style:name="T17" style:family="text">
      <style:text-properties fo:color="#e5c07b" loext:opacity="100%" style:font-name="JetBrains Mono1" fo:font-size="13.5pt" fo:font-style="normal" style:font-size-asian="13.5pt" style:font-style-asian="normal"/>
    </style:style>
    <style:style style:name="T18" style:family="text">
      <style:text-properties fo:color="#e5c07b" loext:opacity="100%" style:font-name="JetBrains Mono1" fo:font-size="13.5pt" fo:font-style="normal" style:font-size-asian="13.5pt" style:font-style-asian="normal"/>
    </style:style>
    <style:style style:name="T19" style:family="text">
      <style:text-properties fo:color="#e5c07b" loext:opacity="100%" style:font-name="JetBrains Mono1" fo:font-size="13.5pt" fo:font-style="italic" fo:font-weight="normal" style:font-size-asian="13.5pt" style:font-style-asian="italic" style:font-weight-asian="normal"/>
    </style:style>
    <style:style style:name="T20" style:family="text">
      <style:text-properties fo:color="#e5c07b" loext:opacity="100%" style:font-name="JetBrains Mono1" fo:font-size="13.5pt" fo:font-style="italic" fo:font-weight="normal" officeooo:rsid="005f22bb" style:font-size-asian="13.5pt" style:font-style-asian="italic" style:font-weight-asian="normal"/>
    </style:style>
    <style:style style:name="T21" style:family="text">
      <style:text-properties fo:color="#e5c07b" loext:opacity="100%" style:font-name="JetBrains Mono1" fo:font-size="13.5pt" fo:font-style="italic" style:font-size-asian="13.5pt" style:font-style-asian="italic"/>
    </style:style>
    <style:style style:name="T22" style:family="text">
      <style:text-properties fo:color="#e5c07b" loext:opacity="100%" style:font-name="JetBrains Mono1" style:font-size-asian="13.5pt" style:font-style-asian="normal" style:font-weight-asian="normal"/>
    </style:style>
    <style:style style:name="T23" style:family="text">
      <style:text-properties fo:color="#bbbbbb" loext:opacity="100%" style:font-name="JetBrains Mono1" fo:font-size="13.5pt" fo:font-style="normal" fo:font-weight="normal" style:font-size-asian="13.5pt" style:font-style-asian="normal" style:font-weight-asian="normal"/>
    </style:style>
    <style:style style:name="T24" style:family="text">
      <style:text-properties fo:color="#bbbbbb" loext:opacity="100%" style:font-name="JetBrains Mono1" fo:font-size="13.5pt" fo:font-style="normal" fo:font-weight="normal" officeooo:rsid="0013f6b6" style:font-size-asian="13.5pt" style:font-style-asian="normal" style:font-weight-asian="normal"/>
    </style:style>
    <style:style style:name="T25" style:family="text">
      <style:text-properties fo:color="#bbbbbb" loext:opacity="100%" style:font-name="JetBrains Mono1" fo:font-size="13.5pt" fo:font-style="normal" fo:font-weight="normal" officeooo:rsid="0075f644" style:font-size-asian="13.5pt" style:font-style-asian="normal" style:font-weight-asian="normal"/>
    </style:style>
    <style:style style:name="T26" style:family="text">
      <style:text-properties fo:color="#bbbbbb" loext:opacity="100%" style:font-name="JetBrains Mono1" fo:font-size="13.5pt" fo:font-style="normal" fo:font-weight="normal" officeooo:rsid="0087bd39" style:font-size-asian="13.5pt" style:font-style-asian="normal" style:font-weight-asian="normal"/>
    </style:style>
    <style:style style:name="T27" style:family="text">
      <style:text-properties fo:color="#bbbbbb" loext:opacity="100%" style:font-name="JetBrains Mono1" fo:font-size="13.5pt" fo:font-style="normal" fo:font-weight="normal" officeooo:rsid="005f22bb" style:font-size-asian="13.5pt" style:font-style-asian="normal" style:font-weight-asian="normal"/>
    </style:style>
    <style:style style:name="T28" style:family="text">
      <style:text-properties fo:color="#bbbbbb" loext:opacity="100%" style:font-name="JetBrains Mono1" fo:font-size="13.5pt" fo:font-style="normal" fo:font-weight="normal" officeooo:rsid="0044b12e" style:font-size-asian="13.5pt" style:font-style-asian="normal" style:font-weight-asian="normal"/>
    </style:style>
    <style:style style:name="T29" style:family="text">
      <style:text-properties fo:color="#bbbbbb" loext:opacity="100%" style:font-name="JetBrains Mono1" fo:font-size="13.5pt" fo:font-style="normal" style:font-size-asian="13.5pt" style:font-style-asian="normal"/>
    </style:style>
    <style:style style:name="T30" style:family="text">
      <style:text-properties fo:color="#bbbbbb" loext:opacity="100%" style:font-name="JetBrains Mono1" fo:font-size="13.5pt" fo:font-style="normal" officeooo:rsid="006c916b" style:font-size-asian="13.5pt" style:font-style-asian="normal"/>
    </style:style>
    <style:style style:name="T31" style:family="text">
      <style:text-properties fo:color="#bbbbbb" loext:opacity="100%" style:font-name="JetBrains Mono1" fo:font-size="13.5pt" fo:font-style="normal" officeooo:rsid="006e7b87" style:font-size-asian="13.5pt" style:font-style-asian="normal"/>
    </style:style>
    <style:style style:name="T32" style:family="text">
      <style:text-properties fo:color="#bbbbbb" loext:opacity="100%" style:font-name="JetBrains Mono1" fo:font-size="13.5pt" fo:font-style="normal" officeooo:rsid="003cc5b6" style:font-size-asian="13.5pt" style:font-style-asian="normal"/>
    </style:style>
    <style:style style:name="T33" style:family="text">
      <style:text-properties fo:color="#bbbbbb" loext:opacity="100%" style:font-name="JetBrains Mono1" fo:font-size="13.5pt" fo:font-style="normal" officeooo:rsid="00394f3d" style:font-size-asian="13.5pt" style:font-style-asian="normal"/>
    </style:style>
    <style:style style:name="T34" style:family="text">
      <style:text-properties fo:color="#bbbbbb" loext:opacity="100%" style:font-name="JetBrains Mono1" fo:font-size="13.5pt" fo:font-style="normal" style:font-size-asian="13.5pt" style:font-style-asian="normal"/>
    </style:style>
    <style:style style:name="T35" style:family="text">
      <style:text-properties fo:color="#bbbbbb" loext:opacity="100%" style:font-name="JetBrains Mono1" style:font-size-asian="13.5pt" style:font-style-asian="normal" style:font-weight-asian="normal"/>
    </style:style>
    <style:style style:name="T36" style:family="text">
      <style:text-properties fo:color="#ef596f" loext:opacity="100%" style:font-name="JetBrains Mono1" fo:font-size="13.5pt" fo:font-style="normal" fo:font-weight="normal" style:font-size-asian="13.5pt" style:font-style-asian="normal" style:font-weight-asian="normal"/>
    </style:style>
    <style:style style:name="T37" style:family="text">
      <style:text-properties fo:color="#ef596f" loext:opacity="100%" style:font-name="JetBrains Mono1" fo:font-size="13.5pt" fo:font-style="normal" fo:font-weight="normal" officeooo:rsid="005f22bb" style:font-size-asian="13.5pt" style:font-style-asian="normal" style:font-weight-asian="normal"/>
    </style:style>
    <style:style style:name="T38" style:family="text">
      <style:text-properties fo:color="#ef596f" loext:opacity="100%" style:font-name="JetBrains Mono1" fo:font-size="13.5pt" fo:font-style="normal" fo:font-weight="normal" officeooo:rsid="0044b12e" style:font-size-asian="13.5pt" style:font-style-asian="normal" style:font-weight-asian="normal"/>
    </style:style>
    <style:style style:name="T39" style:family="text">
      <style:text-properties fo:color="#ef596f" loext:opacity="100%" style:font-name="JetBrains Mono1" fo:font-size="13.5pt" fo:font-style="normal" style:font-size-asian="13.5pt" style:font-style-asian="normal"/>
    </style:style>
    <style:style style:name="T40" style:family="text">
      <style:text-properties fo:color="#ef596f" loext:opacity="100%" style:font-name="JetBrains Mono1" fo:font-size="13.5pt" fo:font-style="normal" officeooo:rsid="003cc5b6" style:font-size-asian="13.5pt" style:font-style-asian="normal"/>
    </style:style>
    <style:style style:name="T41" style:family="text">
      <style:text-properties fo:color="#ef596f" loext:opacity="100%" style:font-name="JetBrains Mono1" fo:font-size="13.5pt" fo:font-style="normal" officeooo:rsid="00394f3d" style:font-size-asian="13.5pt" style:font-style-asian="normal"/>
    </style:style>
    <style:style style:name="T42" style:family="text">
      <style:text-properties fo:color="#ef596f" loext:opacity="100%" style:font-name="JetBrains Mono1" fo:font-size="13.5pt" fo:font-style="normal" style:font-size-asian="13.5pt" style:font-style-asian="normal"/>
    </style:style>
    <style:style style:name="T43" style:family="text">
      <style:text-properties fo:color="#ef596f" loext:opacity="100%" style:font-name="JetBrains Mono1" fo:font-size="13.5pt" fo:font-style="italic" fo:font-weight="normal" style:font-size-asian="13.5pt" style:font-style-asian="italic" style:font-weight-asian="normal"/>
    </style:style>
    <style:style style:name="T44" style:family="text">
      <style:text-properties fo:color="#ef596f" loext:opacity="100%" style:font-name="JetBrains Mono1" style:font-size-asian="13.5pt" style:font-style-asian="normal" style:font-weight-asian="normal"/>
    </style:style>
    <style:style style:name="T45" style:family="text">
      <style:text-properties fo:color="#ef596f" loext:opacity="100%" style:font-name="JetBrains Mono1" officeooo:rsid="00769153" style:font-size-asian="13.5pt" style:font-style-asian="normal" style:font-weight-asian="normal"/>
    </style:style>
    <style:style style:name="T46" style:family="text">
      <style:text-properties fo:color="#d19a66" loext:opacity="100%" style:font-name="JetBrains Mono1" fo:font-size="13.5pt" fo:font-style="normal" fo:font-weight="normal" style:font-size-asian="13.5pt" style:font-style-asian="normal" style:font-weight-asian="normal"/>
    </style:style>
    <style:style style:name="T47" style:family="text">
      <style:text-properties fo:color="#d19a66" loext:opacity="100%" style:font-name="JetBrains Mono1" fo:font-size="13.5pt" fo:font-style="normal" style:font-size-asian="13.5pt" style:font-style-asian="normal"/>
    </style:style>
    <style:style style:name="T48" style:family="text">
      <style:text-properties fo:color="#89ca78" loext:opacity="100%" style:font-name="JetBrains Mono1" fo:font-size="13.5pt" fo:font-style="normal" fo:font-weight="normal" style:font-size-asian="13.5pt" style:font-style-asian="normal" style:font-weight-asian="normal"/>
    </style:style>
    <style:style style:name="T49" style:family="text">
      <style:text-properties fo:color="#89ca78" loext:opacity="100%" style:font-name="JetBrains Mono1" fo:font-size="13.5pt" fo:font-style="normal" fo:font-weight="normal" officeooo:rsid="0044b12e" style:font-size-asian="13.5pt" style:font-style-asian="normal" style:font-weight-asian="normal"/>
    </style:style>
    <style:style style:name="T50" style:family="text">
      <style:text-properties fo:color="#89ca78" loext:opacity="100%" style:font-name="JetBrains Mono1" fo:font-size="13.5pt" fo:font-style="normal" fo:font-weight="normal" fo:background-color="#2d3139" loext:char-shading-value="0" style:font-size-asian="13.5pt" style:font-style-asian="normal" style:font-weight-asian="normal"/>
    </style:style>
    <style:style style:name="T51" style:family="text">
      <style:text-properties fo:color="#89ca78" loext:opacity="100%" style:font-name="JetBrains Mono1" fo:font-size="13.5pt" fo:font-style="normal" style:font-size-asian="13.5pt" style:font-style-asian="normal"/>
    </style:style>
    <style:style style:name="T52" style:family="text">
      <style:text-properties fo:color="#89ca78" loext:opacity="100%" style:font-name="JetBrains Mono1" fo:font-size="13.5pt" fo:font-style="normal" style:font-size-asian="13.5pt" style:font-style-asian="normal"/>
    </style:style>
    <style:style style:name="T53" style:family="text">
      <style:text-properties fo:color="#89ca78" loext:opacity="100%" style:font-name="JetBrains Mono1" style:font-size-asian="13.5pt" style:font-style-asian="normal" style:font-weight-asian="normal"/>
    </style:style>
    <style:style style:name="T54" style:family="text">
      <style:text-properties fo:color="#61afef" loext:opacity="100%" style:font-name="JetBrains Mono1" fo:font-size="13.5pt" fo:font-style="normal" fo:font-weight="normal" style:font-size-asian="13.5pt" style:font-style-asian="normal" style:font-weight-asian="normal"/>
    </style:style>
    <style:style style:name="T55" style:family="text">
      <style:text-properties fo:color="#61afef" loext:opacity="100%" style:font-name="JetBrains Mono1" fo:font-size="13.5pt" fo:font-style="normal" fo:font-weight="normal" officeooo:rsid="0013f6b6" style:font-size-asian="13.5pt" style:font-style-asian="normal" style:font-weight-asian="normal"/>
    </style:style>
    <style:style style:name="T56" style:family="text">
      <style:text-properties fo:color="#61afef" loext:opacity="100%" style:font-name="JetBrains Mono1" fo:font-size="13.5pt" fo:font-style="normal" fo:font-weight="normal" officeooo:rsid="0044b12e" style:font-size-asian="13.5pt" style:font-style-asian="normal" style:font-weight-asian="normal"/>
    </style:style>
    <style:style style:name="T57" style:family="text">
      <style:text-properties fo:color="#61afef" loext:opacity="100%" style:font-name="JetBrains Mono1" fo:font-size="13.5pt" fo:font-style="normal" style:font-size-asian="13.5pt" style:font-style-asian="normal"/>
    </style:style>
    <style:style style:name="T58" style:family="text">
      <style:text-properties fo:color="#61afef" loext:opacity="100%" style:font-name="JetBrains Mono1" fo:font-size="13.5pt" fo:font-style="normal" officeooo:rsid="00394f3d" style:font-size-asian="13.5pt" style:font-style-asian="normal"/>
    </style:style>
    <style:style style:name="T59" style:family="text">
      <style:text-properties fo:color="#61afef" loext:opacity="100%" style:font-name="JetBrains Mono1" fo:font-size="13.5pt" fo:font-style="normal" style:font-size-asian="13.5pt" style:font-style-asian="normal"/>
    </style:style>
    <style:style style:name="T60" style:family="text">
      <style:text-properties fo:color="#61afef" loext:opacity="100%" style:font-name="JetBrains Mono1" fo:font-size="13.5pt" fo:font-style="italic" style:font-size-asian="13.5pt" style:font-style-asian="italic"/>
    </style:style>
    <style:style style:name="T61" style:family="text">
      <style:text-properties fo:color="#61afef" loext:opacity="100%" style:font-name="JetBrains Mono1" fo:font-size="13.5pt" fo:font-style="italic" fo:font-weight="normal" style:font-size-asian="13.5pt" style:font-style-asian="italic" style:font-weight-asian="normal"/>
    </style:style>
    <style:style style:name="T62" style:family="text">
      <style:text-properties fo:color="#61afef" loext:opacity="100%" style:font-name="JetBrains Mono1" fo:font-size="13.5pt" fo:font-style="italic" fo:font-weight="normal" officeooo:rsid="0044b12e" style:font-size-asian="13.5pt" style:font-style-asian="italic" style:font-weight-asian="normal"/>
    </style:style>
    <style:style style:name="T63" style:family="text">
      <style:text-properties fo:color="#61afef" loext:opacity="100%" style:font-name="JetBrains Mono1" style:font-size-asian="13.5pt" style:font-style-asian="normal" style:font-weight-asian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style:text-blinking="false" fo:background-color="transparent" loext:char-shading-value="0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officeooo:rsid="00233d88" style:text-blinking="false" fo:background-color="transparent" loext:char-shading-value="0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Times New Roman" fo:font-size="13.5pt" fo:font-style="normal" style:text-underline-style="none" officeooo:rsid="003d6c26" style:text-blinking="false" fo:background-color="transparent" loext:char-shading-value="0"/>
    </style:style>
    <style:style style:name="T68" style:family="text">
      <style:text-properties fo:font-variant="normal" fo:text-transform="none" fo:color="#d55fde" loext:opacity="100%" style:text-line-through-style="none" style:text-line-through-type="none" style:font-name="JetBrains Mono" fo:font-size="13.5pt" fo:font-style="italic" style:text-underline-style="none" fo:font-weight="normal" style:text-blinking="false" fo:background-color="transparent" loext:char-shading-value="0" style:font-size-asian="13.5pt" style:font-style-asian="italic" style:font-weight-asian="normal"/>
    </style:style>
    <style:style style:name="T69" style:family="text">
      <style:text-properties fo:font-variant="normal" fo:text-transform="none" fo:color="#d55fde" loext:opacity="100%" style:text-line-through-style="none" style:text-line-through-type="none" style:font-name="JetBrains Mono" fo:font-size="13.5pt" fo:font-style="italic" style:text-underline-style="none" fo:font-weight="normal" officeooo:rsid="005f22bb" style:text-blinking="false" fo:background-color="transparent" loext:char-shading-value="0" style:font-size-asian="13.5pt" style:font-style-asian="italic" style:font-weight-asian="normal"/>
    </style:style>
    <style:style style:name="T70" style:family="text">
      <style:text-properties fo:font-variant="normal" fo:text-transform="none" fo:color="#d55fde" loext:opacity="100%" style:text-line-through-style="none" style:text-line-through-type="none" style:font-name="JetBrains Mono" fo:font-size="13.5pt" fo:font-style="italic" style:text-underline-style="none" style:text-blinking="false" fo:background-color="transparent" loext:char-shading-value="0" style:font-size-asian="13.5pt" style:font-style-asian="italic"/>
    </style:style>
    <style:style style:name="T71" style:family="text">
      <style:text-properties officeooo:rsid="005f22bb"/>
    </style:style>
    <style:style style:name="T72" style:family="text">
      <style:text-properties officeooo:rsid="0044b1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tab/>Запросы на создание таблиц.</text:p>
      <text:p text:style-name="P1"/>
      <text:p text:style-name="P2">1. Создание табицы employee</text:p>
      <text:p text:style-name="P2"/>
      <text:p text:style-name="P3"><text:span text:style-name="T1">CREATE TABLE </text:span><text:span text:style-name="T14">employee</text:span><text:span text:style-name="T23">(</text:span><text:line-break/><text:span text:style-name="T23"> <text:s text:c="3"/></text:span><text:span text:style-name="T36">id </text:span><text:span text:style-name="T1">integer PRIMARY KEY</text:span><text:span text:style-name="T23">,</text:span><text:line-break/><text:span text:style-name="T23"> <text:s text:c="3"/></text:span><text:span text:style-name="T36">surname </text:span><text:span text:style-name="T1">varchar</text:span><text:span text:style-name="T23">(</text:span><text:span text:style-name="T46">150</text:span><text:span text:style-name="T23">) </text:span><text:span text:style-name="T1">NOT NULL</text:span><text:span text:style-name="T23">,</text:span><text:line-break/><text:span text:style-name="T23"> <text:s text:c="3"/></text:span><text:span text:style-name="T43">name </text:span><text:span text:style-name="T1">varchar</text:span><text:span text:style-name="T23">(</text:span><text:span text:style-name="T46">100</text:span><text:span text:style-name="T23">) </text:span><text:span text:style-name="T1">NOT NULL</text:span><text:span text:style-name="T23">,</text:span><text:line-break/><text:span text:style-name="T23"> <text:s text:c="3"/></text:span><text:span text:style-name="T36">third_name </text:span><text:span text:style-name="T1">varchar</text:span><text:span text:style-name="T23">(</text:span><text:span text:style-name="T46">150</text:span><text:span text:style-name="T23">) </text:span><text:span text:style-name="T1">NOT NULL</text:span><text:span text:style-name="T23">,</text:span><text:line-break/><text:span text:style-name="T23"> <text:s text:c="3"/></text:span><text:span text:style-name="T36">sex </text:span><text:span text:style-name="T1">varchar</text:span><text:span text:style-name="T23">(</text:span><text:span text:style-name="T46">1</text:span><text:span text:style-name="T23">) </text:span><text:span text:style-name="T1">NOT NULL CHECK </text:span><text:span text:style-name="T23">(</text:span><text:span text:style-name="T36">sex </text:span><text:span text:style-name="T1">in </text:span><text:span text:style-name="T23">(</text:span><text:span text:style-name="T48">'М'</text:span><text:span text:style-name="T23">, </text:span><text:span text:style-name="T48">'Ж'</text:span><text:span text:style-name="T23">)),</text:span><text:line-break/><text:span text:style-name="T23"> <text:s text:c="3"/></text:span><text:span text:style-name="T36">birth_date </text:span><text:span text:style-name="T1">date NOT NULL</text:span><text:span text:style-name="T23">,</text:span><text:line-break/><text:span text:style-name="T23"> <text:s text:c="3"/></text:span><text:span text:style-name="T36">job_title </text:span><text:span text:style-name="T1">varchar</text:span><text:span text:style-name="T23">(</text:span><text:span text:style-name="T46">70</text:span><text:span text:style-name="T23">) </text:span><text:span text:style-name="T1">NOT NULL CHECK </text:span><text:span text:style-name="T23">( </text:span><text:span text:style-name="T36">job_title </text:span><text:span text:style-name="T1">in </text:span><text:span text:style-name="T23">(</text:span><text:span text:style-name="T48">'Музыкант'</text:span><text:span text:style-name="T23">, </text:span><text:span text:style-name="T48">'Актёр'</text:span><text:span text:style-name="T23">, </text:span><text:span text:style-name="T48">'Постановщик'</text:span><text:span text:style-name="T23">, </text:span><text:span text:style-name="T48">'Служащий'</text:span><text:span text:style-name="T23">) ),</text:span><text:line-break/><text:span text:style-name="T23"> <text:s text:c="3"/></text:span><text:span text:style-name="T36">kids </text:span><text:span text:style-name="T1">integer CHECK</text:span><text:span text:style-name="T23">(</text:span><text:span text:style-name="T36">kids </text:span><text:span text:style-name="T23">&gt;= </text:span><text:span text:style-name="T46">0</text:span><text:span text:style-name="T23">),</text:span><text:line-break/><text:span text:style-name="T23"> <text:s text:c="3"/></text:span><text:span text:style-name="T36">work_experience </text:span><text:span text:style-name="T1">integer NOT NULL CHECK </text:span><text:span text:style-name="T23">(</text:span><text:span text:style-name="T36">work_experience </text:span><text:span text:style-name="T23">&gt; </text:span><text:span text:style-name="T46">0</text:span><text:span text:style-name="T23">),</text:span><text:line-break/><text:span text:style-name="T23"> <text:s text:c="3"/></text:span><text:span text:style-name="T36">salary </text:span><text:span text:style-name="T1">integer NOT NULL CHECK </text:span><text:span text:style-name="T23">(</text:span><text:span text:style-name="T36">salary </text:span><text:span text:style-name="T23">&gt; </text:span><text:span text:style-name="T46">0</text:span><text:span text:style-name="T23">)</text:span><text:line-break/><text:span text:style-name="T23">);</text:span></text:p>
      <text:p text:style-name="P2"/>
      <text:p text:style-name="P6"><text:bookmark-start text:name="__DdeLink__11921_3963406365"/><text:bookmark-start text:name="__DdeLink__12035_3963406365"/><text:bookmark-start text:name="__DdeLink__11917_3963406365"/><text:span text:style-name="T1">CREATE SEQUENCE IF NOT EXISTS </text:span><text:span text:style-name="T23">employee_seq </text:span><text:span text:style-name="T1">START WITH </text:span><text:span text:style-name="T46">1</text:span><text:span text:style-name="T23">;</text:span></text:p>
      <text:p text:style-name="P7"/>
      <text:p text:style-name="P6"><text:span text:style-name="T1">CREATE OR REPLACE FUNCTION </text:span><text:span text:style-name="T54">employee_auto_inc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 </text:span><text:span text:style-name="T48">$$</text:span><text:line-break/><text:span text:style-name="T1">BEGIN</text:span><text:line-break/><text:span text:style-name="T1"> <text:s text:c="3"/></text:span><text:span text:style-name="T19">NEW</text:span><text:span text:style-name="T23">.</text:span><text:span text:style-name="T36">id </text:span><text:span text:style-name="T23">= </text:span><text:span text:style-name="T54">nextval</text:span><text:span text:style-name="T23">(</text:span><text:span text:style-name="T48">'</text:span><text:span text:style-name="T50">employee_seq</text:span><text:span text:style-name="T48">'</text:span><text:span text:style-name="T23">);</text:span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line-break/><text:span text:style-name="T48">$$</text:span><text:bookmark-end text:name="__DdeLink__12035_3963406365"/><text:bookmark-end text:name="__DdeLink__11921_3963406365"/></text:p>
      <text:p text:style-name="P7"/>
      <text:p text:style-name="P5"><text:bookmark-start text:name="__DdeLink__12123_3963406365"/><text:bookmark-start text:name="__DdeLink__12008_3963406365"/><text:span text:style-name="T1">CREATE OR REPLACE TRIGGER </text:span><text:bookmark-start text:name="__DdeLink__10028_3963406365"/><text:span text:style-name="T23">auto_inc_employee_trigger</text:span><text:bookmark-end text:name="__DdeLink__10028_3963406365"/><text:line-break/><text:span text:style-name="T23"> <text:s text:c="3"/></text:span><text:span text:style-name="T1">BEFORE INSERT ON </text:span><text:span text:style-name="T14">employee</text:span><text:line-break/><text:span text:style-name="T14"> <text:s text:c="3"/></text:span><text:span text:style-name="T1">FOR EACH ROW EXECUTE PROCEDURE </text:span><text:span text:style-name="T54">employee_auto_inc</text:span><text:span text:style-name="T23">();</text:span><text:bookmark-end text:name="__DdeLink__12123_3963406365"/><text:bookmark-end text:name="__DdeLink__12008_3963406365"/><text:bookmark-end text:name="__DdeLink__11917_396340636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2. Создание таблицы актёр.</text:p>
      <text:p text:style-name="P10"/>
      <text:p text:style-name="P11"><text:bookmark text:name="__DdeLink__26520_2587729037"/><text:span text:style-name="T1">CREATE TABLE </text:span><text:span text:style-name="T14">actor </text:span><text:span text:style-name="T23">(</text:span><text:line-break/><text:span text:style-name="T23"> <text:s text:c="3"/></text:span><text:span text:style-name="T36">id </text:span><text:span text:style-name="T1">integer PRIMARY KEY</text:span><text:span text:style-name="T23">,</text:span><text:line-break/><text:span text:style-name="T23"> <text:s text:c="3"/></text:span><text:span text:style-name="T36">voice </text:span><text:span text:style-name="T1">varchar</text:span><text:span text:style-name="T23">(</text:span><text:span text:style-name="T46">40</text:span><text:span text:style-name="T23">) </text:span><text:span text:style-name="T1">NOT NULL</text:span><text:span text:style-name="T23">,</text:span><text:line-break/><text:span text:style-name="T23"> <text:s text:c="3"/></text:span><text:span text:style-name="T36">height </text:span><text:span text:style-name="T1">integer NOT NULL CHECK </text:span><text:span text:style-name="T23">(</text:span><text:span text:style-name="T36">height </text:span><text:span text:style-name="T23">&gt; </text:span><text:span text:style-name="T46">0</text:span><text:span text:style-name="T23">),</text:span><text:line-break/><text:span text:style-name="T23"> <text:s text:c="3"/></text:span><text:span text:style-name="T36">weight </text:span><text:span text:style-name="T1">integer NOT NULL CHECK </text:span><text:span text:style-name="T23">(</text:span><text:span text:style-name="T36">weight </text:span><text:span text:style-name="T23">&gt; </text:span><text:span text:style-name="T46">0</text:span><text:span text:style-name="T23">),</text:span><text:line-break/><text:span text:style-name="T23"> <text:s text:c="3"/></text:span><text:span text:style-name="T36">is_student </text:span><text:span text:style-name="T1">boolean NOT NULL</text:span><text:span text:style-name="T23">,</text:span><text:line-break/><text:span text:style-name="T23"> <text:s text:c="3"/></text:span><text:span text:style-name="T36">rank </text:span><text:span text:style-name="T1">varchar</text:span><text:span text:style-name="T23">(</text:span><text:span text:style-name="T46">30</text:span><text:span text:style-name="T23">) </text:span><text:span text:style-name="T1">NOT NULL CHECK </text:span><text:span text:style-name="T23">( </text:span><text:span text:style-name="T36">rank </text:span><text:span text:style-name="T1">in </text:span><text:span text:style-name="T23">(</text:span><text:span text:style-name="T48">'Заслуженный'</text:span><text:span text:style-name="T23">, </text:span><text:span text:style-name="T48">'Народный'</text:span><text:span text:style-name="T23">) ),</text:span><text:line-break/><text:span text:style-name="T23"> <text:s text:c="3"/></text:span><text:span text:style-name="T36">date_rank </text:span><text:span text:style-name="T1">date NOT NULL</text:span><text:span text:style-name="T23">,</text:span><text:line-break/><text:span text:style-name="T23"> <text:s text:c="3"/></text:span><text:span text:style-name="T1">FOREIGN KEY </text:span><text:span text:style-name="T23">(</text:span><text:span text:style-name="T36">id</text:span><text:span text:style-name="T23">) </text:span><text:span text:style-name="T1">REFERENCES </text:span><text:span text:style-name="T14">employee</text:span><text:span text:style-name="T23">(</text:span><text:span text:style-name="T36">id</text:span><text:span text:style-name="T23">)</text:span><text:line-break/><text:span text:style-name="T23">);</text:span></text:p>
      <text:p text:style-name="Standard"/>
      <text:p text:style-name="P4"><text:bookmark text:name="__DdeLink__27852_2587729037"/><text:bookmark text:name="__DdeLink__27360_2587729037"/><text:bookmark text:name="__DdeLink__27023_2587729037"/><text:bookmark text:name="__DdeLink__28152_2587729037"/><text:bookmark text:name="__DdeLink__27561_2587729037"/><text:bookmark text:name="__DdeLink__29193_2587729037"/><text:span text:style-name="T1">CREATE OR REPLACE FUNCTION </text:span><text:span text:style-name="T54">is_actor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job_title </text:span><text:span text:style-name="T1">varchar</text:span><text:span text:style-name="T23">(</text:span><text:span text:style-name="T46">70</text:span><text:span text:style-name="T23">);</text:span><text:line-break/><text:span text:style-name="T23"> <text:s text:c="3"/></text:span><text:span text:style-name="T36">birth_date </text:span><text:span text:style-name="T1">date</text:span><text:span text:style-name="T23">;</text:span><text:line-break/><text:span text:style-name="T1">BEGIN</text:span><text:line-break/><text:span text:style-name="T1"> <text:s text:c="3"/></text:span><text:span text:style-name="T36">job_title </text:span><text:span text:style-name="T23">= (</text:span><text:span text:style-name="T1">SELECT </text:span><text:span text:style-name="T23">e.</text:span><text:span text:style-name="T36">job_titl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">new</text:span><text:span text:style-name="T23">.</text:span><text:span text:style-name="T36">id</text:span><text:span text:style-name="T23">);</text:span><text:line-break/><text:span text:style-name="T23"> <text:s text:c="3"/></text:span><text:span text:style-name="T1">if </text:span><text:span text:style-name="T23">(</text:span><text:span text:style-name="T36">job_title </text:span><text:span text:style-name="T1">IS NULL</text:span><text:span text:style-name="T23">) </text:span><text:span text:style-name="T1">then</text:span><text:line-break/><text:span text:style-name="T1"> <text:s text:c="7"/>raise exception </text:span><text:span text:style-name="T48">'Employee with % id is not exist'</text:span><text:span text:style-name="T23">, </text:span><text:span text:style-name="T1">new</text:span><text:span text:style-name="T23">.</text:span><text:span text:style-name="T36">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if </text:span><text:span text:style-name="T23">(</text:span><text:span text:style-name="T36">job_title </text:span><text:span text:style-name="T23">!= </text:span><text:span text:style-name="T48">'Актёр'</text:span><text:span text:style-name="T23">) </text:span><text:span text:style-name="T1">then</text:span><text:line-break/><text:span text:style-name="T1"> <text:s text:c="7"/>raise exception </text:span><text:span text:style-name="T48">'Employee with % id is not an actor'</text:span><text:span text:style-name="T23">, </text:span><text:span text:style-name="T1">new</text:span><text:span text:style-name="T23">.</text:span><text:span text:style-name="T36">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36">birth_date </text:span><text:span text:style-name="T23">= (</text:span><text:span text:style-name="T1">SELECT </text:span><text:span text:style-name="T23">e.</text:span><text:span text:style-name="T36">birth_dat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">new</text:span><text:span text:style-name="T23">.</text:span><text:span text:style-name="T36">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birth_date </text:span><text:span text:style-name="T23">&gt; </text:span><text:span text:style-name="T1">new</text:span><text:span text:style-name="T23">.</text:span><text:span text:style-name="T36">date_rank</text:span><text:span text:style-name="T23">) </text:span><text:span text:style-name="T1">then</text:span><text:line-break/><text:span text:style-name="T1"> <text:s text:c="7"/>raise exception </text:span><text:span text:style-name="T48">'Date rank must be bigger than birth date'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new</text:span><text:span text:style-name="T23">;</text:span><text:line-break/><text:span text:style-name="T1">end</text:span><text:span text:style-name="T23">;</text:span><text:line-break/><text:span text:style-name="T48">$$</text:span></text:p>
      <text:p text:style-name="Standard"/>
      <text:p text:style-name="P4"><text:bookmark-start text:name="__DdeLink__27217_2587729037"/><text:bookmark-start text:name="__DdeLink__27555_2587729037"/><text:bookmark-start text:name="__DdeLink__27847_2587729037"/><text:bookmark-start text:name="__DdeLink__28007_2587729037"/><text:bookmark-start text:name="__DdeLink__26995_2587729037"/><text:span text:style-name="T1">CREATE OR REPLACE TRIGGER </text:span><text:span text:style-name="T23">check_if_actor_</text:span><text:span text:style-name="T24">correct</text:span><text:line-break/><text:span text:style-name="T23"> <text:s text:c="3"/></text:span><text:span text:style-name="T1">BEFORE INSERT ON </text:span><text:span text:style-name="T14">actor</text:span><text:line-break/><text:span text:style-name="T14"> <text:s text:c="3"/></text:span><text:span text:style-name="T1">FOR EACH ROW EXECUTE PROCEDURE </text:span><text:span text:style-name="T54">is_actor_</text:span><text:span text:style-name="T55">correct</text:span><text:span text:style-name="T23">();</text:span><text:bookmark-end text:name="__DdeLink__27217_2587729037"/><text:bookmark-end text:name="__DdeLink__27555_2587729037"/><text:bookmark-end text:name="__DdeLink__27847_2587729037"/><text:bookmark-end text:name="__DdeLink__28007_2587729037"/></text:p>
      <text:p text:style-name="P34"><text:bookmark-end text:name="__DdeLink__26995_2587729037"/><text:bookmark text:name="__DdeLink__27219_2587729037"/><text:soft-page-break/></text:p>
      <text:p text:style-name="P4"><text:bookmark-start text:name="__DdeLink__28410_2587729037"/><text:span text:style-name="T1">CREATE OR REPLACE FUNCTION </text:span><text:span text:style-name="T54">is_actor_date_rank_correct_before_update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birth_date </text:span><text:span text:style-name="T1">date</text:span><text:span text:style-name="T23">;</text:span><text:line-break/><text:span text:style-name="T1">BEGIN</text:span><text:line-break/><text:span text:style-name="T1"> <text:s text:c="3"/></text:span><text:span text:style-name="T36">birth_date </text:span><text:span text:style-name="T23">= (</text:span><text:span text:style-name="T1">SELECT </text:span><text:span text:style-name="T23">e.</text:span><text:span text:style-name="T36">birth_dat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9">new</text:span><text:span text:style-name="T23">.</text:span><text:span text:style-name="T36">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19">new</text:span><text:span text:style-name="T23">.</text:span><text:span text:style-name="T36">date_rank </text:span><text:span text:style-name="T1">IS NOT NULL AND </text:span><text:span text:style-name="T36">birth_date </text:span><text:span text:style-name="T23">&gt; </text:span><text:span text:style-name="T19">new</text:span><text:span text:style-name="T23">.</text:span><text:span text:style-name="T36">date_rank</text:span><text:span text:style-name="T23">) </text:span><text:span text:style-name="T1">then</text:span><text:line-break/><text:span text:style-name="T1"> <text:s text:c="7"/>raise exception </text:span><text:span text:style-name="T48">'Date rank must be bigger than birth date'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span text:style-name="T23">;</text:span><text:line-break/><text:span text:style-name="T48">$$</text:span><text:bookmark-end text:name="__DdeLink__28410_2587729037"/></text:p>
      <text:p text:style-name="Standard"/>
      <text:p text:style-name="P4"><text:bookmark-start text:name="__DdeLink__28563_2587729037"/><text:bookmark-start text:name="__DdeLink__28384_2587729037"/><text:span text:style-name="T1">CREATE OR REPLACE TRIGGER </text:span><text:span text:style-name="T23">check_if_actor_date_rank_correct_before_update</text:span><text:line-break/><text:span text:style-name="T23"> <text:s text:c="3"/></text:span><text:span text:style-name="T1">BEFORE UPDATE ON </text:span><text:span text:style-name="T14">actor</text:span><text:line-break/><text:span text:style-name="T14"> <text:s text:c="3"/></text:span><text:span text:style-name="T1">FOR EACH ROW EXECUTE PROCEDURE </text:span><text:span text:style-name="T54">is_actor_date_rank_correct_before_update</text:span><text:span text:style-name="T23">();</text:span><text:bookmark-end text:name="__DdeLink__28563_2587729037"/><text:bookmark-end text:name="__DdeLink__28384_258772903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/>
      <text:p text:style-name="P12"><text:soft-page-break/>3. Создание таблицы contest</text:p>
      <text:p text:style-name="P12"/>
      <text:p text:style-name="P13"><text:span text:style-name="T1">CREATE TABLE </text:span><text:span text:style-name="T14">contest </text:span><text:span text:style-name="T23">(</text:span><text:line-break/><text:span text:style-name="T23"> <text:s text:c="3"/></text:span><text:span text:style-name="T36">actor_id </text:span><text:span text:style-name="T1">integer</text:span><text:span text:style-name="T23">,</text:span><text:line-break/><text:span text:style-name="T23"> <text:s text:c="3"/></text:span><text:span text:style-name="T43">name </text:span><text:span text:style-name="T1">varchar</text:span><text:span text:style-name="T23">(</text:span><text:span text:style-name="T46">70</text:span><text:span text:style-name="T23">),</text:span><text:line-break/><text:span text:style-name="T23"> <text:s text:c="3"/></text:span><text:span text:style-name="T36">award_date </text:span><text:span text:style-name="T1">date NOT NULL</text:span><text:span text:style-name="T23">,</text:span><text:line-break/><text:span text:style-name="T23"> <text:s text:c="3"/></text:span><text:span text:style-name="T36">is_laureate </text:span><text:span text:style-name="T1">boolean NOT NULL</text:span><text:span text:style-name="T23">,</text:span><text:line-break/><text:span text:style-name="T23"> <text:s text:c="3"/></text:span><text:span text:style-name="T36">contest_rank </text:span><text:span text:style-name="T1">varchar</text:span><text:span text:style-name="T23">(</text:span><text:span text:style-name="T46">30</text:span><text:span text:style-name="T23">) </text:span><text:span text:style-name="T1">NOT NULL</text:span><text:span text:style-name="T23">,</text:span><text:line-break/><text:span text:style-name="T23"> <text:s text:c="3"/></text:span><text:span text:style-name="T1">PRIMARY KEY </text:span><text:span text:style-name="T23">(</text:span><text:span text:style-name="T36">actor_id</text:span><text:span text:style-name="T23">, </text:span><text:span text:style-name="T43">name</text:span><text:span text:style-name="T23">),</text:span><text:line-break/><text:span text:style-name="T23"> <text:s text:c="3"/></text:span><text:span text:style-name="T1">FOREIGN KEY </text:span><text:span text:style-name="T23">(</text:span><text:span text:style-name="T36">actor_id</text:span><text:span text:style-name="T23">) </text:span><text:span text:style-name="T1">REFERENCES </text:span><text:span text:style-name="T14">actor</text:span><text:span text:style-name="T23">(</text:span><text:span text:style-name="T36">id</text:span><text:span text:style-name="T23">)</text:span><text:line-break/><text:span text:style-name="T23">);</text:span></text:p>
      <text:p text:style-name="P12"/>
      <text:p text:style-name="P13"><text:bookmark text:name="__DdeLink__28589_2587729037"/><text:span text:style-name="T1">CREATE OR REPLACE FUNCTION </text:span><text:span text:style-name="T54">is_contest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actor_id </text:span><text:span text:style-name="T1">integer</text:span><text:span text:style-name="T23">;</text:span><text:line-break/><text:span text:style-name="T23"> <text:s text:c="3"/></text:span><text:span text:style-name="T36">birth_date </text:span><text:span text:style-name="T1">date</text:span><text:span text:style-name="T23">;</text:span><text:line-break/><text:span text:style-name="T1">BEGIN</text:span><text:line-break/><text:span text:style-name="T1"> <text:s text:c="3"/></text:span><text:span text:style-name="T36">actor_id </text:span><text:span text:style-name="T23">= (</text:span><text:span text:style-name="T1">SELECT </text:span><text:span text:style-name="T23">a.</text:span><text:span text:style-name="T36">id </text:span><text:span text:style-name="T1">FROM </text:span><text:span text:style-name="T14">actor </text:span><text:span text:style-name="T23">a </text:span><text:span text:style-name="T1">WHERE </text:span><text:span text:style-name="T23">a.</text:span><text:span text:style-name="T36">id </text:span><text:span text:style-name="T23">= </text:span><text:span text:style-name="T1">new</text:span><text:span text:style-name="T23">.</text:span><text:span text:style-name="T36">actor_id</text:span><text:span text:style-name="T23">);</text:span><text:line-break/><text:span text:style-name="T23"> <text:s text:c="3"/></text:span><text:span text:style-name="T1">if </text:span><text:span text:style-name="T23">(</text:span><text:span text:style-name="T36">actor_id </text:span><text:span text:style-name="T1">IS NULL</text:span><text:span text:style-name="T23">) </text:span><text:span text:style-name="T1">then</text:span><text:line-break/><text:span text:style-name="T1"> <text:s text:c="7"/>raise exception </text:span><text:span text:style-name="T48">'Actor with % id is not exist'</text:span><text:span text:style-name="T23">, </text:span><text:span text:style-name="T1">new</text:span><text:span text:style-name="T23">.</text:span><text:span text:style-name="T36">acto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36">birth_date </text:span><text:span text:style-name="T23">= (</text:span><text:span text:style-name="T1">SELECT </text:span><text:span text:style-name="T23">e.</text:span><text:span text:style-name="T36">birth_dat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">new</text:span><text:span text:style-name="T23">.</text:span><text:span text:style-name="T36">actor_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birth_date </text:span><text:span text:style-name="T23">&gt; </text:span><text:span text:style-name="T1">new</text:span><text:span text:style-name="T23">.</text:span><text:span text:style-name="T36">award_date</text:span><text:span text:style-name="T23">) </text:span><text:span text:style-name="T1">then</text:span><text:line-break/><text:span text:style-name="T1"> <text:s text:c="7"/>raise exception </text:span><text:span text:style-name="T48">'Award date must be bigger than birth date'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new</text:span><text:span text:style-name="T23">;</text:span><text:line-break/><text:span text:style-name="T1">end</text:span><text:span text:style-name="T23">;</text:span><text:line-break/><text:span text:style-name="T48">$$</text:span></text:p>
      <text:p text:style-name="P12"/>
      <text:p text:style-name="P13"><text:bookmark-start text:name="__DdeLink__29162_2587729037"/><text:span text:style-name="T1">CREATE OR REPLACE TRIGGER </text:span><text:span text:style-name="T23">check_if_contest_correct</text:span><text:line-break/><text:span text:style-name="T23"> <text:s text:c="3"/></text:span><text:span text:style-name="T1">BEFORE INSERT ON </text:span><text:span text:style-name="T14">contest</text:span><text:line-break/><text:span text:style-name="T14"> <text:s text:c="3"/></text:span><text:span text:style-name="T1">FOR EACH ROW EXECUTE PROCEDURE </text:span><text:span text:style-name="T54">is_contest_correct</text:span><text:span text:style-name="T23">();</text:span><text:bookmark-end text:name="__DdeLink__29162_2587729037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1">CREATE OR REPLACE FUNCTION </text:span><text:span text:style-name="T54">is_contest_award_date_correct_before_update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birth_date </text:span><text:span text:style-name="T1">date</text:span><text:span text:style-name="T23">;</text:span><text:line-break/><text:span text:style-name="T1">BEGIN</text:span><text:line-break/><text:span text:style-name="T1"> <text:s text:c="3"/></text:span><text:span text:style-name="T36">birth_date </text:span><text:span text:style-name="T23">= (</text:span><text:span text:style-name="T1">SELECT </text:span><text:span text:style-name="T23">e.</text:span><text:span text:style-name="T36">birth_dat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9">new</text:span><text:span text:style-name="T23">.</text:span><text:span text:style-name="T36">actor_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19">new</text:span><text:span text:style-name="T23">.</text:span><text:span text:style-name="T36">award_date </text:span><text:span text:style-name="T1">IS NOT NULL AND </text:span><text:span text:style-name="T36">birth_date </text:span><text:span text:style-name="T23">&gt; </text:span><text:span text:style-name="T19">new</text:span><text:span text:style-name="T23">.</text:span><text:span text:style-name="T36">award_date</text:span><text:span text:style-name="T23">) </text:span><text:span text:style-name="T1">then</text:span><text:line-break/><text:span text:style-name="T1"> <text:s text:c="7"/>raise exception </text:span><text:span text:style-name="T48">'Award date must be bigger than birth date'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span text:style-name="T23">;</text:span><text:line-break/><text:span text:style-name="T48">$$</text:span></text:p>
      <text:p text:style-name="P12"/>
      <text:p text:style-name="P13"><text:bookmark-start text:name="__DdeLink__30177_2587729037"/><text:span text:style-name="T1">CREATE OR REPLACE TRIGGER </text:span><text:span text:style-name="T23">check_if_contest_award_date_correct_before_update</text:span><text:line-break/><text:span text:style-name="T23"> <text:s text:c="3"/></text:span><text:span text:style-name="T1">BEFORE UPDATE ON </text:span><text:span text:style-name="T14">contest</text:span><text:line-break/><text:span text:style-name="T14"> <text:s text:c="3"/></text:span><text:span text:style-name="T1">FOR EACH ROW EXECUTE PROCEDURE </text:span><text:span text:style-name="T54">is_contest_award_date_correct_before_update</text:span><text:span text:style-name="T23">();</text:span><text:bookmark-end text:name="__DdeLink__30177_2587729037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4. <text:s/>Создание таблицы producer</text:p>
      <text:p text:style-name="P14"/>
      <text:p text:style-name="P15"><text:bookmark-start text:name="__DdeLink__29721_2587729037"/><text:span text:style-name="T1">CREATE TABLE </text:span><text:span text:style-name="T14">producer</text:span><text:span text:style-name="T23">(</text:span><text:line-break/><text:span text:style-name="T23"> <text:s text:c="3"/></text:span><text:span text:style-name="T36">id </text:span><text:span text:style-name="T1">integer PRIMARY KEY</text:span><text:span text:style-name="T23">,</text:span><text:line-break/><text:span text:style-name="T23"> <text:s text:c="3"/></text:span><text:span text:style-name="T43">role </text:span><text:span text:style-name="T1">varchar</text:span><text:span text:style-name="T23">(</text:span><text:span text:style-name="T46">30</text:span><text:span text:style-name="T23">) </text:span><text:span text:style-name="T1">NOT NULL CHECK</text:span><text:span text:style-name="T23">(</text:span><text:span text:style-name="T43">role </text:span><text:span text:style-name="T1">in </text:span><text:span text:style-name="T23">(</text:span><text:span text:style-name="T48">'Дирижёр'</text:span><text:span text:style-name="T23">, </text:span><text:span text:style-name="T48">'Художник'</text:span><text:span text:style-name="T23">, </text:span><text:span text:style-name="T48">'Режиссёр'</text:span><text:span text:style-name="T23">)),</text:span><text:line-break/><text:span text:style-name="T23"> <text:s text:c="3"/></text:span><text:span text:style-name="T1">FOREIGN KEY </text:span><text:span text:style-name="T23">(</text:span><text:span text:style-name="T36">id</text:span><text:span text:style-name="T23">) </text:span><text:span text:style-name="T1">REFERENCES </text:span><text:span text:style-name="T14">employee</text:span><text:span text:style-name="T23">(</text:span><text:span text:style-name="T36">id</text:span><text:span text:style-name="T23">)</text:span><text:line-break/><text:span text:style-name="T23">);</text:span><text:bookmark-end text:name="__DdeLink__29721_2587729037"/></text:p>
      <text:p text:style-name="P14"/>
      <text:p text:style-name="P15"><text:bookmark-start text:name="__DdeLink__29475_2587729037"/><text:span text:style-name="T1">CREATE OR REPLACE FUNCTION </text:span><text:span text:style-name="T54">is_producer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job_title </text:span><text:span text:style-name="T1">varchar</text:span><text:span text:style-name="T23">(</text:span><text:span text:style-name="T46">70</text:span><text:span text:style-name="T23">);</text:span><text:line-break/><text:span text:style-name="T23"> <text:s text:c="3"/></text:span><text:span text:style-name="T36">employee_id </text:span><text:span text:style-name="T1">integer</text:span><text:span text:style-name="T23">;</text:span><text:line-break/><text:span text:style-name="T1">BEGIN</text:span><text:line-break/><text:span text:style-name="T1"> <text:s text:c="3"/></text:span><text:span text:style-name="T36">employee_id </text:span><text:span text:style-name="T23">= (</text:span><text:span text:style-name="T1">SELECT </text:span><text:span text:style-name="T23">e.</text:span><text:span text:style-name="T36">id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9">new</text:span><text:span text:style-name="T23">.</text:span><text:span text:style-name="T36">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employee_id </text:span><text:span text:style-name="T1">IS NULL</text:span><text:span text:style-name="T23">) </text:span><text:span text:style-name="T1">then</text:span><text:line-break/><text:span text:style-name="T1"> <text:s text:c="7"/>raise exception </text:span><text:span text:style-name="T48">'Employee with % id is not exist'</text:span><text:span text:style-name="T23">, </text:span><text:span text:style-name="T19">new</text:span><text:span text:style-name="T23">.</text:span><text:span text:style-name="T36">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36">job_title </text:span><text:span text:style-name="T23">= (</text:span><text:span text:style-name="T1">SELECT </text:span><text:span text:style-name="T23">e.</text:span><text:span text:style-name="T36">job_titl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9">new</text:span><text:span text:style-name="T23">.</text:span><text:span text:style-name="T36">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job_title </text:span><text:span text:style-name="T23">!= </text:span><text:span text:style-name="T48">'Постановщик'</text:span><text:span text:style-name="T23">) </text:span><text:span text:style-name="T1">then</text:span><text:line-break/><text:span text:style-name="T1"> <text:s text:c="7"/>raise exception </text:span><text:span text:style-name="T48">'Employee with % id is not producer'</text:span><text:span text:style-name="T23">, </text:span><text:span text:style-name="T19">new</text:span><text:span text:style-name="T23">.</text:span><text:span text:style-name="T36">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span text:style-name="T23">;</text:span><text:line-break/><text:span text:style-name="T48">$$</text:span><text:bookmark-end text:name="__DdeLink__29475_2587729037"/></text:p>
      <text:p text:style-name="P14"/>
      <text:p text:style-name="P15"><text:bookmark-start text:name="__DdeLink__29785_2587729037"/><text:span text:style-name="T1">CREATE OR REPLACE TRIGGER </text:span><text:span text:style-name="T23">check_if_producer_correct</text:span><text:line-break/><text:span text:style-name="T23"> <text:s text:c="3"/></text:span><text:span text:style-name="T1">BEFORE INSERT ON </text:span><text:span text:style-name="T14">producer</text:span><text:line-break/><text:span text:style-name="T14"> <text:s text:c="3"/></text:span><text:span text:style-name="T1">FOR EACH ROW EXECUTE PROCEDURE </text:span><text:span text:style-name="T54">is_producer_correct</text:span><text:span text:style-name="T23">();</text:span><text:bookmark-end text:name="__DdeLink__29785_2587729037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5. Создание таблицы musician</text:p>
      <text:p text:style-name="P16"/>
      <text:p text:style-name="P17"><text:span text:style-name="T1">CREATE TABLE </text:span><text:span text:style-name="T14">musician</text:span><text:span text:style-name="T23">(</text:span><text:line-break/><text:span text:style-name="T23"> <text:s text:c="3"/></text:span><text:span text:style-name="T36">id </text:span><text:span text:style-name="T1">integer PRIMARY KEY</text:span><text:span text:style-name="T23">,</text:span><text:line-break/><text:span text:style-name="T23"> <text:s text:c="3"/></text:span><text:span text:style-name="T36">instrument </text:span><text:span text:style-name="T1">varchar</text:span><text:span text:style-name="T23">(</text:span><text:span text:style-name="T46">50</text:span><text:span text:style-name="T23">) </text:span><text:span text:style-name="T1">NOT NULL</text:span><text:span text:style-name="T23">,</text:span><text:line-break/><text:span text:style-name="T23"> <text:s text:c="3"/></text:span><text:span text:style-name="T1">FOREIGN KEY </text:span><text:span text:style-name="T23">(</text:span><text:span text:style-name="T36">id</text:span><text:span text:style-name="T23">) </text:span><text:span text:style-name="T1">REFERENCES </text:span><text:span text:style-name="T14">employee</text:span><text:span text:style-name="T23">(</text:span><text:span text:style-name="T36">id</text:span><text:span text:style-name="T23">)</text:span><text:line-break/><text:span text:style-name="T23">);</text:span></text:p>
      <text:p text:style-name="P16"/>
      <text:p text:style-name="P16"/>
      <text:p text:style-name="P17"><text:bookmark-start text:name="__DdeLink__29937_2587729037"/><text:span text:style-name="T1">CREATE OR REPLACE FUNCTION </text:span><text:span text:style-name="T54">is_musician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job_title </text:span><text:span text:style-name="T1">varchar</text:span><text:span text:style-name="T23">(</text:span><text:span text:style-name="T46">70</text:span><text:span text:style-name="T23">);</text:span><text:line-break/><text:span text:style-name="T23"> <text:s text:c="3"/></text:span><text:span text:style-name="T36">employee_id </text:span><text:span text:style-name="T1">integer</text:span><text:span text:style-name="T23">;</text:span><text:line-break/><text:span text:style-name="T1">BEGIN</text:span><text:line-break/><text:span text:style-name="T1"> <text:s text:c="3"/></text:span><text:span text:style-name="T36">employee_id </text:span><text:span text:style-name="T23">= (</text:span><text:span text:style-name="T1">SELECT </text:span><text:span text:style-name="T23">e.</text:span><text:span text:style-name="T36">id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9">new</text:span><text:span text:style-name="T23">.</text:span><text:span text:style-name="T36">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employee_id </text:span><text:span text:style-name="T1">IS NULL</text:span><text:span text:style-name="T23">) </text:span><text:span text:style-name="T1">then</text:span><text:line-break/><text:span text:style-name="T1"> <text:s text:c="7"/>raise exception </text:span><text:span text:style-name="T48">'Employee with % id is not exist'</text:span><text:span text:style-name="T23">, </text:span><text:span text:style-name="T19">new</text:span><text:span text:style-name="T23">.</text:span><text:span text:style-name="T36">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36">job_title </text:span><text:span text:style-name="T23">= (</text:span><text:span text:style-name="T1">SELECT </text:span><text:span text:style-name="T23">e.</text:span><text:span text:style-name="T36">job_title </text:span><text:span text:style-name="T1">FROM </text:span><text:span text:style-name="T14">employee </text:span><text:span text:style-name="T23">e </text:span><text:span text:style-name="T1">WHERE </text:span><text:span text:style-name="T23">e.</text:span><text:span text:style-name="T36">id </text:span><text:span text:style-name="T23">= </text:span><text:span text:style-name="T19">new</text:span><text:span text:style-name="T23">.</text:span><text:span text:style-name="T36">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job_title </text:span><text:span text:style-name="T23">!= </text:span><text:span text:style-name="T48">'Музыкант'</text:span><text:span text:style-name="T23">) </text:span><text:span text:style-name="T1">then</text:span><text:line-break/><text:span text:style-name="T1"> <text:s text:c="7"/>raise exception </text:span><text:span text:style-name="T48">'Employee with % id is not musician'</text:span><text:span text:style-name="T23">, </text:span><text:span text:style-name="T19">new</text:span><text:span text:style-name="T23">.</text:span><text:span text:style-name="T36">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span text:style-name="T23">;</text:span><text:line-break/><text:span text:style-name="T48">$$</text:span><text:bookmark-end text:name="__DdeLink__29937_2587729037"/></text:p>
      <text:p text:style-name="P16"/>
      <text:p text:style-name="P17"><text:span text:style-name="T1">CREATE OR REPLACE TRIGGER </text:span><text:span text:style-name="T23">check_if_musician_correct</text:span><text:line-break/><text:span text:style-name="T23"> <text:s text:c="3"/></text:span><text:span text:style-name="T1">BEFORE INSERT ON </text:span><text:span text:style-name="T14">musician</text:span><text:line-break/><text:span text:style-name="T14"> <text:s text:c="3"/></text:span><text:span text:style-name="T1">FOR EACH ROW EXECUTE PROCEDURE </text:span><text:span text:style-name="T54">is_musician_correct</text:span><text:span text:style-name="T23">()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oft-page-break/>6. Создание таблицы author</text:p>
      <text:p text:style-name="P18"/>
      <text:p text:style-name="P19"><text:span text:style-name="T1">CREATE TABLE </text:span><text:span text:style-name="T14">author </text:span><text:span text:style-name="T23">(</text:span><text:line-break/><text:span text:style-name="T23"> <text:s text:c="3"/></text:span><text:span text:style-name="T36">id </text:span><text:span text:style-name="T1">integer PRIMARY KEY</text:span><text:span text:style-name="T23">,</text:span><text:line-break/><text:span text:style-name="T23"> <text:s text:c="3"/></text:span><text:span text:style-name="T36">surname </text:span><text:span text:style-name="T1">varchar</text:span><text:span text:style-name="T23">(</text:span><text:span text:style-name="T46">150</text:span><text:span text:style-name="T23">) </text:span><text:span text:style-name="T1">NOT NULL</text:span><text:span text:style-name="T23">,</text:span><text:line-break/><text:span text:style-name="T23"> <text:s text:c="3"/></text:span><text:span text:style-name="T43">name </text:span><text:span text:style-name="T1">varchar</text:span><text:span text:style-name="T23">(</text:span><text:span text:style-name="T46">100</text:span><text:span text:style-name="T23">) </text:span><text:span text:style-name="T1">NOT NULL</text:span><text:span text:style-name="T23">,</text:span><text:line-break/><text:span text:style-name="T23"> <text:s text:c="3"/></text:span><text:span text:style-name="T36">third_name </text:span><text:span text:style-name="T1">varchar</text:span><text:span text:style-name="T23">(</text:span><text:span text:style-name="T46">150</text:span><text:span text:style-name="T23">) </text:span><text:span text:style-name="T1">NOT NULL</text:span><text:span text:style-name="T23">,</text:span><text:line-break/><text:span text:style-name="T23"> <text:s text:c="3"/></text:span><text:span text:style-name="T36">country </text:span><text:span text:style-name="T1">varchar</text:span><text:span text:style-name="T23">(</text:span><text:span text:style-name="T46">70</text:span><text:span text:style-name="T23">) </text:span><text:span text:style-name="T1">NOT NULL</text:span><text:span text:style-name="T23">,</text:span><text:line-break/><text:span text:style-name="T23"> <text:s text:c="3"/></text:span><text:span text:style-name="T43">century </text:span><text:span text:style-name="T1">integer NOT NULL</text:span><text:line-break/><text:span text:style-name="T23">);</text:span></text:p>
      <text:p text:style-name="P18"/>
      <text:p text:style-name="P8"><text:bookmark-start text:name="__DdeLink__11021_2360664819"/><text:bookmark-start text:name="__DdeLink__41620_4010001040"/><text:bookmark-start text:name="__DdeLink__29922_2587729037"/><text:span text:style-name="T1">CREATE SEQUENCE IF NOT EXISTS </text:span><text:span text:style-name="T23">author_seq </text:span><text:span text:style-name="T1">START WITH </text:span><text:span text:style-name="T46">1</text:span><text:span text:style-name="T23">;</text:span><text:bookmark-end text:name="__DdeLink__11021_2360664819"/><text:line-break/><text:line-break/><text:span text:style-name="T1">C</text:span><text:bookmark-start text:name="__DdeLink__11023_2360664819"/><text:span text:style-name="T1">REATE OR REPLACE FUNCTION </text:span><text:span text:style-name="T54">author_auto_inc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 </text:span><text:span text:style-name="T48">$$</text:span><text:line-break/><text:span text:style-name="T1">BEGIN</text:span><text:line-break/><text:span text:style-name="T1"> <text:s text:c="3"/></text:span><text:span text:style-name="T19">NEW</text:span><text:span text:style-name="T23">.</text:span><text:span text:style-name="T36">id </text:span><text:span text:style-name="T23">= </text:span><text:span text:style-name="T54">nextval</text:span><text:span text:style-name="T23">(</text:span><text:span text:style-name="T48">'</text:span><text:span text:style-name="T50">author_seq</text:span><text:span text:style-name="T48">'</text:span><text:span text:style-name="T23">);</text:span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line-break/><text:span text:style-name="T48">$$</text:span><text:bookmark-end text:name="__DdeLink__11023_2360664819"/></text:p>
      <text:p text:style-name="P9"/>
      <text:p text:style-name="P8"><text:bookmark-start text:name="__DdeLink__11027_2360664819"/><text:bookmark-start text:name="__DdeLink__14197_3963406365"/><text:bookmark-start text:name="__DdeLink__12669_3963406365"/><text:span text:style-name="T1">C</text:span><text:bookmark-start text:name="__DdeLink__30039_2587729037"/><text:span text:style-name="T1">REATE OR REPLACE TRIGGER </text:span><text:span text:style-name="T23">auto_inc_author_trigger</text:span><text:line-break/><text:span text:style-name="T23"> <text:s text:c="3"/></text:span><text:span text:style-name="T1">BEFORE INSERT ON </text:span><text:span text:style-name="T14">author</text:span><text:line-break/><text:span text:style-name="T14"> <text:s text:c="3"/></text:span><text:span text:style-name="T1">FOR EACH ROW EXECUTE PROCEDURE </text:span><text:span text:style-name="T54">author_auto_inc</text:span><text:span text:style-name="T23">();</text:span><text:bookmark-end text:name="__DdeLink__11027_2360664819"/><text:bookmark-end text:name="__DdeLink__14197_3963406365"/><text:bookmark-end text:name="__DdeLink__12669_3963406365"/><text:bookmark-end text:name="__DdeLink__30039_2587729037"/><text:bookmark-end text:name="__DdeLink__41620_4010001040"/><text:bookmark-end text:name="__DdeLink__29922_2587729037"/></text:p>
      <text:p text:style-name="Standard"/>
      <text:p text:style-name="P4"><text:bookmark-start text:name="__DdeLink__30065_2587729037"/><text:span text:style-name="T1">CREATE OR REPLACE FUNCTION </text:span><text:span text:style-name="T54">is_century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BEGIN</text:span><text:line-break/><text:span text:style-name="T1"> <text:s text:c="3"/>if </text:span><text:span text:style-name="T23">(</text:span><text:span text:style-name="T19">new</text:span><text:span text:style-name="T23">.</text:span><text:span text:style-name="T36">century </text:span><text:span text:style-name="T23">&lt; </text:span><text:span text:style-name="T46">1 </text:span><text:span text:style-name="T1">OR </text:span><text:span text:style-name="T19">new</text:span><text:span text:style-name="T23">.</text:span><text:span text:style-name="T36">century </text:span><text:span text:style-name="T23">&gt; </text:span><text:span text:style-name="T46">21</text:span><text:span text:style-name="T23">) </text:span><text:span text:style-name="T1">then</text:span><text:line-break/><text:span text:style-name="T1"> <text:s text:c="7"/>raise exception </text:span><text:span text:style-name="T48">'Century must be from 1 to 21'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span text:style-name="T23">;</text:span><text:line-break/><text:span text:style-name="T48">$$</text:span><text:bookmark-end text:name="__DdeLink__30065_2587729037"/></text:p>
      <text:p text:style-name="Standard"/>
      <text:p text:style-name="P4"><text:bookmark-start text:name="__DdeLink__32131_2587729037"/><text:span text:style-name="T1">CREATE OR REPLACE TRIGGER </text:span><text:span text:style-name="T23">check_if_century_correct</text:span><text:line-break/><text:span text:style-name="T23"> <text:s text:c="3"/></text:span><text:span text:style-name="T1">BEFORE INSERT ON </text:span><text:span text:style-name="T14">author</text:span><text:line-break/><text:span text:style-name="T14"> <text:s text:c="3"/></text:span><text:span text:style-name="T1">FOR EACH ROW EXECUTE PROCEDURE </text:span><text:span text:style-name="T54">is_century_correct</text:span><text:span text:style-name="T23">();</text:span><text:bookmark-end text:name="__DdeLink__32131_2587729037"/></text:p>
      <text:p text:style-name="Standard"/>
      <text:p text:style-name="Standard"/>
      <text:p text:style-name="Standard"/>
      <text:p text:style-name="P4"><text:soft-page-break/><text:span text:style-name="T1">CREATE OR REPLACE FUNCTION </text:span><text:span text:style-name="T54">is_century_correct_update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BEGIN</text:span><text:line-break/><text:span text:style-name="T1"> <text:s text:c="3"/>if </text:span><text:span text:style-name="T23">(</text:span><text:span text:style-name="T19">new</text:span><text:span text:style-name="T23">.</text:span><text:span text:style-name="T36">century </text:span><text:span text:style-name="T1">IS NOT NULL AND </text:span><text:span text:style-name="T23">(</text:span><text:span text:style-name="T19">new</text:span><text:span text:style-name="T23">.</text:span><text:span text:style-name="T36">century </text:span><text:span text:style-name="T23">&lt; </text:span><text:span text:style-name="T46">1 </text:span><text:span text:style-name="T1">OR </text:span><text:span text:style-name="T19">new</text:span><text:span text:style-name="T23">.</text:span><text:span text:style-name="T36">century </text:span><text:span text:style-name="T23">&gt; </text:span><text:span text:style-name="T46">21</text:span><text:span text:style-name="T23">)) </text:span><text:span text:style-name="T1">then</text:span><text:line-break/><text:span text:style-name="T1"> <text:s text:c="7"/>raise exception </text:span><text:span text:style-name="T48">'Century must be from 1 to 21'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</text:span><text:span text:style-name="T43">new</text:span><text:span text:style-name="T23">;</text:span><text:line-break/><text:span text:style-name="T1">end</text:span><text:span text:style-name="T23">;</text:span><text:line-break/><text:span text:style-name="T48">$$</text:span></text:p>
      <text:p text:style-name="Standard"/>
      <text:p text:style-name="P4"><text:span text:style-name="T1">CREATE OR REPLACE TRIGGER </text:span><text:span text:style-name="T23">check_if_century_correct_update</text:span><text:line-break/><text:span text:style-name="T23"> <text:s text:c="3"/></text:span><text:span text:style-name="T1">BEFORE UPDATE ON </text:span><text:span text:style-name="T14">author</text:span><text:line-break/><text:span text:style-name="T14"> <text:s text:c="3"/></text:span><text:span text:style-name="T1">FOR EACH ROW EXECUTE PROCEDURE </text:span><text:span text:style-name="T54">is_century_correct_update</text:span><text:span text:style-name="T23">(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7. Создание таблицы play</text:p>
      <text:p text:style-name="P20"/>
      <text:p text:style-name="P21"><text:span text:style-name="T1">CREATE TABLE </text:span><text:span text:style-name="T14">play </text:span><text:span text:style-name="T23">(</text:span><text:line-break/><text:span text:style-name="T23"> <text:s text:c="3"/></text:span><text:span text:style-name="T43">name </text:span><text:span text:style-name="T1">varchar</text:span><text:span text:style-name="T23">(</text:span><text:span text:style-name="T46">100</text:span><text:span text:style-name="T23">) </text:span><text:span text:style-name="T1">PRIMARY KEY</text:span><text:span text:style-name="T23">,</text:span><text:line-break/><text:span text:style-name="T23"> <text:s text:c="3"/></text:span><text:span text:style-name="T36">genre </text:span><text:span text:style-name="T1">varchar</text:span><text:span text:style-name="T23">(</text:span><text:span text:style-name="T46">150</text:span><text:span text:style-name="T23">) </text:span><text:span text:style-name="T1">NOT NULL</text:span><text:span text:style-name="T23">,</text:span><text:line-break/><text:span text:style-name="T23"> <text:s text:c="3"/></text:span><text:span text:style-name="T36">author_id </text:span><text:span text:style-name="T1">integer NOT NULL</text:span><text:span text:style-name="T23">,</text:span><text:line-break/><text:span text:style-name="T23"> <text:s text:c="3"/></text:span><text:span text:style-name="T36">age_genre </text:span><text:span text:style-name="T1">varchar</text:span><text:span text:style-name="T23">(</text:span><text:span text:style-name="T46">150</text:span><text:span text:style-name="T23">) </text:span><text:span text:style-name="T1">NOT NULL</text:span><text:span text:style-name="T23">,</text:span><text:line-break/><text:span text:style-name="T23"> <text:s text:c="3"/></text:span><text:span text:style-name="T1">FOREIGN KEY </text:span><text:span text:style-name="T23">(</text:span><text:span text:style-name="T36">author_id</text:span><text:span text:style-name="T23">) </text:span><text:span text:style-name="T1">REFERENCES </text:span><text:span text:style-name="T14">author</text:span><text:span text:style-name="T23">(</text:span><text:span text:style-name="T36">id</text:span><text:span text:style-name="T23">)</text:span><text:line-break/><text:span text:style-name="T23">);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8. Создание таблицы role</text:p>
      <text:p text:style-name="P22"/>
      <text:p text:style-name="P23"><text:span text:style-name="T1">CREATE TABLE </text:span><text:span text:style-name="T19">role </text:span><text:span text:style-name="T23">(</text:span><text:line-break/><text:span text:style-name="T23"> <text:s text:c="3"/></text:span><text:span text:style-name="T36">role_name </text:span><text:span text:style-name="T1">varchar</text:span><text:span text:style-name="T23">(</text:span><text:span text:style-name="T46">100</text:span><text:span text:style-name="T23">) </text:span><text:span text:style-name="T1">PRIMARY KEY</text:span><text:span text:style-name="T23">,</text:span><text:line-break/><text:span text:style-name="T23"> <text:s text:c="3"/></text:span><text:span text:style-name="T36">play_name </text:span><text:span text:style-name="T1">varchar</text:span><text:span text:style-name="T23">(</text:span><text:span text:style-name="T46">100</text:span><text:span text:style-name="T23">) </text:span><text:span text:style-name="T1">NOT NULL</text:span><text:span text:style-name="T23">,</text:span><text:line-break/><text:span text:style-name="T23"> <text:s text:c="3"/></text:span><text:span text:style-name="T36">is_main </text:span><text:span text:style-name="T1">boolean NOT NULL</text:span><text:span text:style-name="T23">,</text:span><text:line-break/><text:span text:style-name="T23"> <text:s text:c="3"/></text:span><text:span text:style-name="T36">sex </text:span><text:span text:style-name="T1">varchar</text:span><text:span text:style-name="T23">(</text:span><text:span text:style-name="T46">1</text:span><text:span text:style-name="T23">) </text:span><text:span text:style-name="T1">NOT NULL CHECK </text:span><text:span text:style-name="T23">( </text:span><text:span text:style-name="T36">sex </text:span><text:span text:style-name="T1">in </text:span><text:span text:style-name="T23">(</text:span><text:span text:style-name="T48">'М'</text:span><text:span text:style-name="T23">, </text:span><text:span text:style-name="T48">'Ж'</text:span><text:span text:style-name="T23">) ),</text:span><text:line-break/><text:span text:style-name="T23"> <text:s text:c="3"/></text:span><text:span text:style-name="T36">voice </text:span><text:span text:style-name="T1">varchar</text:span><text:span text:style-name="T23">(</text:span><text:span text:style-name="T46">40</text:span><text:span text:style-name="T23">) </text:span><text:span text:style-name="T1">NOT NULL</text:span><text:span text:style-name="T23">,</text:span><text:line-break/><text:span text:style-name="T23"> <text:s text:c="3"/></text:span><text:span text:style-name="T36">min_age </text:span><text:span text:style-name="T1">integer NOT NULL</text:span><text:span text:style-name="T23">,</text:span><text:line-break/><text:span text:style-name="T23"> <text:s text:c="3"/></text:span><text:span text:style-name="T36">max_age </text:span><text:span text:style-name="T1">integer NOT NULL</text:span><text:span text:style-name="T23">,</text:span><text:line-break/><text:span text:style-name="T23"> <text:s text:c="3"/></text:span><text:span text:style-name="T36">min_height </text:span><text:span text:style-name="T1">integer NOT NULL</text:span><text:span text:style-name="T23">,</text:span><text:line-break/><text:span text:style-name="T23"> <text:s text:c="3"/></text:span><text:span text:style-name="T36">max_height </text:span><text:span text:style-name="T1">integer NOT NULL</text:span><text:span text:style-name="T23">,</text:span><text:line-break/><text:span text:style-name="T23"> <text:s text:c="3"/></text:span><text:span text:style-name="T36">min_weight </text:span><text:span text:style-name="T1">integer NOT NULL</text:span><text:span text:style-name="T23">,</text:span><text:line-break/><text:span text:style-name="T23"> <text:s text:c="3"/></text:span><text:span text:style-name="T36">max_weight </text:span><text:span text:style-name="T1">integer NOT NULL</text:span><text:span text:style-name="T23">,</text:span><text:line-break/><text:span text:style-name="T23"> <text:s text:c="3"/></text:span><text:span text:style-name="T1">CHECK </text:span><text:span text:style-name="T23">( </text:span><text:span text:style-name="T36">min_age </text:span><text:span text:style-name="T23">&gt; </text:span><text:span text:style-name="T46">0 </text:span><text:span text:style-name="T1">AND </text:span><text:span text:style-name="T36">min_age </text:span><text:span text:style-name="T23">&lt;= </text:span><text:span text:style-name="T36">max_age </text:span><text:span text:style-name="T23">),</text:span><text:line-break/><text:span text:style-name="T23"> <text:s text:c="3"/></text:span><text:span text:style-name="T1">CHECK </text:span><text:span text:style-name="T23">( </text:span><text:span text:style-name="T36">max_age </text:span><text:span text:style-name="T23">&gt; </text:span><text:span text:style-name="T46">0 </text:span><text:span text:style-name="T1">AND </text:span><text:span text:style-name="T36">max_age </text:span><text:span text:style-name="T23">&gt;= </text:span><text:span text:style-name="T36">min_age </text:span><text:span text:style-name="T23">),</text:span><text:line-break/><text:span text:style-name="T23"> <text:s text:c="3"/></text:span><text:span text:style-name="T1">CHECK </text:span><text:span text:style-name="T23">( </text:span><text:span text:style-name="T36">min_height </text:span><text:span text:style-name="T23">&gt; </text:span><text:span text:style-name="T46">0 </text:span><text:span text:style-name="T1">AND </text:span><text:span text:style-name="T36">min_height </text:span><text:span text:style-name="T23">&lt;= </text:span><text:span text:style-name="T36">max_height </text:span><text:span text:style-name="T23">),</text:span><text:line-break/><text:span text:style-name="T23"> <text:s text:c="3"/></text:span><text:span text:style-name="T1">CHECK </text:span><text:span text:style-name="T23">( </text:span><text:span text:style-name="T36">max_height </text:span><text:span text:style-name="T23">&gt; </text:span><text:span text:style-name="T46">0 </text:span><text:span text:style-name="T1">AND </text:span><text:span text:style-name="T36">max_height </text:span><text:span text:style-name="T23">&gt;= </text:span><text:span text:style-name="T36">min_height </text:span><text:span text:style-name="T23">),</text:span><text:line-break/><text:span text:style-name="T23"> <text:s text:c="3"/></text:span><text:span text:style-name="T1">CHECK </text:span><text:span text:style-name="T23">( </text:span><text:span text:style-name="T36">min_weight </text:span><text:span text:style-name="T23">&gt; </text:span><text:span text:style-name="T46">0 </text:span><text:span text:style-name="T1">AND </text:span><text:span text:style-name="T36">min_weight </text:span><text:span text:style-name="T23">&lt;= </text:span><text:span text:style-name="T36">max_weight </text:span><text:span text:style-name="T23">),</text:span><text:line-break/><text:span text:style-name="T23"> <text:s text:c="3"/></text:span><text:span text:style-name="T1">CHECK </text:span><text:span text:style-name="T23">( </text:span><text:span text:style-name="T36">max_weight </text:span><text:span text:style-name="T23">&gt; </text:span><text:span text:style-name="T46">0 </text:span><text:span text:style-name="T1">AND </text:span><text:span text:style-name="T36">max_weight </text:span><text:span text:style-name="T23">&gt;= </text:span><text:span text:style-name="T36">min_weight </text:span><text:span text:style-name="T23">),</text:span><text:line-break/><text:span text:style-name="T23"> <text:s text:c="3"/></text:span><text:span text:style-name="T1">FOREIGN KEY </text:span><text:span text:style-name="T23">(</text:span><text:span text:style-name="T36">play_name</text:span><text:span text:style-name="T23">) </text:span><text:span text:style-name="T1">REFERENCES </text:span><text:span text:style-name="T14">play</text:span><text:span text:style-name="T23">(</text:span><text:span text:style-name="T43">name</text:span><text:span text:style-name="T23">)</text:span><text:line-break/><text:span text:style-name="T23">);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9. Создание таблицы repertoire</text:p>
      <text:p text:style-name="P24"/>
      <text:p text:style-name="P25"><text:span text:style-name="T1">CREATE TABLE </text:span><text:span text:style-name="T14">repertoire </text:span><text:span text:style-name="T23">(</text:span><text:line-break/><text:span text:style-name="T23"> <text:s text:c="3"/></text:span><text:span text:style-name="T36">id </text:span><text:span text:style-name="T1">integer PRIMARY KEY</text:span><text:span text:style-name="T23">,</text:span><text:line-break/><text:span text:style-name="T23"> <text:s text:c="3"/></text:span><text:span text:style-name="T36">play_name </text:span><text:span text:style-name="T1">varchar</text:span><text:span text:style-name="T23">(</text:span><text:span text:style-name="T46">100</text:span><text:span text:style-name="T23">) </text:span><text:span text:style-name="T1">NOT NULL</text:span><text:span text:style-name="T23">,</text:span><text:line-break/><text:span text:style-name="T23"> <text:s text:c="3"/></text:span><text:span text:style-name="T36">start_date </text:span><text:span text:style-name="T1">date NOT NULL</text:span><text:span text:style-name="T23">,</text:span><text:line-break/><text:span text:style-name="T23"> <text:s text:c="3"/></text:span><text:span text:style-name="T36">start_time </text:span><text:span text:style-name="T1">time NOT NULL</text:span><text:span text:style-name="T23">,</text:span><text:line-break/><text:span text:style-name="T23"> <text:s text:c="3"/></text:span><text:span text:style-name="T36">is_premiere </text:span><text:span text:style-name="T1">boolean NOT NULL</text:span><text:span text:style-name="T23">,</text:span><text:line-break/><text:span text:style-name="T23"> <text:s text:c="3"/></text:span><text:span text:style-name="T36">artist_producer_id </text:span><text:span text:style-name="T1">integer NOT NULL</text:span><text:span text:style-name="T23">,</text:span><text:line-break/><text:span text:style-name="T23"> <text:s text:c="3"/></text:span><text:span text:style-name="T36">director_producer_id </text:span><text:span text:style-name="T1">integer NOT NULL</text:span><text:span text:style-name="T23">,</text:span><text:line-break/><text:span text:style-name="T23"> <text:s text:c="3"/></text:span><text:span text:style-name="T36">conductor_producer_id </text:span><text:span text:style-name="T1">integer NOT NULL</text:span><text:span text:style-name="T23">,</text:span><text:line-break/><text:line-break/><text:span text:style-name="T23"> <text:s text:c="3"/></text:span><text:span text:style-name="T1">CHECK </text:span><text:span text:style-name="T23">( </text:span><text:span text:style-name="T36">artist_producer_id </text:span><text:span text:style-name="T23">!= </text:span><text:span text:style-name="T14">repertoire</text:span><text:span text:style-name="T23">.</text:span><text:span text:style-name="T36">director_producer_id </text:span><text:span text:style-name="T1">AND</text:span><text:line-break/><text:span text:style-name="T1"> <text:s text:c="11"/></text:span><text:span text:style-name="T36">director_producer_id </text:span><text:span text:style-name="T23">!= </text:span><text:span text:style-name="T14">repertoire</text:span><text:span text:style-name="T23">.</text:span><text:span text:style-name="T36">conductor_producer_id </text:span><text:span text:style-name="T1">AND</text:span><text:line-break/><text:span text:style-name="T1"> <text:s text:c="11"/></text:span><text:span text:style-name="T36">conductor_producer_id </text:span><text:span text:style-name="T23">!= </text:span><text:span text:style-name="T14">repertoire</text:span><text:span text:style-name="T23">.</text:span><text:span text:style-name="T36">artist_producer_id</text:span><text:span text:style-name="T23">),</text:span><text:line-break/><text:line-break/><text:span text:style-name="T23"> <text:s text:c="3"/></text:span><text:span text:style-name="T1">UNIQUE </text:span><text:span text:style-name="T23">(</text:span><text:span text:style-name="T36">start_date</text:span><text:span text:style-name="T23">, </text:span><text:span text:style-name="T36">start_time</text:span><text:span text:style-name="T23">),</text:span><text:line-break/><text:span text:style-name="T23"> <text:s text:c="3"/></text:span><text:span text:style-name="T1">FOREIGN KEY </text:span><text:span text:style-name="T23">(</text:span><text:span text:style-name="T36">play_name</text:span><text:span text:style-name="T23">) </text:span><text:span text:style-name="T1">REFERENCES </text:span><text:span text:style-name="T14">play</text:span><text:span text:style-name="T23">(</text:span><text:span text:style-name="T43">name</text:span><text:span text:style-name="T23">),</text:span><text:line-break/><text:span text:style-name="T23"> <text:s text:c="3"/></text:span><text:span text:style-name="T1">FOREIGN KEY </text:span><text:span text:style-name="T23">(</text:span><text:span text:style-name="T36">artist_producer_id</text:span><text:span text:style-name="T23">) </text:span><text:span text:style-name="T1">REFERENCES </text:span><text:span text:style-name="T14">producer</text:span><text:span text:style-name="T23">(</text:span><text:span text:style-name="T36">id</text:span><text:span text:style-name="T23">),</text:span><text:line-break/><text:span text:style-name="T23"> <text:s text:c="3"/></text:span><text:span text:style-name="T1">FOREIGN KEY </text:span><text:span text:style-name="T23">(</text:span><text:span text:style-name="T36">director_producer_id</text:span><text:span text:style-name="T23">) </text:span><text:span text:style-name="T1">REFERENCES </text:span><text:span text:style-name="T14">producer</text:span><text:span text:style-name="T23">(</text:span><text:span text:style-name="T36">id</text:span><text:span text:style-name="T23">),</text:span><text:line-break/><text:span text:style-name="T23"> <text:s text:c="3"/></text:span><text:span text:style-name="T1">FOREIGN KEY </text:span><text:span text:style-name="T23">(</text:span><text:span text:style-name="T36">conductor_producer_id</text:span><text:span text:style-name="T23">) </text:span><text:span text:style-name="T1">REFERENCES </text:span><text:span text:style-name="T14">producer</text:span><text:span text:style-name="T23">(</text:span><text:span text:style-name="T36">id</text:span><text:span text:style-name="T23">)</text:span><text:line-break/><text:span text:style-name="T23">)</text:span></text:p>
      <text:p text:style-name="P24"/>
      <text:p text:style-name="P25"><text:span text:style-name="T1">CREATE SEQUENCE IF NOT EXISTS </text:span><text:span text:style-name="T23">repertoire_seq </text:span><text:span text:style-name="T1">START WITH </text:span><text:span text:style-name="T46">1</text:span><text:span text:style-name="T23">;</text:span><text:line-break/><text:line-break/><text:span text:style-name="T1">CREATE OR REPLACE FUNCTION </text:span><text:span text:style-name="T54">repertoire_auto_inc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 </text:span><text:span text:style-name="T48">$$</text:span><text:line-break/><text:span text:style-name="T1">BEGIN</text:span><text:line-break/><text:span text:style-name="T1"> <text:s text:c="3"/>NEW</text:span><text:span text:style-name="T23">.</text:span><text:span text:style-name="T36">id </text:span><text:span text:style-name="T23">= </text:span><text:span text:style-name="T54">nextval</text:span><text:span text:style-name="T23">(</text:span><text:span text:style-name="T48">'</text:span><text:span text:style-name="T50">repertoire_seq</text:span><text:span text:style-name="T48">'</text:span><text:span text:style-name="T23">);</text:span><text:line-break/><text:span text:style-name="T23"> <text:s text:c="3"/></text:span><text:span text:style-name="T1">return NEW</text:span><text:span text:style-name="T23">;</text:span><text:line-break/><text:span text:style-name="T1">END</text:span><text:line-break/><text:span text:style-name="T48">$$</text:span><text:span text:style-name="T23">;</text:span><text:line-break/><text:line-break/><text:span text:style-name="T1">CREATE OR REPLACE TRIGGER </text:span><text:span text:style-name="T23">auto_inc_repertoire_trigger</text:span><text:line-break/><text:span text:style-name="T23"> <text:s text:c="3"/></text:span><text:span text:style-name="T1">BEFORE INSERT ON </text:span><text:span text:style-name="T14">repertoire</text:span><text:line-break/><text:span text:style-name="T14"> <text:s text:c="3"/></text:span><text:span text:style-name="T1">FOR EACH ROW EXECUTE PROCEDURE </text:span><text:span text:style-name="T54">repertoire_auto_inc</text:span><text:span text:style-name="T23">();</text:span></text:p>
      <text:p text:style-name="P24"/>
      <text:p text:style-name="P24"/>
      <text:p text:style-name="P25"><text:bookmark text:name="__DdeLink__40443_4010001040"/><text:span text:style-name="T1">CREATE OR REPLACE FUNCTION </text:span><text:span text:style-name="T54">is_repertoire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artist_producer_role </text:span><text:span text:style-name="T1">varchar</text:span><text:span text:style-name="T23">(</text:span><text:span text:style-name="T46">30</text:span><text:span text:style-name="T23">);</text:span><text:line-break/><text:soft-page-break/><text:span text:style-name="T23"> <text:s text:c="3"/></text:span><text:span text:style-name="T36">director_producer_role </text:span><text:span text:style-name="T1">varchar</text:span><text:span text:style-name="T23">(</text:span><text:span text:style-name="T46">30</text:span><text:span text:style-name="T23">);</text:span><text:line-break/><text:span text:style-name="T23"> <text:s text:c="3"/></text:span><text:span text:style-name="T36">conductor_producer_role </text:span><text:span text:style-name="T1">varchar</text:span><text:span text:style-name="T23">(</text:span><text:span text:style-name="T46">30</text:span><text:span text:style-name="T23">);</text:span><text:line-break/><text:line-break/><text:span text:style-name="T1">BEGIN</text:span><text:line-break/><text:span text:style-name="T1"> <text:s text:c="3"/>if </text:span><text:span text:style-name="T23">(</text:span><text:span text:style-name="T1">new</text:span><text:span text:style-name="T23">.</text:span><text:span text:style-name="T36">is_premiere </text:span><text:span text:style-name="T23">= </text:span><text:span text:style-name="T1">true</text:span><text:span text:style-name="T23">) </text:span><text:span text:style-name="T1">then</text:span><text:line-break/><text:span text:style-name="T1"> <text:s text:c="7"/>if </text:span><text:span text:style-name="T23">((</text:span><text:line-break/><text:span text:style-name="T23"> <text:s text:c="11"/></text:span><text:span text:style-name="T1">SELECT </text:span><text:span text:style-name="T54">count</text:span><text:span text:style-name="T23">(r.</text:span><text:span text:style-name="T36">is_premiere</text:span><text:span text:style-name="T23">)</text:span><text:line-break/><text:span text:style-name="T23"> <text:s text:c="11"/></text:span><text:span text:style-name="T1">FROM </text:span><text:span text:style-name="T14">repertoire </text:span><text:span text:style-name="T23">r</text:span><text:line-break/><text:span text:style-name="T23"> <text:s text:c="11"/></text:span><text:span text:style-name="T1">WHERE </text:span><text:span text:style-name="T23">r.</text:span><text:span text:style-name="T36">play_name </text:span><text:span text:style-name="T23">= </text:span><text:span text:style-name="T1">new</text:span><text:span text:style-name="T23">.</text:span><text:span text:style-name="T36">play_name </text:span><text:span text:style-name="T1">AND </text:span><text:span text:style-name="T23">r.</text:span><text:span text:style-name="T36">is_premiere </text:span><text:span text:style-name="T23">= </text:span><text:span text:style-name="T1">true</text:span><text:line-break/><text:span text:style-name="T1"> <text:s text:c="11"/></text:span><text:span text:style-name="T23">) != </text:span><text:span text:style-name="T46">0</text:span><text:span text:style-name="T23">) </text:span><text:span text:style-name="T1">then</text:span><text:line-break/><text:span text:style-name="T1"> <text:s text:c="11"/>raise exception </text:span><text:span text:style-name="T48">'The play % has already premiered'</text:span><text:span text:style-name="T23">, </text:span><text:span text:style-name="T1">new</text:span><text:span text:style-name="T23">.</text:span><text:span text:style-name="T36">play_name</text:span><text:span text:style-name="T23">;</text:span><text:line-break/><text:span text:style-name="T23"> <text:s text:c="7"/></text:span><text:span text:style-name="T1">end if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line-break/><text:span text:style-name="T23"> <text:s text:c="3"/></text:span><text:span text:style-name="T36">artist_producer_role </text:span><text:span text:style-name="T23">= (</text:span><text:span text:style-name="T1">SELECT </text:span><text:span text:style-name="T23">p.</text:span><text:span text:style-name="T36">role </text:span><text:span text:style-name="T1">FROM </text:span><text:span text:style-name="T14">producer </text:span><text:span text:style-name="T23">p </text:span><text:span text:style-name="T1">WHERE </text:span><text:span text:style-name="T23">p.</text:span><text:span text:style-name="T36">id </text:span><text:span text:style-name="T23">= </text:span><text:span text:style-name="T1">new</text:span><text:span text:style-name="T23">.</text:span><text:span text:style-name="T36">artist_producer_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artist_producer_role </text:span><text:span text:style-name="T1">IS NULL</text:span><text:span text:style-name="T23">) </text:span><text:span text:style-name="T1">then</text:span><text:line-break/><text:span text:style-name="T1"> <text:s text:c="7"/>raise exception </text:span><text:span text:style-name="T48">'Artist producer with % id is not exist'</text:span><text:span text:style-name="T23">, </text:span><text:span text:style-name="T1">new</text:span><text:span text:style-name="T23">.</text:span><text:span text:style-name="T36">artist_produce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if </text:span><text:span text:style-name="T23">(</text:span><text:span text:style-name="T36">artist_producer_role </text:span><text:span text:style-name="T23">!= </text:span><text:span text:style-name="T48">'Художник'</text:span><text:span text:style-name="T23">) </text:span><text:span text:style-name="T1">then</text:span><text:line-break/><text:span text:style-name="T1"> <text:s text:c="7"/>raise exception </text:span><text:span text:style-name="T48">'Producer with % id is not an artist'</text:span><text:span text:style-name="T23">, </text:span><text:span text:style-name="T1">new</text:span><text:span text:style-name="T23">.</text:span><text:span text:style-name="T36">artist_produce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36">director_producer_role </text:span><text:span text:style-name="T23">= (</text:span><text:span text:style-name="T1">SELECT </text:span><text:span text:style-name="T23">p.</text:span><text:span text:style-name="T36">role </text:span><text:span text:style-name="T1">FROM </text:span><text:span text:style-name="T14">producer </text:span><text:span text:style-name="T23">p </text:span><text:span text:style-name="T1">WHERE </text:span><text:span text:style-name="T23">p.</text:span><text:span text:style-name="T36">id </text:span><text:span text:style-name="T23">= </text:span><text:span text:style-name="T1">new</text:span><text:span text:style-name="T23">.</text:span><text:span text:style-name="T36">director_producer_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director_producer_role </text:span><text:span text:style-name="T1">IS NULL</text:span><text:span text:style-name="T23">) </text:span><text:span text:style-name="T1">then</text:span><text:line-break/><text:span text:style-name="T1"> <text:s text:c="7"/>raise exception </text:span><text:span text:style-name="T48">'Director producer with % id is not exist'</text:span><text:span text:style-name="T23">, </text:span><text:span text:style-name="T1">new</text:span><text:span text:style-name="T23">.</text:span><text:span text:style-name="T36">director_produce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if </text:span><text:span text:style-name="T23">(</text:span><text:span text:style-name="T36">director_producer_role </text:span><text:span text:style-name="T23">!= </text:span><text:span text:style-name="T48">'Режиссёр'</text:span><text:span text:style-name="T23">) </text:span><text:span text:style-name="T1">then</text:span><text:line-break/><text:span text:style-name="T1"> <text:s text:c="7"/>raise exception </text:span><text:span text:style-name="T48">'Producer with % id is not a director'</text:span><text:span text:style-name="T23">, </text:span><text:span text:style-name="T1">new</text:span><text:span text:style-name="T23">.</text:span><text:span text:style-name="T36">director_produce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36">conductor_producer_role </text:span><text:span text:style-name="T23">= (</text:span><text:span text:style-name="T1">SELECT </text:span><text:span text:style-name="T23">p.</text:span><text:span text:style-name="T36">role </text:span><text:span text:style-name="T1">FROM </text:span><text:span text:style-name="T14">producer </text:span><text:span text:style-name="T23">p </text:span><text:span text:style-name="T1">WHERE </text:span><text:span text:style-name="T23">p.</text:span><text:span text:style-name="T36">id </text:span><text:span text:style-name="T23">= </text:span><text:span text:style-name="T1">new</text:span><text:span text:style-name="T23">.</text:span><text:span text:style-name="T36">conductor_producer_id</text:span><text:span text:style-name="T23">);</text:span><text:line-break/><text:line-break/><text:span text:style-name="T23"> <text:s text:c="3"/></text:span><text:span text:style-name="T1">if </text:span><text:span text:style-name="T23">(</text:span><text:span text:style-name="T36">conductor_producer_role </text:span><text:span text:style-name="T1">IS NULL</text:span><text:span text:style-name="T23">) </text:span><text:span text:style-name="T1">then</text:span><text:line-break/><text:soft-page-break/><text:span text:style-name="T1"> <text:s text:c="7"/>raise exception </text:span><text:span text:style-name="T48">'Conductor producer with % id is not exist'</text:span><text:span text:style-name="T23">, </text:span><text:span text:style-name="T1">new</text:span><text:span text:style-name="T23">.</text:span><text:span text:style-name="T36">conductor_produce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if </text:span><text:span text:style-name="T23">(</text:span><text:span text:style-name="T36">conductor_producer_role </text:span><text:span text:style-name="T23">!= </text:span><text:span text:style-name="T48">'Дирижёр'</text:span><text:span text:style-name="T23">) </text:span><text:span text:style-name="T1">then</text:span><text:line-break/><text:span text:style-name="T1"> <text:s text:c="7"/>raise exception </text:span><text:span text:style-name="T48">'Producer with % id is not a conductor'</text:span><text:span text:style-name="T23">, </text:span><text:span text:style-name="T1">new</text:span><text:span text:style-name="T23">.</text:span><text:span text:style-name="T36">conductor_producer_id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new</text:span><text:span text:style-name="T23">;</text:span><text:line-break/><text:span text:style-name="T1">END</text:span><text:line-break/><text:span text:style-name="T48">$$</text:span></text:p>
      <text:p text:style-name="P24"/>
      <text:p text:style-name="P24"/>
      <text:p text:style-name="P24"/>
      <text:p text:style-name="P24"/>
      <text:p text:style-name="P24"/>
      <text:p text:style-name="P25"><text:bookmark-start text:name="__DdeLink__32719_2587729037"/><text:span text:style-name="T1">CREATE OR REPLACE TRIGGER </text:span><text:span text:style-name="T23">check_if_repertoire_correct</text:span><text:line-break/><text:span text:style-name="T23"> <text:s text:c="3"/></text:span><text:span text:style-name="T1">BEFORE INSERT ON </text:span><text:span text:style-name="T14">repertoire</text:span><text:line-break/><text:span text:style-name="T14"> <text:s text:c="3"/></text:span><text:span text:style-name="T1">FOR EACH ROW EXECUTE PROCEDURE </text:span><text:span text:style-name="T54">is_repertoire_correct</text:span><text:span text:style-name="T23">();</text:span><text:bookmark-end text:name="__DdeLink__32719_2587729037"/></text:p>
      <text:p text:style-name="P24"/>
      <text:p text:style-name="P25"><text:bookmark text:name="__DdeLink__41049_4010001040"/><text:span text:style-name="T1">CREATE OR REPLACE FUNCTION </text:span><text:span text:style-name="T54">is_repertoire_update_correct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artist_producer_role </text:span><text:span text:style-name="T1">varchar</text:span><text:span text:style-name="T23">(</text:span><text:span text:style-name="T46">30</text:span><text:span text:style-name="T23">);</text:span><text:line-break/><text:span text:style-name="T23"> <text:s text:c="3"/></text:span><text:span text:style-name="T36">director_producer_role </text:span><text:span text:style-name="T1">varchar</text:span><text:span text:style-name="T23">(</text:span><text:span text:style-name="T46">30</text:span><text:span text:style-name="T23">);</text:span><text:line-break/><text:span text:style-name="T23"> <text:s text:c="3"/></text:span><text:span text:style-name="T36">conductor_producer_role </text:span><text:span text:style-name="T1">varchar</text:span><text:span text:style-name="T23">(</text:span><text:span text:style-name="T46">30</text:span><text:span text:style-name="T23">);</text:span><text:line-break/><text:line-break/><text:span text:style-name="T1">BEGIN</text:span><text:line-break/><text:span text:style-name="T1"> <text:s text:c="3"/>if </text:span><text:span text:style-name="T23">(</text:span><text:span text:style-name="T1">new</text:span><text:span text:style-name="T23">.</text:span><text:span text:style-name="T36">artist_producer_id </text:span><text:span text:style-name="T1">IS NOT NULL</text:span><text:span text:style-name="T23">) </text:span><text:span text:style-name="T1">then</text:span><text:line-break/><text:span text:style-name="T1"> <text:s text:c="7"/></text:span><text:span text:style-name="T36">artist_producer_role </text:span><text:span text:style-name="T23">= (</text:span><text:span text:style-name="T1">SELECT </text:span><text:span text:style-name="T23">p.</text:span><text:span text:style-name="T36">role </text:span><text:span text:style-name="T1">FROM </text:span><text:span text:style-name="T14">producer </text:span><text:span text:style-name="T23">p </text:span><text:span text:style-name="T1">WHERE </text:span><text:span text:style-name="T23">p.</text:span><text:span text:style-name="T36">id </text:span><text:span text:style-name="T23">= </text:span><text:span text:style-name="T1">new</text:span><text:span text:style-name="T23">.</text:span><text:span text:style-name="T36">artist_producer_id</text:span><text:span text:style-name="T23">);</text:span><text:line-break/><text:line-break/><text:span text:style-name="T23"> <text:s text:c="7"/></text:span><text:span text:style-name="T1">if </text:span><text:span text:style-name="T23">(</text:span><text:span text:style-name="T36">artist_producer_role </text:span><text:span text:style-name="T1">IS NULL</text:span><text:span text:style-name="T23">) </text:span><text:span text:style-name="T1">then</text:span><text:line-break/><text:span text:style-name="T1"> <text:s text:c="11"/>raise exception </text:span><text:span text:style-name="T48">'Artist producer with % id is not exist'</text:span><text:span text:style-name="T23">, </text:span><text:span text:style-name="T1">new</text:span><text:span text:style-name="T23">.</text:span><text:span text:style-name="T36">artist_producer_id</text:span><text:span text:style-name="T23">;</text:span><text:line-break/><text:span text:style-name="T23"> <text:s text:c="7"/></text:span><text:span text:style-name="T1">end if</text:span><text:span text:style-name="T23">;</text:span><text:line-break/><text:line-break/><text:span text:style-name="T23"> <text:s text:c="7"/></text:span><text:span text:style-name="T1">if </text:span><text:span text:style-name="T23">(</text:span><text:span text:style-name="T36">artist_producer_role </text:span><text:span text:style-name="T23">!= </text:span><text:span text:style-name="T48">'Художник'</text:span><text:span text:style-name="T23">) </text:span><text:span text:style-name="T1">then</text:span><text:line-break/><text:span text:style-name="T1"> <text:s text:c="11"/>raise exception </text:span><text:span text:style-name="T48">'Producer with % id is not an artist'</text:span><text:span text:style-name="T23">, </text:span><text:span text:style-name="T1">new</text:span><text:span text:style-name="T23">.</text:span><text:span text:style-name="T36">artist_producer_id</text:span><text:span text:style-name="T23">;</text:span><text:line-break/><text:span text:style-name="T23"> <text:s text:c="7"/></text:span><text:span text:style-name="T1">end if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oft-page-break/><text:span text:style-name="T23"> <text:s text:c="3"/></text:span><text:span text:style-name="T1">if </text:span><text:span text:style-name="T23">(</text:span><text:span text:style-name="T1">new</text:span><text:span text:style-name="T23">.</text:span><text:span text:style-name="T36">director_producer_id </text:span><text:span text:style-name="T1">IS NOT NULL</text:span><text:span text:style-name="T23">) </text:span><text:span text:style-name="T1">then</text:span><text:line-break/><text:span text:style-name="T1"> <text:s text:c="7"/></text:span><text:span text:style-name="T36">director_producer_role </text:span><text:span text:style-name="T23">= (</text:span><text:span text:style-name="T1">SELECT </text:span><text:span text:style-name="T23">p.</text:span><text:span text:style-name="T36">role </text:span><text:span text:style-name="T1">FROM </text:span><text:span text:style-name="T14">producer </text:span><text:span text:style-name="T23">p </text:span><text:span text:style-name="T1">WHERE </text:span><text:span text:style-name="T23">p.</text:span><text:span text:style-name="T36">id </text:span><text:span text:style-name="T23">= </text:span><text:span text:style-name="T1">new</text:span><text:span text:style-name="T23">.</text:span><text:span text:style-name="T36">director_producer_id</text:span><text:span text:style-name="T23">);</text:span><text:line-break/><text:line-break/><text:span text:style-name="T23"> <text:s text:c="7"/></text:span><text:span text:style-name="T1">if </text:span><text:span text:style-name="T23">(</text:span><text:span text:style-name="T36">director_producer_role </text:span><text:span text:style-name="T1">IS NULL</text:span><text:span text:style-name="T23">) </text:span><text:span text:style-name="T1">then</text:span><text:line-break/><text:span text:style-name="T1"> <text:s text:c="11"/>raise exception </text:span><text:span text:style-name="T48">'Director producer with % id is not exist'</text:span><text:span text:style-name="T23">, </text:span><text:span text:style-name="T1">new</text:span><text:span text:style-name="T23">.</text:span><text:span text:style-name="T36">director_producer_id</text:span><text:span text:style-name="T23">;</text:span><text:line-break/><text:span text:style-name="T23"> <text:s text:c="7"/></text:span><text:span text:style-name="T1">end if</text:span><text:span text:style-name="T23">;</text:span><text:line-break/><text:line-break/><text:span text:style-name="T23"> <text:s text:c="7"/></text:span><text:span text:style-name="T1">if </text:span><text:span text:style-name="T23">(</text:span><text:span text:style-name="T36">director_producer_role </text:span><text:span text:style-name="T23">!= </text:span><text:span text:style-name="T48">'Режиссёр'</text:span><text:span text:style-name="T23">) </text:span><text:span text:style-name="T1">then</text:span><text:line-break/><text:span text:style-name="T1"> <text:s text:c="11"/>raise exception </text:span><text:span text:style-name="T48">'Producer with % id is not a director'</text:span><text:span text:style-name="T23">, </text:span><text:span text:style-name="T1">new</text:span><text:span text:style-name="T23">.</text:span><text:span text:style-name="T36">director_producer_id</text:span><text:span text:style-name="T23">;</text:span><text:line-break/><text:span text:style-name="T23"> <text:s text:c="7"/></text:span><text:span text:style-name="T1">end if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if </text:span><text:span text:style-name="T23">(</text:span><text:span text:style-name="T1">new</text:span><text:span text:style-name="T23">.</text:span><text:span text:style-name="T36">conductor_producer_id </text:span><text:span text:style-name="T1">IS NOT NULL</text:span><text:span text:style-name="T23">) </text:span><text:span text:style-name="T1">then</text:span><text:line-break/><text:span text:style-name="T1"> <text:s text:c="7"/></text:span><text:span text:style-name="T36">conductor_producer_role </text:span><text:span text:style-name="T23">= (</text:span><text:span text:style-name="T1">SELECT </text:span><text:span text:style-name="T23">p.</text:span><text:span text:style-name="T36">role </text:span><text:span text:style-name="T1">FROM </text:span><text:span text:style-name="T14">producer </text:span><text:span text:style-name="T23">p </text:span><text:span text:style-name="T1">WHERE </text:span><text:span text:style-name="T23">p.</text:span><text:span text:style-name="T36">id </text:span><text:span text:style-name="T23">= </text:span><text:span text:style-name="T1">new</text:span><text:span text:style-name="T23">.</text:span><text:span text:style-name="T36">conductor_producer_id</text:span><text:span text:style-name="T23">);</text:span><text:line-break/><text:line-break/><text:span text:style-name="T23"> <text:s text:c="7"/></text:span><text:span text:style-name="T1">if </text:span><text:span text:style-name="T23">(</text:span><text:span text:style-name="T36">conductor_producer_role </text:span><text:span text:style-name="T1">IS NULL</text:span><text:span text:style-name="T23">) </text:span><text:span text:style-name="T1">then</text:span><text:line-break/><text:span text:style-name="T1"> <text:s text:c="11"/>raise exception </text:span><text:span text:style-name="T48">'Conductor producer with % id is not exist'</text:span><text:span text:style-name="T23">, </text:span><text:span text:style-name="T1">new</text:span><text:span text:style-name="T23">.</text:span><text:span text:style-name="T36">conductor_producer_id</text:span><text:span text:style-name="T23">;</text:span><text:line-break/><text:span text:style-name="T23"> <text:s text:c="7"/></text:span><text:span text:style-name="T1">end if</text:span><text:span text:style-name="T23">;</text:span><text:line-break/><text:line-break/><text:span text:style-name="T23"> <text:s text:c="7"/></text:span><text:span text:style-name="T1">if </text:span><text:span text:style-name="T23">(</text:span><text:span text:style-name="T36">conductor_producer_role </text:span><text:span text:style-name="T23">!= </text:span><text:span text:style-name="T48">'Дирижёр'</text:span><text:span text:style-name="T23">) </text:span><text:span text:style-name="T1">then</text:span><text:line-break/><text:span text:style-name="T1"> <text:s text:c="11"/>raise exception </text:span><text:span text:style-name="T48">'Producer with % id is not a conductor'</text:span><text:span text:style-name="T23">, </text:span><text:span text:style-name="T1">new</text:span><text:span text:style-name="T23">.</text:span><text:span text:style-name="T36">conductor_producer_id</text:span><text:span text:style-name="T23">;</text:span><text:line-break/><text:span text:style-name="T23"> <text:s text:c="7"/></text:span><text:span text:style-name="T1">end if</text:span><text:span text:style-name="T23">;</text:span><text:line-break/><text:span text:style-name="T23"> <text:s text:c="3"/></text:span><text:span text:style-name="T1">end if</text:span><text:span text:style-name="T23">;</text:span><text:line-break/><text:line-break/><text:span text:style-name="T23"> <text:s text:c="3"/></text:span><text:span text:style-name="T1">return new</text:span><text:span text:style-name="T23">;</text:span><text:line-break/><text:span text:style-name="T1">END</text:span><text:line-break/><text:span text:style-name="T48">$$</text:span></text:p>
      <text:p text:style-name="P24"/>
      <text:p text:style-name="P24"/>
      <text:p text:style-name="P25"><text:span text:style-name="T1">CREATE OR REPLACE TRIGGER </text:span><text:span text:style-name="T23">check_if_repertoire_update_correct</text:span><text:line-break/><text:span text:style-name="T23"> <text:s text:c="3"/></text:span><text:span text:style-name="T1">BEFORE UPDATE ON </text:span><text:span text:style-name="T14">repertoire</text:span><text:line-break/><text:span text:style-name="T14"> <text:s text:c="3"/></text:span><text:span text:style-name="T1">FOR EACH ROW EXECUTE PROCEDURE </text:span><text:span text:style-name="T54">is_repertoire_update_correct</text:span><text:span text:style-name="T23">()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10. Создание таблицы musicians_for_play</text:p>
      <text:p text:style-name="P26"/>
      <text:p text:style-name="P27"><text:span text:style-name="T1">CREATE TABLE </text:span><text:span text:style-name="T14">musicians_for_play </text:span><text:span text:style-name="T23">(</text:span><text:line-break/><text:span text:style-name="T23"> <text:s text:c="3"/></text:span><text:span text:style-name="T36">repertoire_play_id </text:span><text:span text:style-name="T1">integer</text:span><text:span text:style-name="T23">,</text:span><text:line-break/><text:span text:style-name="T23"> <text:s text:c="3"/></text:span><text:span text:style-name="T36">musician_id </text:span><text:span text:style-name="T1">integer</text:span><text:span text:style-name="T23">,</text:span><text:line-break/><text:span text:style-name="T23"> <text:s text:c="3"/></text:span><text:span text:style-name="T1">PRIMARY KEY </text:span><text:span text:style-name="T23">(</text:span><text:span text:style-name="T36">repertoire_play_id</text:span><text:span text:style-name="T23">, </text:span><text:span text:style-name="T36">musician_id</text:span><text:span text:style-name="T23">),</text:span><text:line-break/><text:span text:style-name="T23"> <text:s text:c="3"/></text:span><text:span text:style-name="T1">FOREIGN KEY </text:span><text:span text:style-name="T23">(</text:span><text:span text:style-name="T36">repertoire_play_id</text:span><text:span text:style-name="T23">) </text:span><text:span text:style-name="T1">REFERENCES </text:span><text:span text:style-name="T14">repertoire</text:span><text:span text:style-name="T23">(</text:span><text:span text:style-name="T36">id</text:span><text:span text:style-name="T23">),</text:span><text:line-break/><text:span text:style-name="T23"> <text:s text:c="3"/></text:span><text:span text:style-name="T1">FOREIGN KEY </text:span><text:span text:style-name="T23">(</text:span><text:span text:style-name="T36">musician_id</text:span><text:span text:style-name="T23">) </text:span><text:span text:style-name="T1">REFERENCES </text:span><text:span text:style-name="T14">musician</text:span><text:span text:style-name="T23">(</text:span><text:span text:style-name="T36">id</text:span><text:span text:style-name="T23">)</text:span><text:line-break/><text:span text:style-name="T23">)</text:span></text:p>
      <text:p text:style-name="P26"/>
      <text:p text:style-name="P28">11. Создание таблицы ticket</text:p>
      <text:p text:style-name="P28"/>
      <text:p text:style-name="P29"><text:span text:style-name="T1">CREATE TABLE </text:span><text:span text:style-name="T14">ticket </text:span><text:span text:style-name="T23">(</text:span><text:line-break/><text:span text:style-name="T23"> <text:s text:c="3"/></text:span><text:span text:style-name="T36">repertoire_play_id </text:span><text:span text:style-name="T1">integer</text:span><text:span text:style-name="T23">,</text:span><text:line-break/><text:span text:style-name="T23"> <text:s text:c="3"/></text:span><text:span text:style-name="T43">row </text:span><text:span text:style-name="T1">integer NOT NULL CHECK </text:span><text:span text:style-name="T23">( </text:span><text:span text:style-name="T43">row </text:span><text:span text:style-name="T23">&gt; </text:span><text:span text:style-name="T46">0 </text:span><text:span text:style-name="T23">),</text:span><text:line-break/><text:span text:style-name="T23"> <text:s text:c="3"/></text:span><text:span text:style-name="T36">place </text:span><text:span text:style-name="T1">integer NOT NULL CHECK </text:span><text:span text:style-name="T23">( </text:span><text:span text:style-name="T36">place </text:span><text:span text:style-name="T23">&gt; </text:span><text:span text:style-name="T46">0 </text:span><text:span text:style-name="T23">),</text:span><text:line-break/><text:span text:style-name="T23"> <text:s text:c="3"/></text:span><text:span text:style-name="T36">price </text:span><text:span text:style-name="T1">integer NOT NULL CHECK </text:span><text:span text:style-name="T23">( </text:span><text:span text:style-name="T36">price </text:span><text:span text:style-name="T23">&gt; </text:span><text:span text:style-name="T46">0 </text:span><text:span text:style-name="T23">),</text:span><text:line-break/><text:span text:style-name="T23"> <text:s text:c="3"/></text:span><text:span text:style-name="T36">is_sold </text:span><text:span text:style-name="T1">boolean NOT NULL</text:span><text:span text:style-name="T23">,</text:span><text:line-break/><text:span text:style-name="T23"> <text:s text:c="3"/></text:span><text:span text:style-name="T1">PRIMARY KEY </text:span><text:span text:style-name="T23">(</text:span><text:span text:style-name="T36">repertoire_play_id</text:span><text:span text:style-name="T23">, </text:span><text:span text:style-name="T43">row</text:span><text:span text:style-name="T23">, </text:span><text:span text:style-name="T36">place</text:span><text:span text:style-name="T23">),</text:span><text:line-break/><text:span text:style-name="T23"> <text:s text:c="3"/></text:span><text:span text:style-name="T1">FOREIGN KEY </text:span><text:span text:style-name="T23">(</text:span><text:span text:style-name="T36">repertoire_play_id</text:span><text:span text:style-name="T23">) </text:span><text:span text:style-name="T1">REFERENCES </text:span><text:span text:style-name="T14">repertoire</text:span><text:span text:style-name="T23">(</text:span><text:span text:style-name="T36">id</text:span><text:span text:style-name="T23">)</text:span><text:line-break/><text:span text:style-name="T23">)</text:span></text:p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12. Создание таблицы actor_for_role</text:p>
      <text:p text:style-name="P30"/>
      <text:p text:style-name="P31"><text:span text:style-name="T1">CREATE TABLE </text:span><text:span text:style-name="T14">actor_for_role </text:span><text:span text:style-name="T23">(</text:span><text:line-break/><text:span text:style-name="T23"> <text:s text:c="3"/></text:span><text:span text:style-name="T36">actor_id </text:span><text:span text:style-name="T1">integer</text:span><text:span text:style-name="T23">,</text:span><text:line-break/><text:span text:style-name="T23"> <text:s text:c="3"/></text:span><text:span text:style-name="T36">role_name </text:span><text:span text:style-name="T1">varchar</text:span><text:span text:style-name="T23">(</text:span><text:span text:style-name="T46">100</text:span><text:span text:style-name="T23">),</text:span><text:line-break/><text:span text:style-name="T23"> <text:s text:c="3"/></text:span><text:span text:style-name="T36">repertoire_play_id </text:span><text:span text:style-name="T1">integer</text:span><text:span text:style-name="T23">,</text:span><text:line-break/><text:span text:style-name="T23"> <text:s text:c="3"/></text:span><text:span text:style-name="T36">understudy </text:span><text:span text:style-name="T1">boolean NOT NULL</text:span><text:span text:style-name="T23">,</text:span><text:line-break/><text:span text:style-name="T23"> <text:s text:c="3"/></text:span><text:span text:style-name="T1">PRIMARY KEY </text:span><text:span text:style-name="T23">(</text:span><text:span text:style-name="T36">actor_id</text:span><text:span text:style-name="T23">, </text:span><text:span text:style-name="T36">role_name</text:span><text:span text:style-name="T23">, </text:span><text:span text:style-name="T36">repertoire_play_id</text:span><text:span text:style-name="T23">),</text:span><text:line-break/><text:span text:style-name="T23"> <text:s text:c="3"/></text:span><text:span text:style-name="T1">FOREIGN KEY </text:span><text:span text:style-name="T23">(</text:span><text:span text:style-name="T36">actor_id</text:span><text:span text:style-name="T23">) </text:span><text:span text:style-name="T1">REFERENCES </text:span><text:span text:style-name="T14">actor</text:span><text:span text:style-name="T23">(</text:span><text:span text:style-name="T36">id</text:span><text:span text:style-name="T23">),</text:span><text:line-break/><text:span text:style-name="T23"> <text:s text:c="3"/></text:span><text:span text:style-name="T1">FOREIGN KEY </text:span><text:span text:style-name="T23">(</text:span><text:span text:style-name="T36">role_name</text:span><text:span text:style-name="T23">) </text:span><text:span text:style-name="T1">REFERENCES </text:span><text:span text:style-name="T19">role</text:span><text:span text:style-name="T23">(</text:span><text:span text:style-name="T36">role_name</text:span><text:span text:style-name="T23">),</text:span><text:line-break/><text:span text:style-name="T23"> <text:s text:c="3"/></text:span><text:span text:style-name="T1">FOREIGN KEY </text:span><text:span text:style-name="T23">(</text:span><text:span text:style-name="T36">repertoire_play_id</text:span><text:span text:style-name="T23">) </text:span><text:span text:style-name="T1">REFERENCES </text:span><text:span text:style-name="T14">repertoire</text:span><text:span text:style-name="T23">(</text:span><text:span text:style-name="T36">id</text:span><text:span text:style-name="T23">)</text:span><text:line-break/><text:span text:style-name="T23">)</text:span></text:p>
      <text:p text:style-name="P30"/>
      <text:p text:style-name="P32"><text:bookmark text:name="__DdeLink__33121_2587729037"/><text:bookmark text:name="__DdeLink__47013_4010001040"/><text:span text:style-name="T1">CREATE OR REPLACE FUNCTION </text:span><text:span text:style-name="T54">is_role_play_equals_with_repertoire_play</text:span><text:span text:style-name="T23">()</text:span><text:line-break/><text:span text:style-name="T1">RETURNS TRIGGER</text:span><text:line-break/><text:span text:style-name="T1">LANGUAGE </text:span><text:span text:style-name="T14">plpgsql</text:span><text:line-break/><text:span text:style-name="T1">AS</text:span><text:line-break/><text:span text:style-name="T48">$$</text:span><text:line-break/><text:span text:style-name="T1">DECLARE</text:span><text:line-break/><text:span text:style-name="T1"> <text:s text:c="3"/></text:span><text:span text:style-name="T36">repertoire_play_name </text:span><text:span text:style-name="T1">varchar</text:span><text:span text:style-name="T23">(</text:span><text:span text:style-name="T46">100</text:span><text:span text:style-name="T23">);</text:span><text:line-break/><text:span text:style-name="T23"> <text:s text:c="3"/></text:span><text:span text:style-name="T36">role_play_name </text:span><text:span text:style-name="T1">varchar</text:span><text:span text:style-name="T23">(</text:span><text:span text:style-name="T46">100</text:span><text:span text:style-name="T23">);</text:span><text:line-break/><text:span text:style-name="T1">BEGIN</text:span><text:line-break/><text:span text:style-name="T1"> <text:s text:c="3"/></text:span><text:span text:style-name="T36">repertoire_play_name </text:span><text:span text:style-name="T23">= (</text:span><text:span text:style-name="T1">SELECT </text:span><text:span text:style-name="T23">r.</text:span><text:span text:style-name="T36">play_name </text:span><text:span text:style-name="T1">FROM </text:span><text:span text:style-name="T14">repertoire </text:span><text:span text:style-name="T23">r </text:span><text:span text:style-name="T1">WHERE </text:span><text:span text:style-name="T23">r.</text:span><text:span text:style-name="T36">id </text:span><text:span text:style-name="T23">= </text:span><text:span text:style-name="T1">new</text:span><text:span text:style-name="T23">.</text:span><text:span text:style-name="T36">repertoire_play_id</text:span><text:span text:style-name="T23">);</text:span><text:line-break/><text:span text:style-name="T23"> <text:s text:c="3"/></text:span><text:span text:style-name="T36">role_play_name </text:span><text:span text:style-name="T23">= ((</text:span><text:span text:style-name="T1">SELECT </text:span><text:span text:style-name="T36">play_name </text:span><text:span text:style-name="T1">FROM </text:span><text:span text:style-name="T19">role </text:span><text:span text:style-name="T1">WHERE </text:span><text:span text:style-name="T36">role_name </text:span><text:span text:style-name="T23">=</text:span><text:line-break/><text:span text:style-name="T23"> <text:s text:c="55"/>(</text:span><text:span text:style-name="T1">SELECT DISTINCT </text:span><text:span text:style-name="T36">role_name </text:span><text:span text:style-name="T1">FROM </text:span><text:span text:style-name="T14">actor_for_role</text:span><text:line-break/><text:span text:style-name="T14"> <text:s text:c="55"/></text:span><text:span text:style-name="T1">WHERE </text:span><text:span text:style-name="T36">repertoire_play_id </text:span><text:span text:style-name="T23">= </text:span><text:soft-page-break/><text:span text:style-name="T1">new</text:span><text:span text:style-name="T23">.</text:span><text:span text:style-name="T36">repertoire_play_id</text:span><text:span text:style-name="T23">)));</text:span><text:line-break/><text:line-break/><text:span text:style-name="T23"> <text:s text:c="3"/></text:span><text:span text:style-name="T1">if </text:span><text:span text:style-name="T23">(</text:span><text:span text:style-name="T36">repertoire_play_name </text:span><text:span text:style-name="T23">!= </text:span><text:span text:style-name="T36">role_play_name</text:span><text:span text:style-name="T23">) </text:span><text:span text:style-name="T1">then</text:span><text:line-break/><text:span text:style-name="T1"> <text:s text:c="7"/>raise exception </text:span><text:span text:style-name="T48">'Repertoire play and role play must match'</text:span><text:span text:style-name="T23">;</text:span><text:line-break/><text:span text:style-name="T23"> <text:s text:c="3"/></text:span><text:span text:style-name="T1">end if</text:span><text:span text:style-name="T23">;</text:span><text:line-break/><text:span text:style-name="T23"> <text:s text:c="3"/></text:span><text:span text:style-name="T1">return new</text:span><text:span text:style-name="T23">;</text:span><text:line-break/><text:span text:style-name="T1">end</text:span><text:span text:style-name="T23">;</text:span><text:line-break/><text:span text:style-name="T48">$$</text:span><text:bookmark-start text:name="__DdeLink__33116_2587729037"/></text:p>
      <text:p text:style-name="P33"/>
      <text:p text:style-name="P32"><text:span text:style-name="T1">CREATE OR REPLACE TRIGGER </text:span><text:span text:style-name="T23">check_if_role_play_equals_with_repertoire_play</text:span><text:line-break/><text:span text:style-name="T23"> <text:s text:c="3"/></text:span><text:span text:style-name="T1">BEFORE INSERT ON </text:span><text:span text:style-name="T14">actor_for_role</text:span><text:line-break/><text:span text:style-name="T14"> <text:s text:c="3"/></text:span><text:span text:style-name="T1">FOR EACH ROW EXECUTE PROCEDURE </text:span><text:span text:style-name="T54">is_role_play_equals_with_repertoire_play</text:span><text:span text:style-name="T23">();</text:span><text:bookmark-end text:name="__DdeLink__33116_2587729037"/></text:p>
      <text:p text:style-name="P24"/>
      <text:p text:style-name="P24"/>
      <text:p text:style-name="P24"/>
      <text:p text:style-name="P36">Запросы на поиск данных.</text:p>
      <text:p text:style-name="P36"/>
      <text:p text:style-name="P37">1. <text:span text:style-name="T65">Получить список и общее число все pаботников театpа, актеpов, музыкантов, по стажу pаботы в театpе, по половому пpизнаку, году pождения, возpасту, пpизнаку наличия и количества детей, pазмеpу заpаботной платы.</text:span></text:p>
      <text:p text:style-name="P54"/>
      <text:p text:style-name="P38"><text:bookmark-start text:name="__DdeLink__34211_1255357598"/><text:bookmark-start text:name="__DdeLink__34205_1255357598"/><text:bookmark text:name="__DdeLink__8087_1090656976"/><text:span text:style-name="T5">SELECT </text:span><text:span text:style-name="T57">count</text:span><text:span text:style-name="T29">(</text:span><text:span text:style-name="T39">id</text:span><text:span text:style-name="T29">)</text:span><text:line-break/><text:span text:style-name="T5">FROM </text:span><text:span text:style-name="T17">employee</text:span><text:line-break/><text:span text:style-name="T5">WHERE </text:span><text:span text:style-name="T39">job_title </text:span><text:span text:style-name="T29">= </text:span><text:span text:style-name="T51">'some_value' </text:span><text:span text:style-name="T5">AND </text:span><text:span text:style-name="T29">(</text:span><text:span text:style-name="T39">work_experience </text:span><text:span text:style-name="T29">&gt;= some_value </text:span><text:span text:style-name="T5">AND </text:span><text:span text:style-name="T39">work_experience </text:span><text:span text:style-name="T29">&lt;= some_value)</text:span><text:line-break/><text:span text:style-name="T5">AND </text:span><text:span text:style-name="T29">(</text:span><text:span text:style-name="T39">sex </text:span><text:span text:style-name="T29">= </text:span><text:span text:style-name="T51">'some_value'</text:span><text:span text:style-name="T29">) </text:span><text:span text:style-name="T5">AND </text:span><text:span text:style-name="T29">(</text:span><text:bookmark-start text:name="__DdeLink__7896_1255357598"/><text:span text:style-name="T57">date_part</text:span><text:span text:style-name="T29">(</text:span><text:span text:style-name="T51">'year'</text:span><text:span text:style-name="T29">, </text:span><text:span text:style-name="T39">birth_date</text:span><text:span text:style-name="T29">)</text:span><text:bookmark-end text:name="__DdeLink__7896_1255357598"/><text:span text:style-name="T29"> &gt;= some_value </text:span><text:span text:style-name="T5">AND </text:span><text:span text:style-name="T57">date_part</text:span><text:span text:style-name="T29">(</text:span><text:span text:style-name="T51">'year'</text:span><text:span text:style-name="T29">, </text:span><text:span text:style-name="T39">birth_date</text:span><text:span text:style-name="T29">) &lt;= some_value)</text:span><text:line-break/><text:span text:style-name="T5">AND </text:span><text:span text:style-name="T29">(</text:span><text:bookmark-start text:name="__DdeLink__8183_4010001040"/><text:bookmark-start text:name="__DdeLink__7894_1255357598"/><text:span text:style-name="T60">extract</text:span><text:span text:style-name="T29">(</text:span><text:span text:style-name="T5">YEAR FROM </text:span><text:span text:style-name="T57">age</text:span><text:span text:style-name="T29">(</text:span><text:span text:style-name="T39">birth_date</text:span><text:span text:style-name="T29">))</text:span><text:bookmark-end text:name="__DdeLink__8183_4010001040"/><text:bookmark-end text:name="__DdeLink__7894_1255357598"/><text:span text:style-name="T29"> &gt;= some_value </text:span><text:span text:style-name="T5">AND </text:span><text:span text:style-name="T60">extract</text:span><text:span text:style-name="T29">(</text:span><text:span text:style-name="T5">YEAR FROM </text:span><text:span text:style-name="T57">age</text:span><text:span text:style-name="T29">(</text:span><text:span text:style-name="T39">birth_date</text:span><text:span text:style-name="T29">)) &lt;= some_value)</text:span><text:line-break/><text:span text:style-name="T5">AND </text:span><text:span text:style-name="T29">(</text:span><text:span text:style-name="T39">kids </text:span><text:span text:style-name="T29">&gt;= some_value </text:span><text:span text:style-name="T5">and </text:span><text:span text:style-name="T39">kids </text:span><text:span text:style-name="T29">&lt;= some_value) </text:span><text:span text:style-name="T5">AND </text:span><text:span text:style-name="T29">(</text:span><text:span text:style-name="T39">salary </text:span><text:span text:style-name="T29">&gt;= some_value </text:span><text:span text:style-name="T5">AND </text:span><text:span text:style-name="T39">salary </text:span><text:span text:style-name="T29">&lt;= some_value)</text:span><text:bookmark-end text:name="__DdeLink__34211_1255357598"/><text:bookmark-end text:name="__DdeLink__34205_1255357598"/></text:p>
      <text:p text:style-name="P54"/>
      <text:p text:style-name="P38"><text:span text:style-name="T70">SELECT </text:span><text:span text:style-name="T29">e.</text:span><text:span text:style-name="T39">surname</text:span><text:span text:style-name="T29">, e.</text:span><text:span text:style-name="T39">name</text:span><text:span text:style-name="T29">, e.</text:span><text:span text:style-name="T39">third_name</text:span><text:line-break/><text:span text:style-name="T5">FROM </text:span><text:span text:style-name="T17">employee </text:span><text:span text:style-name="T29">e</text:span><text:line-break/><text:span text:style-name="T5">WHERE </text:span><text:span text:style-name="T29">e.</text:span><text:span text:style-name="T39">job_title </text:span><text:span text:style-name="T29">= some_value </text:span><text:span text:style-name="T5">AND </text:span><text:span text:style-name="T29">(e.</text:span><text:span text:style-name="T39">work_experience </text:span><text:span text:style-name="T29">&gt;= some_value </text:span><text:span text:style-name="T5">AND </text:span><text:span text:style-name="T29">e.</text:span><text:span text:style-name="T39">work_experience </text:span><text:span text:style-name="T29">&lt;= some_value)</text:span><text:line-break/><text:span text:style-name="T5">AND </text:span><text:span text:style-name="T29">(e.</text:span><text:span text:style-name="T39">sex </text:span><text:span text:style-name="T29">= </text:span><text:span text:style-name="T51">'some_value'</text:span><text:span text:style-name="T29">) </text:span><text:span text:style-name="T5">AND </text:span><text:span text:style-name="T29">(</text:span><text:span text:style-name="T57">date_part</text:span><text:span text:style-name="T29">(</text:span><text:span text:style-name="T51">'year'</text:span><text:span text:style-name="T29">, e.</text:span><text:span text:style-name="T39">birth_date</text:span><text:span text:style-name="T29">) &gt;= some_value </text:span><text:span text:style-name="T5">AND </text:span><text:span text:style-name="T57">date_part</text:span><text:span text:style-name="T29">(</text:span><text:span text:style-name="T51">'year'</text:span><text:span text:style-name="T29">, e.</text:span><text:span text:style-name="T39">birth_date </text:span><text:span text:style-name="T29">&lt;= some_value))</text:span><text:line-break/><text:span text:style-name="T5">AND </text:span><text:span text:style-name="T29">(</text:span><text:bookmark-start text:name="__DdeLink__8181_4010001040"/><text:span text:style-name="T60">extract</text:span><text:span text:style-name="T29">(</text:span><text:span text:style-name="T5">YEAR FROM </text:span><text:span text:style-name="T57">age</text:span><text:span text:style-name="T29">(</text:span><text:span text:style-name="T39">birth_date</text:span><text:span text:style-name="T29">)</text:span><text:bookmark-end text:name="__DdeLink__8181_4010001040"/><text:span text:style-name="T29">) &gt;= some_value </text:span><text:span text:style-name="T5">AND </text:span><text:span text:style-name="T60">extract</text:span><text:span text:style-name="T29">(</text:span><text:span text:style-name="T5">YEAR FROM </text:span><text:span text:style-name="T57">age</text:span><text:span text:style-name="T29">(</text:span><text:span text:style-name="T39">birth_date</text:span><text:span text:style-name="T29">)) &lt;= some_value)</text:span><text:line-break/><text:span text:style-name="T5">AND </text:span><text:span text:style-name="T29">(e.</text:span><text:span text:style-name="T39">kids </text:span><text:span text:style-name="T29">&gt;= some_value </text:span><text:span text:style-name="T5">and </text:span><text:span text:style-name="T29">e.</text:span><text:span text:style-name="T39">kids </text:span><text:span text:style-name="T29">&lt;= some_value) </text:span><text:span text:style-name="T5">AND </text:span><text:span text:style-name="T29">(e.</text:span><text:span text:style-name="T39">salary </text:span><text:span text:style-name="T29">&gt;= some_value </text:span><text:span text:style-name="T5">AND </text:span><text:span text:style-name="T29">e.</text:span><text:span text:style-name="T39">salary </text:span><text:span text:style-name="T29">&lt;= some_value)</text:span></text:p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9"><text:span text:style-name="T65">2, Получить перечень и общее число спектаклей, указанных в pепеpтуаpе на данный сезон, </text:span><text:span text:style-name="T66">(</text:span><text:span text:style-name="T65">уже сыгpанных спектаклей, спектаклей указанного жанpа, когда-либо сыгpанных в этом театpе, за указанный пеpиод.</text:span><text:span text:style-name="T66">)</text:span></text:p>
      <text:p text:style-name="P55"/>
      <text:p text:style-name="P41"><text:span text:style-name="T70">SELECT </text:span><text:span text:style-name="T57">count</text:span><text:span text:style-name="T29">(r.</text:span><text:span text:style-name="T39">id</text:span><text:span text:style-name="T29">)</text:span><text:line-break/><text:span text:style-name="T5">FROM </text:span><text:span text:style-name="T17">repertoire </text:span><text:span text:style-name="T29">r</text:span><text:line-break/><text:span text:style-name="T5">INNER JOIN </text:span><text:span text:style-name="T17">play </text:span><text:span text:style-name="T29">p </text:span><text:span text:style-name="T5">on </text:span><text:span text:style-name="T29">r.</text:span><text:span text:style-name="T39">play_name </text:span><text:span text:style-name="T29">= p.</text:span><text:span text:style-name="T39">name</text:span><text:line-break/><text:span text:style-name="T5">WHERE </text:span><text:bookmark-start text:name="__DdeLink__7909_2007761973"/><text:span text:style-name="T57">date_part</text:span><text:span text:style-name="T29">(</text:span><text:span text:style-name="T51">'year'</text:span><text:span text:style-name="T29">, </text:span><text:span text:style-name="T39">start_date</text:span><text:span text:style-name="T29">) = </text:span><text:span text:style-name="T47">2023</text:span><text:bookmark-end text:name="__DdeLink__7909_2007761973"/><text:span text:style-name="T47"> </text:span><text:span text:style-name="T5">AND </text:span><text:span text:style-name="T29">(r.</text:span><text:span text:style-name="T39">is_premiere </text:span><text:span text:style-name="T29">= </text:span><text:span text:style-name="T5">true AND </text:span><text:span text:style-name="T39">start_date </text:span><text:span text:style-name="T29">&lt; </text:span><text:span text:style-name="T57">now</text:span><text:span text:style-name="T29">()::</text:span><text:span text:style-name="T5">date</text:span><text:span text:style-name="T29">) </text:span><text:span text:style-name="T8">AND </text:span><text:span text:style-name="T32">(</text:span><text:span text:style-name="T31">r.</text:span><text:span text:style-name="T40">start_date </text:span><text:span text:style-name="T32">&gt;= some_value </text:span><text:span text:style-name="T8">AND </text:span><text:span text:style-name="T6">r.</text:span><text:span text:style-name="T40">start_date </text:span><text:span text:style-name="T32">&lt;</text:span><text:span text:style-name="T30">= </text:span><text:span text:style-name="T32">some_value)</text:span><text:span text:style-name="T29"> </text:span><text:span text:style-name="T5">AND </text:span><text:span text:style-name="T29">p.</text:span><text:span text:style-name="T39">genre </text:span><text:span text:style-name="T29">= </text:span><text:span text:style-name="T51">'some_value'</text:span></text:p>
      <text:p text:style-name="P56"/>
      <text:p text:style-name="P40"><text:span text:style-name="T70">SELECT </text:span><text:span text:style-name="T29">r.</text:span><text:span text:style-name="T39">play_name</text:span><text:span text:style-name="T29">, r.</text:span><text:span text:style-name="T39">start_date</text:span><text:span text:style-name="T29">, r.</text:span><text:span text:style-name="T39">start_time</text:span><text:line-break/><text:span text:style-name="T5">FROM </text:span><text:span text:style-name="T17">repertoire </text:span><text:span text:style-name="T29">r</text:span><text:line-break/><text:span text:style-name="T5">INNER JOIN </text:span><text:span text:style-name="T17">play </text:span><text:span text:style-name="T29">p </text:span><text:span text:style-name="T5">on </text:span><text:span text:style-name="T29">r.</text:span><text:span text:style-name="T39">play_name </text:span><text:span text:style-name="T29">= p.</text:span><text:span text:style-name="T39">name</text:span><text:line-break/><text:span text:style-name="T5">WHERE </text:span><text:span text:style-name="T57">date_part</text:span><text:span text:style-name="T29">(</text:span><text:span text:style-name="T51">'year'</text:span><text:span text:style-name="T29">, </text:span><text:span text:style-name="T31">r.</text:span><text:span text:style-name="T39">start_date</text:span><text:span text:style-name="T29">) = </text:span><text:span text:style-name="T47">2023 </text:span><text:span text:style-name="T5">AND </text:span><text:span text:style-name="T29">(r.</text:span><text:span text:style-name="T39">is_premiere </text:span><text:span text:style-name="T29">= </text:span><text:span text:style-name="T5">true AND </text:span><text:span text:style-name="T39">start_date </text:span><text:span text:style-name="T29">&lt; </text:span><text:span text:style-name="T57">now</text:span><text:span text:style-name="T29">()::</text:span><text:span text:style-name="T5">date</text:span><text:span text:style-name="T29">) </text:span><text:span text:style-name="T5">AND </text:span><text:span text:style-name="T29">p.</text:span><text:span text:style-name="T39">genre </text:span><text:span text:style-name="T29">= </text:span><text:span text:style-name="T51">'some_value'</text:span></text:p>
      <text:p text:style-name="P56"/>
      <text:p text:style-name="P42"><text:span text:style-name="T65">3. Получить перечень и общее число всех поставленных спектаклей,</text:span><text:span text:style-name="T67"> </text:span><text:span text:style-name="T65">спектаклей указанного жанpа, поставленных за указанный пеpиод.</text:span></text:p>
      <text:p text:style-name="P57"/>
      <text:p text:style-name="P43"><text:span text:style-name="T70">SELECT </text:span><text:span text:style-name="T57">count</text:span><text:span text:style-name="T29">(r.</text:span><text:span text:style-name="T39">id</text:span><text:span text:style-name="T29">)</text:span><text:line-break/><text:span text:style-name="T5">FROM </text:span><text:span text:style-name="T17">repertoire </text:span><text:span text:style-name="T29">r</text:span><text:line-break/><text:span text:style-name="T5">INNER JOIN </text:span><text:span text:style-name="T17">play </text:span><text:span text:style-name="T29">p </text:span><text:span text:style-name="T5">on </text:span><text:span text:style-name="T29">r.</text:span><text:span text:style-name="T39">play_name </text:span><text:span text:style-name="T29">= p.</text:span><text:span text:style-name="T39">name</text:span><text:line-break/><text:span text:style-name="T5">WHERE </text:span><text:span text:style-name="T29">r.</text:span><text:span text:style-name="T39">is_premiere </text:span><text:span text:style-name="T29">= </text:span><text:span text:style-name="T5">true AND </text:span><text:span text:style-name="T29">(</text:span><text:span text:style-name="T31">r.</text:span><text:span text:style-name="T39">start_date </text:span><text:span text:style-name="T29">&gt;= some_value </text:span><text:span text:style-name="T5">AND </text:span><text:span text:style-name="T6">r.</text:span><text:span text:style-name="T39">start_date </text:span><text:span text:style-name="T29">&lt;</text:span><text:span text:style-name="T30">=</text:span><text:span text:style-name="T29"> some_value) </text:span><text:span text:style-name="T5">AND </text:span><text:span text:style-name="T29">p.</text:span><text:span text:style-name="T39">genre </text:span><text:span text:style-name="T29">= </text:span><text:span text:style-name="T51">'some_value'</text:span></text:p>
      <text:p text:style-name="P57"/>
      <text:p text:style-name="P43"><text:span text:style-name="T70">SELECT </text:span><text:span text:style-name="T29">r.</text:span><text:span text:style-name="T39">play_name</text:span><text:span text:style-name="T29">, r.</text:span><text:span text:style-name="T39">start_date</text:span><text:span text:style-name="T29">, r.</text:span><text:span text:style-name="T39">start_time</text:span><text:line-break/><text:span text:style-name="T5">FROM </text:span><text:span text:style-name="T17">repertoire </text:span><text:span text:style-name="T29">r</text:span><text:line-break/><text:span text:style-name="T5">INNER JOIN </text:span><text:span text:style-name="T17">play </text:span><text:span text:style-name="T29">p </text:span><text:span text:style-name="T5">on </text:span><text:span text:style-name="T29">r.</text:span><text:span text:style-name="T39">play_name </text:span><text:span text:style-name="T29">= p.</text:span><text:span text:style-name="T39">name</text:span><text:line-break/><text:soft-page-break/><text:span text:style-name="T5">WHERE </text:span><text:span text:style-name="T29">r.</text:span><text:span text:style-name="T39">is_premiere </text:span><text:span text:style-name="T29">= </text:span><text:span text:style-name="T5">true AND </text:span><text:span text:style-name="T29">(</text:span><text:span text:style-name="T31">r.</text:span><text:span text:style-name="T39">start_date </text:span><text:span text:style-name="T29">&gt;= some_value </text:span><text:span text:style-name="T5">AND </text:span><text:span text:style-name="T6">r.</text:span><text:span text:style-name="T39">start_date </text:span><text:span text:style-name="T29">&lt;</text:span><text:span text:style-name="T30">= </text:span><text:span text:style-name="T29">some_value) </text:span><text:span text:style-name="T5">AND </text:span><text:span text:style-name="T29">p.</text:span><text:span text:style-name="T39">genre </text:span><text:span text:style-name="T29">= </text:span><text:span text:style-name="T51">'some_value'</text:span></text:p>
      <text:p text:style-name="P57"/>
      <text:p text:style-name="P58">4. Получить список автоpов поставленных спектаклей, автоpов, живших в указанном веке, автоpов указанной стpаны, автоpов спектаклей указанного жанpа когда-либо поставленных в этом театpе, поставленных за указанный пеpиод вpемени.</text:p>
      <text:p text:style-name="P58"/>
      <text:p text:style-name="P44"><text:span text:style-name="T70">SELECT DISTINCT </text:span><text:span text:style-name="T29">a.</text:span><text:span text:style-name="T39">surname</text:span><text:span text:style-name="T29">, a.</text:span><text:span text:style-name="T39">name</text:span><text:span text:style-name="T29">, a.</text:span><text:span text:style-name="T39">third_name</text:span><text:line-break/><text:span text:style-name="T5">FROM </text:span><text:span text:style-name="T17">author </text:span><text:span text:style-name="T29">a</text:span><text:line-break/><text:span text:style-name="T5">INNER JOIN </text:span><text:span text:style-name="T17">play </text:span><text:span text:style-name="T29">p </text:span><text:span text:style-name="T5">on </text:span><text:span text:style-name="T29">a.</text:span><text:span text:style-name="T39">id </text:span><text:span text:style-name="T29">= p.</text:span><text:span text:style-name="T39">author_id</text:span><text:line-break/><text:span text:style-name="T5">INNER JOIN </text:span><text:span text:style-name="T17">repertoire </text:span><text:span text:style-name="T29">r </text:span><text:span text:style-name="T5">on </text:span><text:span text:style-name="T29">p.</text:span><text:span text:style-name="T39">name </text:span><text:span text:style-name="T29">= r.</text:span><text:span text:style-name="T39">play_name</text:span><text:line-break/><text:span text:style-name="T5">WHERE </text:span><text:span text:style-name="T33">(r.</text:span><text:span text:style-name="T41">is_premiere </text:span><text:span text:style-name="T33">= </text:span><text:span text:style-name="T9">true AND </text:span><text:span text:style-name="T41">start_date </text:span><text:span text:style-name="T33">&lt; </text:span><text:span text:style-name="T58">now</text:span><text:span text:style-name="T33">()::</text:span><text:span text:style-name="T9">date</text:span><text:span text:style-name="T33">)</text:span><text:span text:style-name="T5"> AND </text:span><text:span text:style-name="T29">(r.</text:span><text:span text:style-name="T39">start_date </text:span><text:span text:style-name="T29">&gt;= some_value </text:span><text:span text:style-name="T5">AND </text:span><text:span text:style-name="T29">r.</text:span><text:span text:style-name="T39">start_date </text:span><text:span text:style-name="T29">&lt;= some_value)</text:span><text:line-break/><text:span text:style-name="T5">AND </text:span><text:span text:style-name="T29">a.</text:span><text:span text:style-name="T39">century </text:span><text:span text:style-name="T29">= some_value </text:span><text:span text:style-name="T5">AND </text:span><text:span text:style-name="T29">a.</text:span><text:span text:style-name="T39">country </text:span><text:span text:style-name="T29">= </text:span><text:span text:style-name="T51">'some_value' </text:span><text:span text:style-name="T5">AND </text:span><text:span text:style-name="T29">p.</text:span><text:span text:style-name="T39">genre </text:span><text:span text:style-name="T29">= </text:span><text:span text:style-name="T51">'some_value'</text:span></text:p>
      <text:p text:style-name="P58"/>
      <text:p text:style-name="P58"/>
      <text:p text:style-name="P59">5. Получить перечень спектаклей указанного жанpа, некоторого автоpа, автоpов обозначенной стpаны, спектаклей, написанных в определенном веке, впеpвые поставленных на сцене театpа в обозначенный пеpиод вpемени.</text:p>
      <text:p text:style-name="P59"/>
      <text:p text:style-name="P76"><text:bookmark-start text:name="__DdeLink__8298_1853418995"/><text:bookmark-end text:name="__DdeLink__8298_1853418995"/><text:span text:style-name="T5">SELECT DISTINCT </text:span><text:span text:style-name="T29">p.</text:span><text:span text:style-name="T39">name</text:span><text:span text:style-name="T29">, r.</text:span><text:span text:style-name="T39">start_date</text:span><text:span text:style-name="T29">, r.</text:span><text:span text:style-name="T39">start_time</text:span><text:line-break/><text:span text:style-name="T5">FROM </text:span><text:span text:style-name="T17">play </text:span><text:span text:style-name="T29">p</text:span><text:line-break/><text:span text:style-name="T5">INNER JOIN </text:span><text:span text:style-name="T17">author </text:span><text:span text:style-name="T29">a </text:span><text:span text:style-name="T5">on </text:span><text:span text:style-name="T29">p.</text:span><text:span text:style-name="T39">author_id </text:span><text:span text:style-name="T29">= a.</text:span><text:span text:style-name="T39">id</text:span><text:line-break/><text:span text:style-name="T5">INNER JOIN </text:span><text:span text:style-name="T17">repertoire </text:span><text:span text:style-name="T29">r </text:span><text:span text:style-name="T5">on </text:span><text:span text:style-name="T29">p.</text:span><text:span text:style-name="T39">name </text:span><text:span text:style-name="T29">= r.</text:span><text:span text:style-name="T39">play_name</text:span><text:line-break/><text:span text:style-name="T5">WHERE </text:span><text:span text:style-name="T29">a.</text:span><text:span text:style-name="T39">id </text:span><text:span text:style-name="T29">= some_value </text:span><text:span text:style-name="T5">AND </text:span><text:span text:style-name="T29">p.</text:span><text:span text:style-name="T39">genre </text:span><text:span text:style-name="T29">= </text:span><text:span text:style-name="T51">'some_value' </text:span><text:span text:style-name="T5">AND </text:span><text:span text:style-name="T29">a.</text:span><text:span text:style-name="T39">country </text:span><text:span text:style-name="T29">= </text:span><text:span text:style-name="T51">'some_value' </text:span><text:span text:style-name="T5">AND </text:span><text:span text:style-name="T29">a.</text:span><text:span text:style-name="T39">century </text:span><text:span text:style-name="T29">= some_value</text:span><text:line-break/><text:span text:style-name="T5">AND </text:span><text:span text:style-name="T29">((r.</text:span><text:span text:style-name="T39">is_premiere </text:span><text:span text:style-name="T29">= </text:span><text:span text:style-name="T5">true AND </text:span><text:span text:style-name="T29">r.</text:span><text:span text:style-name="T39">start_date </text:span><text:span text:style-name="T29">&lt; </text:span><text:span text:style-name="T57">now</text:span><text:span text:style-name="T29">()::</text:span><text:span text:style-name="T5">date</text:span><text:span text:style-name="T29">) </text:span><text:span text:style-name="T5">AND </text:span><text:span text:style-name="T29">(r.</text:span><text:span text:style-name="T39">start_date </text:span><text:span text:style-name="T29">&gt;= some_value </text:span><text:span text:style-name="T5">AND </text:span><text:span text:style-name="T29">r.</text:span><text:span text:style-name="T39">start_date </text:span><text:span text:style-name="T29">&lt;= some_value))</text:span></text:p>
      <text:p text:style-name="P61"/>
      <text:p text:style-name="P60">6. Получить список актеpов, подходящих по своим данным на указанную pоль.</text:p>
      <text:p text:style-name="P60"/>
      <text:p text:style-name="P45"><text:bookmark text:name="__DdeLink__8179_4010001040"/><text:span text:style-name="T5">SELECT </text:span><text:span text:style-name="T29">e_surname, e_name, e_third_name</text:span><text:line-break/><text:span text:style-name="T5">FROM </text:span><text:span text:style-name="T29">(</text:span><text:span text:style-name="T5">SELECT </text:span><text:span text:style-name="T29">e.</text:span><text:span text:style-name="T39">surname </text:span><text:span text:style-name="T29">e_surname, e.</text:span><text:span text:style-name="T39">name </text:span><text:span text:style-name="T29">e_name, e.</text:span><text:span text:style-name="T39">third_name </text:span><text:span text:style-name="T29">e_third_name,</text:span><text:line-break/><text:span text:style-name="T29"> <text:s text:c="6"/>e.</text:span><text:span text:style-name="T39">sex </text:span><text:span text:style-name="T29">e_sex, e.</text:span><text:span text:style-name="T39">birth_date </text:span><text:span text:style-name="T29">e_birth, a.</text:span><text:span text:style-name="T39">voice </text:span><text:span text:style-name="T29">a_voice, a.</text:span><text:span text:style-name="T39">height </text:span><text:span text:style-name="T29">a_height, a.</text:span><text:span text:style-name="T39">weight </text:span><text:span text:style-name="T29">a_weight</text:span><text:line-break/><text:span text:style-name="T5">FROM </text:span><text:span text:style-name="T17">employee </text:span><text:span text:style-name="T29">e</text:span><text:line-break/><text:span text:style-name="T5">INNER JOIN </text:span><text:span text:style-name="T17">actor </text:span><text:span text:style-name="T29">a </text:span><text:span text:style-name="T5">on </text:span><text:span text:style-name="T29">e.</text:span><text:span text:style-name="T39">id </text:span><text:span text:style-name="T29">= a.</text:span><text:span text:style-name="T39">id</text:span><text:span text:style-name="T29">) </text:span><text:span text:style-name="T5">as </text:span><text:span text:style-name="T29">ea</text:span><text:line-break/><text:span text:style-name="T5">INNER JOIN</text:span><text:line-break/><text:span text:style-name="T5"> <text:s text:c="6"/></text:span><text:span text:style-name="T29">(</text:span><text:span text:style-name="T5">SELECT </text:span><text:span text:style-name="T29">r.</text:span><text:span text:style-name="T39">min_weight </text:span><text:span text:style-name="T29">r_minw,</text:span><text:line-break/><text:span text:style-name="T29"> <text:s text:c="6"/>r.</text:span><text:span text:style-name="T39">max_weight </text:span><text:span text:style-name="T29">r_maxw,</text:span><text:line-break/><text:span text:style-name="T29"> <text:s text:c="6"/>r.</text:span><text:span text:style-name="T39">min_height </text:span><text:span text:style-name="T29">r_minh,</text:span><text:line-break/><text:span text:style-name="T29"> <text:s text:c="6"/>r.</text:span><text:span text:style-name="T39">max_height </text:span><text:span text:style-name="T29">r_maxh,</text:span><text:line-break/><text:span text:style-name="T29"> <text:s text:c="6"/>r.</text:span><text:span text:style-name="T39">min_age </text:span><text:span text:style-name="T29">r_mina,</text:span><text:line-break/><text:soft-page-break/><text:span text:style-name="T29"> <text:s text:c="6"/>r.</text:span><text:span text:style-name="T39">max_age </text:span><text:span text:style-name="T29">r_maxa,</text:span><text:line-break/><text:span text:style-name="T29"> <text:s text:c="6"/>r.</text:span><text:span text:style-name="T39">sex </text:span><text:span text:style-name="T29">r_s,</text:span><text:line-break/><text:span text:style-name="T29"> <text:s text:c="6"/>r.</text:span><text:span text:style-name="T39">voice </text:span><text:span text:style-name="T29">r_v</text:span><text:line-break/><text:span text:style-name="T29"> <text:s text:c="6"/></text:span><text:span text:style-name="T5">FROM </text:span><text:span text:style-name="T21">role </text:span><text:span text:style-name="T29">r</text:span><text:line-break/><text:span text:style-name="T29"> <text:s text:c="6"/></text:span><text:span text:style-name="T5">WHERE </text:span><text:span text:style-name="T29">r.</text:span><text:span text:style-name="T39">role_name </text:span><text:span text:style-name="T29">= </text:span><text:span text:style-name="T51">'some_value'</text:span><text:span text:style-name="T29">) </text:span><text:span text:style-name="T5">as </text:span><text:span text:style-name="T29">r2 </text:span><text:span text:style-name="T5">ON </text:span><text:span text:style-name="T29">(</text:span><text:line-break/><text:span text:style-name="T29"> <text:s text:c="8"/>ea.e_sex = r2.r_s </text:span><text:span text:style-name="T5">AND </text:span><text:span text:style-name="T29">ea.a_voice = r2.r_v</text:span><text:line-break/><text:span text:style-name="T29"> <text:s text:c="3"/></text:span><text:span text:style-name="T5">AND </text:span><text:span text:style-name="T29">(</text:span><text:bookmark-start text:name="__DdeLink__8442_4010001040"/><text:span text:style-name="T60">extract</text:span><text:span text:style-name="T29">(</text:span><text:span text:style-name="T5">YEAR FROM </text:span><text:span text:style-name="T57">age</text:span><text:span text:style-name="T29">(ea.e_birth))</text:span><text:bookmark-end text:name="__DdeLink__8442_4010001040"/><text:span text:style-name="T29"> &gt;= r2.r_mina </text:span><text:span text:style-name="T5">AND </text:span><text:span text:style-name="T60">extract</text:span><text:span text:style-name="T29">(</text:span><text:span text:style-name="T5">YEAR FROM </text:span><text:span text:style-name="T57">age</text:span><text:span text:style-name="T29">(ea.e_birth)) &lt;= r2.r_maxa)</text:span><text:line-break/><text:span text:style-name="T29"> <text:s text:c="3"/></text:span><text:span text:style-name="T5">AND </text:span><text:span text:style-name="T29">(ea.a_height &gt;= r2.r_minh </text:span><text:span text:style-name="T5">AND </text:span><text:span text:style-name="T29">ea.a_height &lt;= r2.r_maxh)</text:span><text:line-break/><text:span text:style-name="T29"> <text:s text:c="3"/></text:span><text:span text:style-name="T5">AND </text:span><text:span text:style-name="T29">(ea.a_weight &gt;= r2.r_minw </text:span><text:span text:style-name="T5">AND </text:span><text:span text:style-name="T29">ea.a_weight &lt;= r2.r_maxw))</text:span></text:p>
      <text:p text:style-name="P60"/>
      <text:p text:style-name="P56"/>
      <text:p text:style-name="P5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>7. <text:span text:style-name="T64">Получить общее число и список актеpов театpа, имеющих звания, получивших их за некоторый пеpиод, на указанных конкуpсах, по половому пpизнаку, по возpасту.</text:span></text:p>
      <text:p text:style-name="P62"/>
      <text:p text:style-name="P75"><text:bookmark text:name="__DdeLink__8439_4010001040"/><text:span text:style-name="T3">SELECT DISTINCT </text:span><text:span text:style-name="T28">e.</text:span><text:span text:style-name="T38">surname</text:span><text:span text:style-name="T28">, e.</text:span><text:span text:style-name="T38">name</text:span><text:span text:style-name="T28">, e.</text:span><text:span text:style-name="T38">third_name</text:span><text:span text:style-name="T72"><text:line-break/></text:span><text:span text:style-name="T3">FROM </text:span><text:span text:style-name="T16">contest </text:span><text:span text:style-name="T3">c</text:span><text:span text:style-name="T72"><text:line-break/></text:span><text:span text:style-name="T3">INNER JOIN </text:span><text:span text:style-name="T16">employee </text:span><text:span text:style-name="T28">e </text:span><text:span text:style-name="T3">ON c</text:span><text:span text:style-name="T28">.</text:span><text:span text:style-name="T38">actor_id </text:span><text:span text:style-name="T28">= e.</text:span><text:span text:style-name="T38">id</text:span><text:span text:style-name="T72"><text:line-break/></text:span><text:span text:style-name="T3">WHERE </text:span><text:span text:style-name="T4">c.contest_rank != ‘Участник’</text:span></text:p>
      <text:p text:style-name="P75"><text:span text:style-name="T4">AND</text:span><text:span text:style-name="T3"> </text:span><text:span text:style-name="T28">e.</text:span><text:span text:style-name="T38">sex </text:span><text:span text:style-name="T28">= some_value </text:span><text:span text:style-name="T3">AND </text:span><text:bookmark-start text:name="__DdeLink__8578_4010001040"/><text:span text:style-name="T28">(</text:span><text:span text:style-name="T62">extract</text:span><text:span text:style-name="T28">(</text:span><text:span text:style-name="T3">YEAR FROM </text:span><text:span text:style-name="T56">age</text:span><text:span text:style-name="T28">(e.</text:span><text:span text:style-name="T38">birth_date</text:span><text:span text:style-name="T28">)) &gt;= some_value </text:span><text:span text:style-name="T3">AND </text:span><text:span text:style-name="T62">extract</text:span><text:span text:style-name="T28">(</text:span><text:span text:style-name="T3">YEAR FROM </text:span><text:span text:style-name="T56">age</text:span><text:span text:style-name="T28">(e.</text:span><text:span text:style-name="T38">birth_date</text:span><text:span text:style-name="T28">)) &lt;= some_value)</text:span><text:bookmark-end text:name="__DdeLink__8578_4010001040"/><text:span text:style-name="T28"> </text:span><text:span text:style-name="T3">AND </text:span><text:span text:style-name="T28">(</text:span><text:span text:style-name="T3">c</text:span><text:span text:style-name="T28">.</text:span><text:span text:style-name="T38">award_date </text:span><text:span text:style-name="T28">&gt;= some_value </text:span><text:span text:style-name="T3">AND c</text:span><text:span text:style-name="T28">.</text:span><text:span text:style-name="T38">award_date </text:span><text:span text:style-name="T28">&lt;= some_value)</text:span><text:span text:style-name="T72"><text:line-break/></text:span><text:span text:style-name="T3">AND </text:span><text:span text:style-name="T28">(</text:span><text:span text:style-name="T3">c</text:span><text:span text:style-name="T28">.</text:span><text:span text:style-name="T38">name </text:span><text:span text:style-name="T3">IN </text:span><text:span text:style-name="T28">(</text:span><text:span text:style-name="T49">'some_value1'</text:span><text:span text:style-name="T28">, </text:span><text:span text:style-name="T49">'some_value2'</text:span><text:span text:style-name="T28">, </text:span><text:span text:style-name="T49">'some_value3'</text:span><text:span text:style-name="T28">, ...))</text:span></text:p>
      <text:p text:style-name="P62"/>
      <text:p text:style-name="P47"><text:bookmark-start text:name="__DdeLink__8008_2127642242"/><text:span text:style-name="T68">SELECT </text:span><text:span text:style-name="T54">count</text:span><text:span text:style-name="T23">(</text:span><text:span text:style-name="T25">DISTINCT </text:span><text:span text:style-name="T23">e.</text:span><text:span text:style-name="T36">id</text:span><text:span text:style-name="T23">)</text:span><text:line-break/><text:span text:style-name="T1">FROM </text:span><text:span text:style-name="T14">contest </text:span><text:span text:style-name="T1">c</text:span><text:line-break/><text:span text:style-name="T1">INNER JOIN </text:span><text:span text:style-name="T14">employee </text:span><text:span text:style-name="T23">e </text:span><text:span text:style-name="T1">ON c</text:span><text:span text:style-name="T23">.</text:span><text:span text:style-name="T36">actor_id </text:span><text:span text:style-name="T23">= e.</text:span><text:span text:style-name="T36">id</text:span><text:line-break/><text:span text:style-name="T1">WHERE </text:span><text:span text:style-name="T23">e.</text:span><text:span text:style-name="T36">sex </text:span><text:span text:style-name="T23">= some_value </text:span><text:span text:style-name="T1">AND </text:span><text:span text:style-name="T23">(</text:span><text:span text:style-name="T61">extract</text:span><text:span text:style-name="T23">(</text:span><text:span text:style-name="T1">YEAR FROM </text:span><text:span text:style-name="T54">age</text:span><text:span text:style-name="T23">(e.</text:span><text:span text:style-name="T36">birth_date</text:span><text:span text:style-name="T23">)) &gt;= some_value </text:span><text:span text:style-name="T1">AND </text:span><text:span text:style-name="T61">extract</text:span><text:span text:style-name="T23">(</text:span><text:span text:style-name="T1">YEAR FROM </text:span><text:span text:style-name="T54">age</text:span><text:span text:style-name="T23">(e.</text:span><text:span text:style-name="T36">birth_date</text:span><text:span text:style-name="T23">)) &lt;= some_value) </text:span><text:span text:style-name="T1">AND </text:span><text:span text:style-name="T23">(</text:span><text:span text:style-name="T1">c</text:span><text:span text:style-name="T23">.</text:span><text:span text:style-name="T36">award_date </text:span><text:span text:style-name="T23">&gt;= some_value </text:span><text:span text:style-name="T1">AND c</text:span><text:span text:style-name="T23">.</text:span><text:span text:style-name="T36">award_date </text:span><text:span text:style-name="T23">&lt;= some_value)</text:span><text:line-break/><text:span text:style-name="T1">AND </text:span><text:span text:style-name="T23">(</text:span><text:span text:style-name="T1">c</text:span><text:span text:style-name="T23">.</text:span><text:span text:style-name="T36">name </text:span><text:span text:style-name="T1">IN </text:span><text:span text:style-name="T23">(</text:span><text:span text:style-name="T48">'some_value1'</text:span><text:span text:style-name="T23">, </text:span><text:span text:style-name="T48">'some_value2'</text:span><text:span text:style-name="T23">, </text:span><text:span text:style-name="T48">'some_value3'</text:span><text:span text:style-name="T23">, ...))</text:span><text:bookmark-end text:name="__DdeLink__8008_2127642242"/></text:p>
      <text:p text:style-name="P62"/>
      <text:p text:style-name="P63">8. Получить перечень и общее число pолей, сыгpанных указанным актеpом всего, за некоторый пеpиод вpемени, в спектаклях определенного жанpа, в спектаклях указанного pежисеpа-постановщика, в детских спектаклях.</text:p>
      <text:p text:style-name="P63"/>
      <text:p text:style-name="P48"><text:soft-page-break/><text:span text:style-name="T68">SELECT DISTINCT </text:span><text:span text:style-name="T23">afr.</text:span><text:span text:style-name="T36">role_name</text:span><text:line-break/><text:span text:style-name="T1">FROM </text:span><text:span text:style-name="T14">actor_for_role </text:span><text:span text:style-name="T23">afr</text:span><text:line-break/><text:span text:style-name="T1">INNER JOIN </text:span><text:bookmark-start text:name="__DdeLink__34318_2127642242"/><text:span text:style-name="T14">repertoire </text:span><text:span text:style-name="T23">r </text:span><text:span text:style-name="T1">on </text:span><text:span text:style-name="T23">afr.</text:span><text:span text:style-name="T36">repertoire_play_id </text:span><text:span text:style-name="T23">= r.</text:span><text:span text:style-name="T36">id</text:span><text:bookmark-end text:name="__DdeLink__34318_2127642242"/><text:line-break/><text:bookmark-start text:name="__DdeLink__34320_2127642242"/><text:span text:style-name="T1">INNER JOIN </text:span><text:span text:style-name="T14">play </text:span><text:span text:style-name="T23">p </text:span><text:span text:style-name="T1">on </text:span><text:span text:style-name="T23">r.</text:span><text:span text:style-name="T36">play_name </text:span><text:span text:style-name="T23">= p.</text:span><text:span text:style-name="T36">name</text:span><text:bookmark-end text:name="__DdeLink__34320_2127642242"/><text:line-break/><text:span text:style-name="T1">WHERE </text:span><text:span text:style-name="T23">afr.</text:span><text:span text:style-name="T36">actor_id </text:span><text:span text:style-name="T23">= some_value </text:span><text:span text:style-name="T1">AND </text:span><text:span text:style-name="T23">(r.</text:span><text:span text:style-name="T36">start_date </text:span><text:span text:style-name="T23">&gt;= some_value </text:span><text:span text:style-name="T1">AND </text:span><text:span text:style-name="T23">r.</text:span><text:span text:style-name="T36">start_date </text:span><text:span text:style-name="T23">&lt;= some_value)</text:span><text:line-break/><text:span text:style-name="T1">AND </text:span><text:span text:style-name="T23">(p.</text:span><text:span text:style-name="T36">genre </text:span><text:span text:style-name="T23">= </text:span><text:span text:style-name="T48">'some_value'</text:span><text:span text:style-name="T23">) </text:span><text:span text:style-name="T1">AND </text:span><text:span text:style-name="T23">r.</text:span><text:bookmark-start text:name="__DdeLink__34322_2127642242"/><text:span text:style-name="T36">director_producer_id</text:span><text:bookmark-end text:name="__DdeLink__34322_2127642242"/><text:span text:style-name="T36"> </text:span><text:span text:style-name="T23">= some_value </text:span><text:span text:style-name="T1">AND </text:span><text:span text:style-name="T23">p.</text:span><text:bookmark-start text:name="__DdeLink__34324_2127642242"/><text:span text:style-name="T36">age_genre</text:span><text:bookmark-end text:name="__DdeLink__34324_2127642242"/><text:span text:style-name="T36"> </text:span><text:span text:style-name="T23">= </text:span><text:span text:style-name="T48">'детский'</text:span></text:p>
      <text:p text:style-name="P63"/>
      <text:p text:style-name="P64"><text:span text:style-name="T12">SELECT </text:span><text:span text:style-name="T13">COUNT(</text:span><text:span text:style-name="T12">DISTINCT </text:span><text:span text:style-name="T35">afr.</text:span><text:span text:style-name="T44">role_name</text:span><text:span text:style-name="T45">)</text:span><text:line-break/><text:span text:style-name="T11">FROM </text:span><text:span text:style-name="T22">actor_for_role </text:span><text:span text:style-name="T35">afr</text:span><text:line-break/><text:span text:style-name="T11">INNER JOIN </text:span><text:span text:style-name="T22">repertoire </text:span><text:span text:style-name="T35">r </text:span><text:span text:style-name="T11">on </text:span><text:span text:style-name="T35">afr.</text:span><text:span text:style-name="T44">repertoire_play_id </text:span><text:span text:style-name="T35">= r.</text:span><text:span text:style-name="T44">id</text:span><text:line-break/><text:span text:style-name="T11">INNER JOIN </text:span><text:span text:style-name="T22">play </text:span><text:span text:style-name="T35">p </text:span><text:span text:style-name="T11">on </text:span><text:span text:style-name="T35">r.</text:span><text:span text:style-name="T44">play_name </text:span><text:span text:style-name="T35">= p.</text:span><text:span text:style-name="T44">name</text:span><text:line-break/><text:span text:style-name="T11">WHERE </text:span><text:span text:style-name="T35">afr.</text:span><text:span text:style-name="T44">actor_id </text:span><text:span text:style-name="T35">= some_value </text:span><text:span text:style-name="T11">AND </text:span><text:span text:style-name="T35">(r.</text:span><text:span text:style-name="T44">start_date </text:span><text:span text:style-name="T35">&gt;= some_value </text:span><text:span text:style-name="T11">AND </text:span><text:span text:style-name="T35">r.</text:span><text:span text:style-name="T44">start_date </text:span><text:span text:style-name="T35">&lt;= some_value)</text:span><text:line-break/><text:span text:style-name="T11">AND </text:span><text:span text:style-name="T35">(p.</text:span><text:span text:style-name="T44">genre </text:span><text:span text:style-name="T35">= </text:span><text:span text:style-name="T53">'some_value'</text:span><text:span text:style-name="T35">) </text:span><text:span text:style-name="T11">AND </text:span><text:span text:style-name="T35">r.</text:span><text:span text:style-name="T44">director_producer_id </text:span><text:span text:style-name="T35">= some_value </text:span><text:span text:style-name="T11">AND </text:span><text:span text:style-name="T35">p.</text:span><text:span text:style-name="T44">age_genre </text:span><text:span text:style-name="T35">= </text:span><text:span text:style-name="T53">'детский'</text:span></text:p>
      <text:p text:style-name="P67">9. Получить сведения о числе пpоданных билетов на все спектакли, на конкpетный спектакль, на пpемьеpы, за указанный пеpиод</text:p>
      <text:p text:style-name="P67"/>
      <text:p text:style-name="P68"><text:bookmark text:name="__DdeLink__8346_1372175315"/><text:bookmark text:name="__DdeLink__8547_1372175315"/><text:bookmark text:name="__DdeLink__8641_1372175315"/><text:span text:style-name="T11">SELECT </text:span><text:span text:style-name="T35">r.</text:span><text:span text:style-name="T44">play_name</text:span><text:span text:style-name="T35">, r.</text:span><text:span text:style-name="T44">start_date</text:span><text:span text:style-name="T35">, r.</text:span><text:span text:style-name="T44">start_time</text:span><text:span text:style-name="T35">, </text:span><text:span text:style-name="T63">COUNT</text:span><text:span text:style-name="T35">(t.</text:span><text:span text:style-name="T44">repertoire_play_id</text:span><text:span text:style-name="T35">) sold_tickets</text:span><text:line-break/><text:span text:style-name="T11">FROM </text:span><text:span text:style-name="T22">ticket </text:span><text:span text:style-name="T35">t</text:span><text:line-break/><text:span text:style-name="T11">INNER JOIN </text:span><text:span text:style-name="T22">repertoire </text:span><text:span text:style-name="T35">r </text:span><text:span text:style-name="T11">on </text:span><text:span text:style-name="T35">t.</text:span><text:span text:style-name="T44">repertoire_play_id </text:span><text:span text:style-name="T35">= r.</text:span><text:span text:style-name="T44">id</text:span><text:line-break/><text:span text:style-name="T11">WHERE </text:span><text:span text:style-name="T35">t.</text:span><text:span text:style-name="T44">is_sold </text:span><text:span text:style-name="T35">= </text:span><text:span text:style-name="T11">true AND </text:span><text:span text:style-name="T35">t.</text:span><text:span text:style-name="T44">repertoire_play_id </text:span><text:span text:style-name="T35">= some_value</text:span><text:line-break/><text:span text:style-name="T11">GROUP BY </text:span><text:span text:style-name="T35">(</text:span><text:bookmark-start text:name="__DdeLink__8731_1372175315"/><text:span text:style-name="T35">r.</text:span><text:span text:style-name="T44">play_name</text:span><text:span text:style-name="T35">, r.</text:span><text:span text:style-name="T44">start_date</text:span><text:span text:style-name="T35">, r.</text:span><text:span text:style-name="T44">start_time</text:span><text:bookmark-end text:name="__DdeLink__8731_1372175315"/><text:span text:style-name="T35">)</text:span></text:p>
      <text:p text:style-name="P67"/>
      <text:p text:style-name="P49"><text:span text:style-name="T1">SELECT </text:span><text:span text:style-name="T54">COUNT</text:span><text:span text:style-name="T23">(</text:span><text:span text:style-name="T36">*</text:span><text:span text:style-name="T23">) sold_tickets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t.</text:span><text:span text:style-name="T36">repertoire_play_id </text:span><text:span text:style-name="T23">= r.</text:span><text:span text:style-name="T36">id</text:span><text:line-break/><text:span text:style-name="T1">WHERE </text:span><text:span text:style-name="T23">t.</text:span><text:span text:style-name="T36">is_sold </text:span><text:span text:style-name="T23">= </text:span><text:span text:style-name="T1">true AND </text:span><text:span text:style-name="T23">r.</text:span><text:span text:style-name="T36">is_premiere </text:span><text:span text:style-name="T23">= </text:span><text:span text:style-name="T1">true</text:span></text:p>
      <text:p text:style-name="P65"/>
      <text:p text:style-name="P66"><text:span text:style-name="T11">SELECT </text:span><text:span text:style-name="T63">COUNT</text:span><text:span text:style-name="T35">(</text:span><text:span text:style-name="T44">*</text:span><text:span text:style-name="T35">) sold_tickets</text:span><text:line-break/><text:span text:style-name="T11">FROM </text:span><text:span text:style-name="T22">ticket </text:span><text:span text:style-name="T35">t</text:span><text:line-break/><text:span text:style-name="T11">INNER JOIN </text:span><text:span text:style-name="T22">repertoire </text:span><text:span text:style-name="T35">r </text:span><text:span text:style-name="T11">on </text:span><text:span text:style-name="T35">t.</text:span><text:span text:style-name="T44">repertoire_play_id </text:span><text:span text:style-name="T35">= r.</text:span><text:span text:style-name="T44">id</text:span><text:line-break/><text:span text:style-name="T11">WHERE </text:span><text:span text:style-name="T35">t.</text:span><text:span text:style-name="T44">is_sold </text:span><text:span text:style-name="T35">= </text:span><text:span text:style-name="T11">true AND </text:span><text:span text:style-name="T35">(r.</text:span><text:span text:style-name="T44">start_date </text:span><text:span text:style-name="T35">&gt;= </text:span><text:span text:style-name="T53">'some_value' </text:span><text:span text:style-name="T11">AND </text:span><text:span text:style-name="T35">r.</text:span><text:span text:style-name="T44">start_date </text:span><text:span text:style-name="T35">&lt;= </text:span><text:span text:style-name="T53">'some_value'</text:span><text:span text:style-name="T35">)</text:span></text:p>
      <text:p text:style-name="P69">10. Получить общую сумму выpученных денег за указанный спектакль, за некоторый пеpиод вpемени.</text:p>
      <text:p text:style-name="P69"/>
      <text:p text:style-name="P70"><text:span text:style-name="T11">SELECT </text:span><text:span text:style-name="T63">SUM</text:span><text:span text:style-name="T35">(t.</text:span><text:span text:style-name="T44">price</text:span><text:span text:style-name="T35">)</text:span><text:line-break/><text:span text:style-name="T11">FROM </text:span><text:span text:style-name="T22">ticket </text:span><text:span text:style-name="T35">t</text:span><text:line-break/><text:bookmark-start text:name="__DdeLink__8340_1128615826"/><text:span text:style-name="T11">INNER JOIN </text:span><text:span text:style-name="T22">repertoire </text:span><text:span text:style-name="T35">r </text:span><text:span text:style-name="T11">ON </text:span><text:span text:style-name="T35">t.</text:span><text:span text:style-name="T44">repertoire_play_id </text:span><text:span text:style-name="T35">= r.</text:span><text:span text:style-name="T44">id</text:span><text:bookmark-end text:name="__DdeLink__8340_1128615826"/><text:line-break/><text:span text:style-name="T11">WHERE </text:span><text:span text:style-name="T35">t.</text:span><text:span text:style-name="T44">is_sold </text:span><text:span text:style-name="T35">= </text:span><text:span text:style-name="T11">true AND </text:span><text:span text:style-name="T35">t.</text:span><text:span text:style-name="T44">repertoire_play_id </text:span><text:span text:style-name="T35">= some_value </text:span><text:span text:style-name="T11">AND </text:span><text:span text:style-name="T35">(r.</text:span><text:span text:style-name="T44">start_date </text:span><text:span text:style-name="T35">&gt;= some_value </text:span><text:span text:style-name="T11">AND </text:span><text:span text:style-name="T35">r.</text:span><text:span text:style-name="T44">start_date </text:span><text:span text:style-name="T35">&lt;= some_value)</text:span></text:p>
      <text:p text:style-name="P69"/>
      <text:p text:style-name="P69"><text:soft-page-break/></text:p>
      <text:p text:style-name="P50"><text:span text:style-name="T68">SELECT </text:span><text:span text:style-name="T54">SUM</text:span><text:span text:style-name="T23">(t.</text:span><text:span text:style-name="T36">price</text:span><text:span text:style-name="T23">)</text:span><text:line-break/><text:span text:style-name="T1">FROM </text:span><text:span text:style-name="T14">ticket </text:span><text:span text:style-name="T23">t</text:span><text:line-break/><text:span text:style-name="T1">WHERE </text:span><text:span text:style-name="T23">t.</text:span><text:span text:style-name="T36">is_sold </text:span><text:span text:style-name="T23">= </text:span><text:span text:style-name="T1">true AND </text:span><text:bookmark-start text:name="__DdeLink__8256_1531980701"/><text:span text:style-name="T23">t.</text:span><text:span text:style-name="T36">repertoire_play_id </text:span><text:span text:style-name="T23">= some_value</text:span><text:bookmark-end text:name="__DdeLink__8256_1531980701"/></text:p>
      <text:p text:style-name="P69"/>
      <text:p text:style-name="P50"><text:bookmark-start text:name="__DdeLink__8254_1531980701"/><text:span text:style-name="T68">SELECT </text:span><text:span text:style-name="T54">SUM</text:span><text:span text:style-name="T23">(t.</text:span><text:span text:style-name="T36">price</text:span><text:span text:style-name="T23">)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t.</text:span><text:span text:style-name="T36">repertoire_play_id </text:span><text:span text:style-name="T23">= r.</text:span><text:span text:style-name="T36">id</text:span><text:line-break/><text:span text:style-name="T1">WHERE </text:span><text:span text:style-name="T23">t.</text:span><text:span text:style-name="T36">is_sold </text:span><text:span text:style-name="T23">= </text:span><text:span text:style-name="T1">true AND </text:span><text:span text:style-name="T23">(r.</text:span><text:span text:style-name="T36">start_date </text:span><text:span text:style-name="T23">&gt;= some_value </text:span><text:span text:style-name="T1">AND </text:span><text:span text:style-name="T23">r.</text:span><text:span text:style-name="T36">start_date </text:span><text:span text:style-name="T23">&lt;= some_value)</text:span><text:bookmark-end text:name="__DdeLink__8254_1531980701"/></text:p>
      <text:p text:style-name="P24"/>
      <text:p text:style-name="P51"/>
      <text:p text:style-name="P51"/>
      <text:p text:style-name="P51"/>
      <text:p text:style-name="P51"/>
      <text:p text:style-name="P51"/>
      <text:p text:style-name="P51"/>
      <text:p text:style-name="P51">11. <text:span text:style-name="T64">Получить перечень и общее число свободных мест на все спектакли, на конкpетный спектакль, на пpемьеpы.</text:span></text:p>
      <text:p text:style-name="P24"/>
      <text:p text:style-name="P25"><text:bookmark text:name="__DdeLink__33643_1721022830"/><text:bookmark text:name="__DdeLink__33510_1721022830"/><text:bookmark text:name="__DdeLink__8735_1372175315"/><text:span text:style-name="T1">SELECT </text:span><text:bookmark-start text:name="__DdeLink__8968_1372175315"/><text:span text:style-name="T23">t.</text:span><text:span text:style-name="T36">place</text:span><text:span text:style-name="T23">, t.</text:span><text:span text:style-name="T36">row</text:span><text:span text:style-name="T23">, r.</text:span><text:span text:style-name="T36">play_name</text:span><text:span text:style-name="T23">, r.</text:span><text:span text:style-name="T36">start_date</text:span><text:span text:style-name="T23">, r.</text:span><text:span text:style-name="T36">start_time</text:span><text:bookmark-end text:name="__DdeLink__8968_1372175315"/><text:line-break/><text:span text:style-name="T1">FROM </text:span><text:span text:style-name="T14">ticket </text:span><text:span text:style-name="T23">t</text:span><text:line-break/><text:span text:style-name="T1">INNER JOIN </text:span><text:bookmark-start text:name="__DdeLink__8970_1372175315"/><text:span text:style-name="T14">repertoire </text:span><text:span text:style-name="T23">r </text:span><text:span text:style-name="T1">on </text:span><text:span text:style-name="T23">r.</text:span><text:span text:style-name="T36">id </text:span><text:span text:style-name="T23">= t.</text:span><text:span text:style-name="T36">repertoire_play_id</text:span><text:bookmark-end text:name="__DdeLink__8970_1372175315"/><text:line-break/><text:span text:style-name="T1">WHERE </text:span><text:span text:style-name="T23">t.</text:span><text:span text:style-name="T36">is_sold </text:span><text:span text:style-name="T23">= </text:span><text:span text:style-name="T1">false AND </text:span><text:span text:style-name="T23">t.</text:span><text:span text:style-name="T36">repertoire_play_id </text:span><text:span text:style-name="T23">= some_value </text:span><text:span text:style-name="T1">AND </text:span><text:span text:style-name="T23">r.</text:span><text:span text:style-name="T36">is_premiere </text:span><text:span text:style-name="T23">= </text:span><text:span text:style-name="T1">true</text:span><text:line-break/><text:span text:style-name="T1">ORDER BY </text:span><text:bookmark-start text:name="__DdeLink__8972_1372175315"/><text:span text:style-name="T23">(r.</text:span><text:span text:style-name="T36">play_name</text:span><text:span text:style-name="T23">, r.</text:span><text:span text:style-name="T36">start_date</text:span><text:span text:style-name="T23">, r.</text:span><text:span text:style-name="T36">start_time</text:span><text:span text:style-name="T23">)</text:span><text:bookmark-end text:name="__DdeLink__8972_1372175315"/></text:p>
      <text:p text:style-name="P24"/>
      <text:p text:style-name="P25"><text:bookmark-start text:name="__DdeLink__8981_1372175315"/><text:bookmark text:name="__DdeLink__8834_1372175315"/><text:bookmark text:name="__DdeLink__33715_1721022830"/><text:bookmark text:name="__DdeLink__8838_1372175315"/><text:span text:style-name="T1">SELECT </text:span><text:span text:style-name="T23">rep.</text:span><text:span text:style-name="T36">play_name</text:span><text:span text:style-name="T23">, rep.</text:span><text:span text:style-name="T36">start_date</text:span><text:span text:style-name="T23">, rep.</text:span><text:span text:style-name="T36">start_time</text:span><text:span text:style-name="T23">, free_places</text:span><text:bookmark-end text:name="__DdeLink__8981_1372175315"/><text:line-break/><text:span text:style-name="T1">FROM </text:span><text:bookmark-start text:name="__DdeLink__8983_1372175315"/><text:span text:style-name="T14">repertoire </text:span><text:span text:style-name="T23">rep</text:span><text:bookmark-end text:name="__DdeLink__8983_1372175315"/><text:line-break/><text:span text:style-name="T1">INNER JOIN </text:span><text:span text:style-name="T23">(</text:span><text:span text:style-name="T1">SELECT </text:span><text:span text:style-name="T23">t.</text:span><text:span text:style-name="T36">repertoire_play_id</text:span><text:span text:style-name="T23">, </text:span><text:span text:style-name="T54">COUNT</text:span><text:span text:style-name="T23">(t.</text:span><text:span text:style-name="T36">repertoire_play_id</text:span><text:span text:style-name="T23">) free_places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r.</text:span><text:span text:style-name="T36">id </text:span><text:span text:style-name="T23">= t.</text:span><text:span text:style-name="T36">repertoire_play_id</text:span><text:line-break/><text:span text:style-name="T1">WHERE </text:span><text:span text:style-name="T23">t.</text:span><text:span text:style-name="T36">is_sold </text:span><text:span text:style-name="T23">= </text:span><text:span text:style-name="T1">false AND </text:span><text:span text:style-name="T23">t.</text:span><text:span text:style-name="T36">repertoire_play_id </text:span><text:span text:style-name="T23">= some_value </text:span><text:span text:style-name="T1">AND </text:span><text:span text:style-name="T23">r.</text:span><text:span text:style-name="T36">is_premiere </text:span><text:span text:style-name="T23">= </text:span><text:span text:style-name="T1">true</text:span><text:line-break/><text:span text:style-name="T1">GROUP BY </text:span><text:bookmark-start text:name="__DdeLink__8976_1372175315"/><text:span text:style-name="T23">t.</text:span><text:span text:style-name="T36">repertoire_play_id</text:span><text:span text:style-name="T23">)</text:span><text:bookmark-end text:name="__DdeLink__8976_1372175315"/><text:span text:style-name="T23"> </text:span><text:span text:style-name="T1">as </text:span><text:span text:style-name="T23">ea </text:span><text:span text:style-name="T1">ON </text:span><text:span text:style-name="T23">rep.</text:span><text:span text:style-name="T36">id </text:span><text:span text:style-name="T23">= </text:span><text:bookmark-start text:name="__DdeLink__8985_1372175315"/><text:span text:style-name="T23">ea.</text:span><text:span text:style-name="T36">repertoire_play_id</text:span><text:bookmark-end text:name="__DdeLink__8985_1372175315"/><text:span text:style-name="T23">;</text:span></text:p>
      <text:p text:style-name="P24"/>
      <text:p text:style-name="P25"><text:bookmark-start text:name="__DdeLink__33584_1721022830"/><text:span text:style-name="T1">SELECT </text:span><text:span text:style-name="T23">t.</text:span><text:span text:style-name="T36">place</text:span><text:span text:style-name="T23">, t.</text:span><text:span text:style-name="T36">row</text:span><text:span text:style-name="T23">, r.</text:span><text:span text:style-name="T36">play_name</text:span><text:span text:style-name="T23">, r.</text:span><text:span text:style-name="T36">start_date</text:span><text:span text:style-name="T23">, r.</text:span><text:span text:style-name="T36">start_time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r.</text:span><text:span text:style-name="T36">id </text:span><text:span text:style-name="T23">= t.</text:span><text:span text:style-name="T36">repertoire_play_id</text:span><text:line-break/><text:span text:style-name="T1">WHERE </text:span><text:span text:style-name="T23">t.</text:span><text:span text:style-name="T36">is_sold </text:span><text:span text:style-name="T23">= </text:span><text:span text:style-name="T1">false AND </text:span><text:span text:style-name="T23">t.</text:span><text:span text:style-name="T36">repertoire_play_id </text:span><text:span text:style-name="T23">= some_value</text:span><text:bookmark-end text:name="__DdeLink__33584_1721022830"/></text:p>
      <text:p text:style-name="P24"/>
      <text:p text:style-name="P25"><text:span text:style-name="T1">SELECT </text:span><text:span text:style-name="T54">COUNT</text:span><text:span text:style-name="T23">(t.</text:span><text:span text:style-name="T36">repertoire_play_id</text:span><text:span text:style-name="T23">) free_places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r.</text:span><text:span text:style-name="T36">id </text:span><text:span text:style-name="T23">= t.</text:span><text:span text:style-name="T36">repertoire_play_id</text:span><text:line-break/><text:span text:style-name="T1">WHERE </text:span><text:span text:style-name="T23">t.</text:span><text:span text:style-name="T36">is_sold </text:span><text:span text:style-name="T23">= </text:span><text:span text:style-name="T1">false AND </text:span><text:span text:style-name="T23">t.</text:span><text:span text:style-name="T36">repertoire_play_id </text:span><text:span text:style-name="T23">= some_value</text:span></text:p>
      <text:p text:style-name="P24"><text:soft-page-break/></text:p>
      <text:p text:style-name="P25"><text:span text:style-name="T1">SELECT </text:span><text:span text:style-name="T23">t.</text:span><text:span text:style-name="T36">place</text:span><text:span text:style-name="T23">, t.</text:span><text:span text:style-name="T36">row</text:span><text:span text:style-name="T23">, r.</text:span><text:span text:style-name="T36">play_name</text:span><text:span text:style-name="T23">, r.</text:span><text:span text:style-name="T36">start_date</text:span><text:span text:style-name="T23">, r.</text:span><text:span text:style-name="T36">start_time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r.</text:span><text:span text:style-name="T36">id </text:span><text:span text:style-name="T23">= t.</text:span><text:span text:style-name="T36">repertoire_play_id</text:span><text:line-break/><text:span text:style-name="T1">WHERE </text:span><text:span text:style-name="T23">t.</text:span><text:span text:style-name="T36">is_sold </text:span><text:span text:style-name="T23">= </text:span><text:span text:style-name="T1">false AND </text:span><text:span text:style-name="T23">r.</text:span><text:span text:style-name="T36">is_premiere </text:span><text:span text:style-name="T23">= </text:span><text:span text:style-name="T1">true</text:span></text:p>
      <text:p text:style-name="P24"/>
      <text:p text:style-name="P25"><text:span text:style-name="T1">SELECT </text:span><text:span text:style-name="T23">rep.</text:span><text:span text:style-name="T36">play_name</text:span><text:span text:style-name="T23">, rep.</text:span><text:span text:style-name="T36">start_date</text:span><text:span text:style-name="T23">, rep.</text:span><text:span text:style-name="T36">start_time</text:span><text:span text:style-name="T23">, free_places</text:span><text:line-break/><text:span text:style-name="T1">FROM </text:span><text:span text:style-name="T14">repertoire </text:span><text:span text:style-name="T23">rep</text:span><text:line-break/><text:span text:style-name="T1">INNER JOIN </text:span><text:span text:style-name="T23">(</text:span><text:span text:style-name="T1">SELECT </text:span><text:span text:style-name="T23">t.</text:span><text:span text:style-name="T36">repertoire_play_id</text:span><text:span text:style-name="T23">, </text:span><text:span text:style-name="T54">COUNT</text:span><text:span text:style-name="T23">(t.</text:span><text:span text:style-name="T36">repertoire_play_id</text:span><text:span text:style-name="T23">) free_places</text:span><text:line-break/><text:span text:style-name="T1">FROM </text:span><text:span text:style-name="T14">ticket </text:span><text:span text:style-name="T23">t</text:span><text:line-break/><text:span text:style-name="T1">INNER JOIN </text:span><text:span text:style-name="T14">repertoire </text:span><text:span text:style-name="T23">r </text:span><text:span text:style-name="T1">on </text:span><text:span text:style-name="T23">r.</text:span><text:span text:style-name="T36">id </text:span><text:span text:style-name="T23">= t.</text:span><text:span text:style-name="T36">repertoire_play_id</text:span><text:line-break/><text:span text:style-name="T1">WHERE </text:span><text:span text:style-name="T23">t.</text:span><text:span text:style-name="T36">is_sold </text:span><text:span text:style-name="T23">= </text:span><text:span text:style-name="T1">false AND </text:span><text:span text:style-name="T23">r.</text:span><text:span text:style-name="T36">is_premiere </text:span><text:span text:style-name="T23">= </text:span><text:span text:style-name="T1">true</text:span><text:line-break/><text:span text:style-name="T1">GROUP BY </text:span><text:span text:style-name="T23">t.</text:span><text:span text:style-name="T36">repertoire_play_id</text:span><text:span text:style-name="T23">) </text:span><text:span text:style-name="T1">as </text:span><text:span text:style-name="T23">ea </text:span><text:span text:style-name="T1">ON </text:span><text:span text:style-name="T23">rep.</text:span><text:span text:style-name="T36">id </text:span><text:span text:style-name="T23">= ea.</text:span><text:span text:style-name="T36">repertoire_play_id</text:span><text:span text:style-name="T23">;</text:span></text:p>
      <text:p text:style-name="P24"/>
      <text:p text:style-name="P52">12. <text:span text:style-name="T64">Получить список для указанного спектакля: актеpов, их дублеpов, имена pежисеpа-постановщика, художника-постановщика, диpижеpа-постановщика, автоpов, дату пpемъеpы.</text:span></text:p>
      <text:p text:style-name="P71"/>
      <text:p text:style-name="P53"><text:bookmark-start text:name="__DdeLink__8255_2647934528"/><text:span text:style-name="T68">SELECT </text:span><text:span text:style-name="T23">e.</text:span><text:span text:style-name="T36">name </text:span><text:span text:style-name="T23">director_name</text:span><text:line-break/><text:span text:style-name="T1">FROM </text:span><text:span text:style-name="T14">repertoire </text:span><text:span text:style-name="T23">r </text:span><text:line-break/><text:span text:style-name="T1">INNER JOIN </text:span><text:span text:style-name="T14">employee </text:span><text:span text:style-name="T23">e </text:span><text:span text:style-name="T1">ON </text:span><text:span text:style-name="T23">e.</text:span><text:span text:style-name="T36">id </text:span><text:span text:style-name="T23">= r.</text:span><text:span text:style-name="T36">director_producer_id</text:span></text:p>
      <text:p text:style-name="P72"><text:span text:style-name="T2">WHERE </text:span><text:bookmark-end text:name="__DdeLink__8255_2647934528"/><text:span text:style-name="T23">r.</text:span><text:span text:style-name="T36">id </text:span><text:span text:style-name="T23">= some_value</text:span></text:p>
      <text:p text:style-name="P71"/>
      <text:p text:style-name="P53"><text:span text:style-name="T68">SELECT </text:span><text:span text:style-name="T23">e.</text:span><text:span text:style-name="T36">name </text:span><text:span text:style-name="T23">artist_name</text:span><text:line-break/><text:span text:style-name="T1">FROM </text:span><text:span text:style-name="T14">repertoire </text:span><text:span text:style-name="T23">r</text:span><text:line-break/><text:span text:style-name="T1">INNER JOIN </text:span><text:span text:style-name="T14">employee </text:span><text:span text:style-name="T23">e </text:span><text:span text:style-name="T1">ON </text:span><text:span text:style-name="T23">e.</text:span><text:span text:style-name="T36">id </text:span><text:span text:style-name="T23">= r.</text:span><text:span text:style-name="T36">artist_producer_id</text:span></text:p>
      <text:p text:style-name="P72"><text:span text:style-name="T2">WHERE </text:span><text:span text:style-name="T23">r.</text:span><text:span text:style-name="T36">id </text:span><text:span text:style-name="T23">= some_value</text:span></text:p>
      <text:p text:style-name="P71"/>
      <text:p text:style-name="P73"><text:span text:style-name="T69">SELECT </text:span><text:span text:style-name="T27">e.</text:span><text:span text:style-name="T37">name </text:span><text:span text:style-name="T27">conductor_name</text:span><text:span text:style-name="T71"><text:line-break/></text:span><text:span text:style-name="T2">FROM </text:span><text:span text:style-name="T15">repertoire </text:span><text:span text:style-name="T27">r</text:span><text:span text:style-name="T71"><text:line-break/></text:span><text:span text:style-name="T2">INNER JOIN </text:span><text:span text:style-name="T15">employee </text:span><text:span text:style-name="T27">e </text:span><text:span text:style-name="T2">ON </text:span><text:span text:style-name="T27">e.</text:span><text:span text:style-name="T37">id </text:span><text:span text:style-name="T27">= r.</text:span><text:span text:style-name="T37">conductor_producer_id</text:span><text:span text:style-name="T71"><text:line-break/></text:span><text:span text:style-name="T2">WHERE </text:span><text:span text:style-name="T26">r.</text:span><text:span text:style-name="T36">id </text:span><text:span text:style-name="T23">= some_value</text:span></text:p>
      <text:p text:style-name="P71"/>
      <text:p text:style-name="P73"><text:span text:style-name="T69">SELECT </text:span><text:span text:style-name="T27">a.</text:span><text:span text:style-name="T37">surname</text:span><text:span text:style-name="T27">, a.</text:span><text:span text:style-name="T37">name</text:span><text:span text:style-name="T27">, a.</text:span><text:span text:style-name="T37">third_name</text:span><text:span text:style-name="T71"><text:line-break/></text:span><text:span text:style-name="T2">FROM </text:span><text:span text:style-name="T15">repertoire </text:span><text:span text:style-name="T27">r</text:span><text:span text:style-name="T71"><text:line-break/></text:span><text:bookmark-start text:name="__DdeLink__8298_2647934528"/><text:span text:style-name="T2">INNER JOIN </text:span><text:span text:style-name="T15">play </text:span><text:span text:style-name="T27">p </text:span><text:span text:style-name="T2">on </text:span><text:span text:style-name="T27">r.</text:span><text:span text:style-name="T37">play_name </text:span><text:span text:style-name="T27">= p.</text:span><text:span text:style-name="T37">name</text:span><text:bookmark-end text:name="__DdeLink__8298_2647934528"/><text:span text:style-name="T71"><text:line-break/></text:span><text:bookmark-start text:name="__DdeLink__8300_2647934528"/><text:span text:style-name="T2">INNER JOIN </text:span><text:span text:style-name="T15">author </text:span><text:span text:style-name="T27">a </text:span><text:span text:style-name="T2">on </text:span><text:span text:style-name="T27">p.</text:span><text:span text:style-name="T37">author_id </text:span><text:span text:style-name="T27">= a.</text:span><text:span text:style-name="T37">id</text:span><text:bookmark-end text:name="__DdeLink__8300_2647934528"/><text:span text:style-name="T71"><text:line-break/></text:span><text:span text:style-name="T2">WHERE </text:span><text:span text:style-name="T23">r.</text:span><text:span text:style-name="T36">id </text:span><text:span text:style-name="T23">= some_value</text:span></text:p>
      <text:p text:style-name="P71"/>
      <text:p text:style-name="P71"/>
      <text:p text:style-name="P74"><text:bookmark-start text:name="__DdeLink__8302_2647934528"/><text:span text:style-name="T69">SELECT </text:span><text:span text:style-name="T27">r2ad.actor_surname, r2ad.actor_name, r2ad.actor_third_name,</text:span><text:span text:style-name="T71"><text:line-break/></text:span><text:span text:style-name="T27"> <text:s text:c="6"/>e.</text:span><text:span text:style-name="T37">surname </text:span><text:span text:style-name="T27">dub_surname, e.</text:span><text:span text:style-name="T37">name </text:span><text:span text:style-name="T27">dub_name, e.</text:span><text:span text:style-name="T37">third_name </text:span><text:span text:style-name="T27">dub_third_name</text:span><text:span text:style-name="T71"><text:line-break/></text:span><text:span text:style-name="T2">FROM </text:span><text:span text:style-name="T27">(</text:span><text:span text:style-name="T2">SELECT </text:span><text:span text:style-name="T27">r2are.</text:span><text:span text:style-name="T37">actor_id</text:span><text:span text:style-name="T27">, r2are.</text:span><text:span text:style-name="T37">surname </text:span><text:span text:style-name="T27">actor_surname, </text:span><text:soft-page-break/><text:span text:style-name="T27">r2are.</text:span><text:span text:style-name="T37">name </text:span><text:span text:style-name="T27">actor_name,</text:span><text:span text:style-name="T71"><text:line-break/></text:span><text:span text:style-name="T27"> <text:s text:c="6"/>r2are.</text:span><text:span text:style-name="T37">third_name </text:span><text:span text:style-name="T27">actor_third_name, dub.</text:span><text:span text:style-name="T37">actor_id </text:span><text:span text:style-name="T27">dub_actor_id</text:span><text:span text:style-name="T71"><text:line-break/></text:span><text:span text:style-name="T2">FROM </text:span><text:span text:style-name="T27">(</text:span><text:span text:style-name="T2">SELECT </text:span><text:span text:style-name="T27">afr.</text:span><text:span text:style-name="T37">actor_id</text:span><text:span text:style-name="T27">, e.</text:span><text:span text:style-name="T37">surname</text:span><text:span text:style-name="T27">, e.</text:span><text:span text:style-name="T37">name</text:span><text:span text:style-name="T27">, e.</text:span><text:span text:style-name="T37">third_name</text:span><text:span text:style-name="T27">,</text:span><text:span text:style-name="T71"><text:line-break/></text:span><text:span text:style-name="T27"> <text:s text:c="6"/>afr.</text:span><text:span text:style-name="T37">role_name</text:span><text:span text:style-name="T27">, afr.</text:span><text:span text:style-name="T37">repertoire_play_id</text:span><text:span text:style-name="T27">, r.</text:span><text:span text:style-name="T37">is_main</text:span><text:span text:style-name="T71"><text:line-break/></text:span><text:span text:style-name="T2">FROM </text:span><text:span text:style-name="T15">repertoire </text:span><text:span text:style-name="T27">r2</text:span><text:span text:style-name="T71"><text:line-break/></text:span><text:span text:style-name="T2">INNER JOIN </text:span><text:span text:style-name="T15">actor_for_role </text:span><text:span text:style-name="T27">afr </text:span><text:span text:style-name="T2">on </text:span><text:span text:style-name="T27">r2.</text:span><text:span text:style-name="T37">id </text:span><text:span text:style-name="T27">= afr.</text:span><text:span text:style-name="T37">repertoire_play_id</text:span><text:span text:style-name="T71"><text:line-break/></text:span><text:span text:style-name="T2">INNER JOIN </text:span><text:span text:style-name="T20">role </text:span><text:span text:style-name="T27">r </text:span><text:span text:style-name="T2">on </text:span><text:span text:style-name="T27">afr.</text:span><text:span text:style-name="T37">role_name </text:span><text:span text:style-name="T27">= r.</text:span><text:span text:style-name="T37">role_name</text:span><text:span text:style-name="T71"><text:line-break/></text:span><text:span text:style-name="T2">INNER JOIN </text:span><text:span text:style-name="T15">employee </text:span><text:span text:style-name="T27">e </text:span><text:span text:style-name="T2">ON </text:span><text:span text:style-name="T27">e.</text:span><text:span text:style-name="T37">id </text:span><text:span text:style-name="T27">= afr.</text:span><text:span text:style-name="T37">actor_id</text:span><text:span text:style-name="T71"><text:line-break/></text:span><text:span text:style-name="T2">WHERE </text:span><text:span text:style-name="T23">r</text:span><text:span text:style-name="T26">2</text:span><text:span text:style-name="T23">.</text:span><text:span text:style-name="T36">id </text:span><text:span text:style-name="T23">= some_value</text:span><text:span text:style-name="T27">) </text:span><text:span text:style-name="T2">as </text:span><text:span text:style-name="T27">r2are</text:span><text:span text:style-name="T71"><text:line-break/></text:span><text:span text:style-name="T2">LEFT JOIN </text:span><text:span text:style-name="T15">actor_for_role </text:span><text:span text:style-name="T27">dub </text:span><text:span text:style-name="T2">ON</text:span><text:span text:style-name="T71"><text:line-break/></text:span><text:span text:style-name="T2"> <text:s text:c="3"/></text:span><text:span text:style-name="T27">(dub.</text:span><text:span text:style-name="T37">actor_id </text:span><text:span text:style-name="T27">!= r2are.</text:span><text:span text:style-name="T37">actor_id </text:span><text:span text:style-name="T2">AND </text:span><text:span text:style-name="T27">dub.</text:span><text:span text:style-name="T37">role_name </text:span><text:span text:style-name="T27">= r2are.</text:span><text:span text:style-name="T37">role_name</text:span><text:span text:style-name="T71"><text:line-break/></text:span><text:span text:style-name="T37"> <text:s text:c="8"/></text:span><text:span text:style-name="T2">AND </text:span><text:span text:style-name="T27">dub.</text:span><text:span text:style-name="T37">repertoire_play_id </text:span><text:span text:style-name="T27">= r2are.</text:span><text:span text:style-name="T37">repertoire_play_id </text:span><text:span text:style-name="T2">AND </text:span><text:span text:style-name="T27">dub.</text:span><text:span text:style-name="T37">understudy </text:span><text:span text:style-name="T27">= </text:span><text:span text:style-name="T2">true</text:span><text:span text:style-name="T27">)) </text:span><text:span text:style-name="T2">as </text:span><text:span text:style-name="T27">r2ad</text:span><text:span text:style-name="T71"><text:line-break/></text:span><text:span text:style-name="T2">LEFT JOIN </text:span><text:span text:style-name="T15">employee </text:span><text:span text:style-name="T27">e </text:span><text:span text:style-name="T2">ON </text:span><text:span text:style-name="T27">r2ad.dub_actor_id = e.</text:span><text:span text:style-name="T37">id</text:span><text:bookmark-end text:name="__DdeLink__8302_2647934528"/></text:p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0:06:28.593951252</meta:creation-date>
    <dc:date>2023-05-14T17:53:19.322472407</dc:date>
    <meta:editing-duration>PT19H49M23S</meta:editing-duration>
    <meta:editing-cycles>106</meta:editing-cycles>
    <meta:generator>LibreOffice/7.3.7.2$Linux_X86_64 LibreOffice_project/30$Build-2</meta:generator>
    <meta:document-statistic meta:table-count="0" meta:image-count="0" meta:object-count="0" meta:page-count="25" meta:paragraph-count="99" meta:word-count="3266" meta:character-count="26356" meta:non-whitespace-character-count="21561"/>
  </office:meta>
</office:document-meta>
</file>